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0.6028in"/>
    </style:style>
    <style:style style:name="co3" style:family="table-column">
      <style:table-column-properties fo:break-before="auto" style:column-width="0.7445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6402in"/>
    </style:style>
    <style:style style:name="co6" style:family="table-column">
      <style:table-column-properties fo:break-before="auto" style:column-width="1.977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1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  <style:style style:name="ce2" style:family="table-cell" style:parent-style-name="Default" style:data-style-name="N0"/>
    <style:style style:name="ce3" style:family="table-cell" style:parent-style-name="Default" style:data-style-name="N116"/>
    <style:style style:name="ce4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empo</text:p>
          </table:table-cell>
          <table:table-cell office:value-type="string">
            <text:p>Usuário</text:p>
          </table:table-cell>
          <table:table-cell office:value-type="string">
            <text:p>Operação</text:p>
          </table:table-cell>
          <table:table-cell office:value-type="string">
            <text:p>Nº de usuários</text:p>
          </table:table-cell>
          <table:table-cell office:value-type="string">
            <text:p>Tamanho da mensagem</text:p>
          </table:table-cell>
          <table:table-cell table:number-columns-repeated="2"/>
          <table:table-cell office:value-type="string">
            <text:p>Tempo</text:p>
          </table:table-cell>
          <table:table-cell office:value-type="string">
            <text:p>Nº de usuários</text:p>
          </table:table-cell>
          <table:table-cell office:value-type="string">
            <text:p>Tamanho da mensagem</text:p>
          </table:table-cell>
        </table:table-row>
        <table:table-row table:style-name="ro1">
          <table:table-cell office:value-type="time" office:time-value="PT21H35M41.142S">
            <text:p>21:35:41.14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time" office:time-value="PT21H35M41.142S">
            <text:p>21:35:41.14</text:p>
          </table:table-cell>
          <table:table-cell office:value-type="float" office:value="8">
            <text:p>8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time" office:time-value="PT21H35M43.421S">
            <text:p>21:35:43.42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10">
            <text:p>10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time" office:time-value="PT21H35M43.421S">
            <text:p>21:35:43.42</text:p>
          </table:table-cell>
          <table:table-cell office:value-type="float" office:value="10">
            <text:p>1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time" office:time-value="PT21H35M44.991S">
            <text:p>21:35:44.99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12">
            <text:p>12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time" office:time-value="PT21H35M44.991S">
            <text:p>21:35:44.99</text:p>
          </table:table-cell>
          <table:table-cell office:value-type="float" office:value="12">
            <text:p>1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time" office:time-value="PT21H35M46.322S">
            <text:p>21:35:46.32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13">
            <text:p>13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time" office:time-value="PT21H35M46.322S">
            <text:p>21:35:46.32</text:p>
          </table:table-cell>
          <table:table-cell office:value-type="float" office:value="13">
            <text:p>13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time" office:time-value="PT21H35M47.433S">
            <text:p>21:35:47.43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time" office:time-value="PT21H35M47.433S">
            <text:p>21:35:47.43</text:p>
          </table:table-cell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time" office:time-value="PT21H35M48.323S">
            <text:p>21:35:48.32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15">
            <text:p>15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5M48.323S">
            <text:p>21:35:48.32</text:p>
          </table:table-cell>
          <table:table-cell office:value-type="float" office:value="15">
            <text:p>1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5M49.224S">
            <text:p>21:35:49.22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15">
            <text:p>15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5M49.224S">
            <text:p>21:35:49.22</text:p>
          </table:table-cell>
          <table:table-cell office:value-type="float" office:value="15">
            <text:p>15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5M50.36S">
            <text:p>21:35:50.36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time" office:time-value="PT21H35M50.36S">
            <text:p>21:35:50.36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time" office:time-value="PT21H35M50.834S">
            <text:p>21:35:50.83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time" office:time-value="PT21H35M50.834S">
            <text:p>21:35:50.83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time" office:time-value="PT21H35M51.419S">
            <text:p>21:35:51.42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17">
            <text:p>17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time" office:time-value="PT21H35M51.419S">
            <text:p>21:35:51.42</text:p>
          </table:table-cell>
          <table:table-cell office:value-type="float" office:value="17">
            <text:p>1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21H35M52.4S">
            <text:p>21:35:52.40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18">
            <text:p>18</text:p>
          </table:table-cell>
          <table:table-cell office:value-type="float" office:value="167">
            <text:p>167</text:p>
          </table:table-cell>
          <table:table-cell table:number-columns-repeated="2"/>
          <table:table-cell office:value-type="time" office:time-value="PT21H35M52.4S">
            <text:p>21:35:52.40</text:p>
          </table:table-cell>
          <table:table-cell office:value-type="float" office:value="18">
            <text:p>18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time" office:time-value="PT21H35M52.587S">
            <text:p>21:35:52.59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19">
            <text:p>19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time" office:time-value="PT21H35M52.587S">
            <text:p>21:35:52.59</text:p>
          </table:table-cell>
          <table:table-cell office:value-type="float" office:value="19">
            <text:p>19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time" office:time-value="PT21H35M53.226S">
            <text:p>21:35:53.23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19">
            <text:p>19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5M53.226S">
            <text:p>21:35:53.23</text:p>
          </table:table-cell>
          <table:table-cell office:value-type="float" office:value="19">
            <text:p>19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5M53.686S">
            <text:p>21:35:53.69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5M53.686S">
            <text:p>21:35:53.69</text:p>
          </table:table-cell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5M54.231S">
            <text:p>21:35:54.23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20">
            <text:p>2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5M54.231S">
            <text:p>21:35:54.23</text:p>
          </table:table-cell>
          <table:table-cell office:value-type="float" office:value="20">
            <text:p>2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5M54.737S">
            <text:p>21:35:54.74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20">
            <text:p>20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time" office:time-value="PT21H35M54.737S">
            <text:p>21:35:54.74</text:p>
          </table:table-cell>
          <table:table-cell office:value-type="float" office:value="20">
            <text:p>2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time" office:time-value="PT21H35M55.14S">
            <text:p>21:35:55.14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21">
            <text:p>21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time" office:time-value="PT21H35M55.14S">
            <text:p>21:35:55.14</text:p>
          </table:table-cell>
          <table:table-cell office:value-type="float" office:value="21">
            <text:p>2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time" office:time-value="PT21H35M55.637S">
            <text:p>21:35:55.64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21">
            <text:p>21</text:p>
          </table:table-cell>
          <table:table-cell office:value-type="float" office:value="175">
            <text:p>175</text:p>
          </table:table-cell>
          <table:table-cell table:number-columns-repeated="2"/>
          <table:table-cell office:value-type="time" office:time-value="PT21H35M55.637S">
            <text:p>21:35:55.64</text:p>
          </table:table-cell>
          <table:table-cell office:value-type="float" office:value="21">
            <text:p>2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time" office:time-value="PT21H35M56.3S">
            <text:p>21:35:56.30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22">
            <text:p>22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time" office:time-value="PT21H35M56.3S">
            <text:p>21:35:56.30</text:p>
          </table:table-cell>
          <table:table-cell office:value-type="float" office:value="22">
            <text:p>2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time" office:time-value="PT21H35M56.443S">
            <text:p>21:35:56.44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time" office:time-value="PT21H35M56.443S">
            <text:p>21:35:56.44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time" office:time-value="PT21H35M56.849S">
            <text:p>21:35:56.85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22">
            <text:p>22</text:p>
          </table:table-cell>
          <table:table-cell office:value-type="float" office:value="167">
            <text:p>167</text:p>
          </table:table-cell>
          <table:table-cell table:number-columns-repeated="2"/>
          <table:table-cell office:value-type="time" office:time-value="PT21H35M56.849S">
            <text:p>21:35:56.85</text:p>
          </table:table-cell>
          <table:table-cell office:value-type="float" office:value="22">
            <text:p>22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time" office:time-value="PT21H35M57.232S">
            <text:p>21:35:57.23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23">
            <text:p>2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time" office:time-value="PT21H35M57.232S">
            <text:p>21:35:57.23</text:p>
          </table:table-cell>
          <table:table-cell office:value-type="float" office:value="23">
            <text:p>23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time" office:time-value="PT21H35M57.641S">
            <text:p>21:35:57.64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23">
            <text:p>23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5M57.641S">
            <text:p>21:35:57.64</text:p>
          </table:table-cell>
          <table:table-cell office:value-type="float" office:value="23">
            <text:p>23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5M57.951S">
            <text:p>21:35:57.95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 table:number-columns-repeated="2"/>
          <table:table-cell office:value-type="time" office:time-value="PT21H35M57.951S">
            <text:p>21:35:57.95</text:p>
          </table:table-cell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time" office:time-value="PT21H35M58.332S">
            <text:p>21:35:58.33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24">
            <text:p>24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time" office:time-value="PT21H35M58.332S">
            <text:p>21:35:58.33</text:p>
          </table:table-cell>
          <table:table-cell office:value-type="float" office:value="24">
            <text:p>24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21H35M58.745S">
            <text:p>21:35:58.75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5M58.745S">
            <text:p>21:35:58.75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5M59.297S">
            <text:p>21:35:59.30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25">
            <text:p>25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5M59.48S">
            <text:p>21:35:59.48</text:p>
          </table:table-cell>
          <table:table-cell office:value-type="float" office:value="24">
            <text:p>2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time" office:time-value="PT21H35M59.48S">
            <text:p>21:35:59.48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24">
            <text:p>24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time" office:time-value="PT21H35M59.297S">
            <text:p>21:35:59.30</text:p>
          </table:table-cell>
          <table:table-cell office:value-type="float" office:value="25">
            <text:p>25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5M59.741S">
            <text:p>21:35:59.74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25">
            <text:p>25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time" office:time-value="PT21H35M59.741S">
            <text:p>21:35:59.74</text:p>
          </table:table-cell>
          <table:table-cell office:value-type="float" office:value="25">
            <text:p>25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time" office:time-value="PT21H36M00.241S">
            <text:p>21:36:00.24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25">
            <text:p>25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time" office:time-value="PT21H36M00.37S">
            <text:p>21:36:00.37</text:p>
          </table:table-cell>
          <table:table-cell office:value-type="float" office:value="25">
            <text:p>25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time" office:time-value="PT21H36M00.37S">
            <text:p>21:36:00.37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25">
            <text:p>25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time" office:time-value="PT21H36M00.241S">
            <text:p>21:36:00.24</text:p>
          </table:table-cell>
          <table:table-cell office:value-type="float" office:value="25">
            <text:p>2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time" office:time-value="PT21H36M00.636S">
            <text:p>21:36:00.64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time" office:time-value="PT21H36M00.636S">
            <text:p>21:36:00.64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time" office:time-value="PT21H36M00.941S">
            <text:p>21:36:00.94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time" office:time-value="PT21H36M00.941S">
            <text:p>21:36:00.94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time" office:time-value="PT21H36M01.14S">
            <text:p>21:36:01.14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6M01.14S">
            <text:p>21:36:01.14</text:p>
          </table:table-cell>
          <table:table-cell office:value-type="float" office:value="26">
            <text:p>26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6M01.462S">
            <text:p>21:36:01.46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time" office:time-value="PT21H36M01.462S">
            <text:p>21:36:01.46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time" office:time-value="PT21H36M02.253S">
            <text:p>21:36:02.25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27">
            <text:p>27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time" office:time-value="PT21H36M01.785S">
            <text:p>21:36:01.79</text:p>
          </table:table-cell>
          <table:table-cell office:value-type="float" office:value="27">
            <text:p>27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time" office:time-value="PT21H36M02.53S">
            <text:p>21:36:02.53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28">
            <text:p>28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time" office:time-value="PT21H36M02.54S">
            <text:p>21:36:02.54</text:p>
          </table:table-cell>
          <table:table-cell office:value-type="float" office:value="27">
            <text:p>2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time" office:time-value="PT21H36M02.54S">
            <text:p>21:36:02.54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27">
            <text:p>27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time" office:time-value="PT21H36M02.253S">
            <text:p>21:36:02.25</text:p>
          </table:table-cell>
          <table:table-cell office:value-type="float" office:value="27">
            <text:p>2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time" office:time-value="PT21H36M02.855S">
            <text:p>21:36:02.86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28">
            <text:p>28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time" office:time-value="PT21H36M02.53S">
            <text:p>21:36:02.53</text:p>
          </table:table-cell>
          <table:table-cell office:value-type="float" office:value="28">
            <text:p>2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time" office:time-value="PT21H36M03.332S">
            <text:p>21:36:03.33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28">
            <text:p>28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6M02.855S">
            <text:p>21:36:02.86</text:p>
          </table:table-cell>
          <table:table-cell office:value-type="float" office:value="28">
            <text:p>2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time" office:time-value="PT21H36M03.52S">
            <text:p>21:36:03.52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28">
            <text:p>28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time" office:time-value="PT21H36M03.52S">
            <text:p>21:36:03.52</text:p>
          </table:table-cell>
          <table:table-cell office:value-type="float" office:value="28">
            <text:p>28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time" office:time-value="PT21H36M03.546S">
            <text:p>21:36:03.55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28">
            <text:p>28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time" office:time-value="PT21H36M03.332S">
            <text:p>21:36:03.33</text:p>
          </table:table-cell>
          <table:table-cell office:value-type="float" office:value="28">
            <text:p>28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6M03.796S">
            <text:p>21:36:03.80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29">
            <text:p>29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time" office:time-value="PT21H36M03.546S">
            <text:p>21:36:03.55</text:p>
          </table:table-cell>
          <table:table-cell office:value-type="float" office:value="28">
            <text:p>28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time" office:time-value="PT21H36M04.238S">
            <text:p>21:36:04.24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time" office:time-value="PT21H36M03.796S">
            <text:p>21:36:03.80</text:p>
          </table:table-cell>
          <table:table-cell office:value-type="float" office:value="29">
            <text:p>2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time" office:time-value="PT21H36M04.46S">
            <text:p>21:36:04.46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29">
            <text:p>29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time" office:time-value="PT21H36M04.46S">
            <text:p>21:36:04.46</text:p>
          </table:table-cell>
          <table:table-cell office:value-type="float" office:value="29">
            <text:p>29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time" office:time-value="PT21H36M04.53S">
            <text:p>21:36:04.53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29">
            <text:p>29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time" office:time-value="PT21H36M04.238S">
            <text:p>21:36:04.24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time" office:time-value="PT21H36M04.772S">
            <text:p>21:36:04.77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time" office:time-value="PT21H36M04.53S">
            <text:p>21:36:04.53</text:p>
          </table:table-cell>
          <table:table-cell office:value-type="float" office:value="29">
            <text:p>29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time" office:time-value="PT21H36M04.959S">
            <text:p>21:36:04.96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30">
            <text:p>3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6M04.772S">
            <text:p>21:36:04.77</text:p>
          </table:table-cell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time" office:time-value="PT21H36M05.16S">
            <text:p>21:36:05.16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30">
            <text:p>3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6M04.959S">
            <text:p>21:36:04.96</text:p>
          </table:table-cell>
          <table:table-cell office:value-type="float" office:value="30">
            <text:p>3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6M05.441S">
            <text:p>21:36:05.44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6M05.16S">
            <text:p>21:36:05.16</text:p>
          </table:table-cell>
          <table:table-cell office:value-type="float" office:value="30">
            <text:p>3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6M05.637S">
            <text:p>21:36:05.64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time" office:time-value="PT21H36M05.441S">
            <text:p>21:36:05.44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6M05.803S">
            <text:p>21:36:05.80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31">
            <text:p>31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6M05.637S">
            <text:p>21:36:05.64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time" office:time-value="PT21H36M06.21S">
            <text:p>21:36:06.21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31">
            <text:p>31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time" office:time-value="PT21H36M05.803S">
            <text:p>21:36:05.80</text:p>
          </table:table-cell>
          <table:table-cell office:value-type="float" office:value="31">
            <text:p>31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6M06.265S">
            <text:p>21:36:06.27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31">
            <text:p>31</text:p>
          </table:table-cell>
          <table:table-cell office:value-type="float" office:value="185">
            <text:p>185</text:p>
          </table:table-cell>
          <table:table-cell table:number-columns-repeated="2"/>
          <table:table-cell office:value-type="time" office:time-value="PT21H36M06.21S">
            <text:p>21:36:06.21</text:p>
          </table:table-cell>
          <table:table-cell office:value-type="float" office:value="31">
            <text:p>3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time" office:time-value="PT21H36M06.459S">
            <text:p>21:36:06.46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time" office:time-value="PT21H36M06.265S">
            <text:p>21:36:06.27</text:p>
          </table:table-cell>
          <table:table-cell office:value-type="float" office:value="31">
            <text:p>31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time" office:time-value="PT21H36M06.662S">
            <text:p>21:36:06.66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6M06.459S">
            <text:p>21:36:06.46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time" office:time-value="PT21H36M06.862S">
            <text:p>21:36:06.86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31">
            <text:p>31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time" office:time-value="PT21H36M06.662S">
            <text:p>21:36:06.66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6M07.17S">
            <text:p>21:36:07.17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32">
            <text:p>32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time" office:time-value="PT21H36M06.862S">
            <text:p>21:36:06.86</text:p>
          </table:table-cell>
          <table:table-cell office:value-type="float" office:value="31">
            <text:p>3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time" office:time-value="PT21H36M07.245S">
            <text:p>21:36:07.25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time" office:time-value="PT21H36M07.17S">
            <text:p>21:36:07.17</text:p>
          </table:table-cell>
          <table:table-cell office:value-type="float" office:value="32">
            <text:p>3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time" office:time-value="PT21H36M07.446S">
            <text:p>21:36:07.45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time" office:time-value="PT21H36M07.245S">
            <text:p>21:36:07.25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time" office:time-value="PT21H36M07.67S">
            <text:p>21:36:07.67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time" office:time-value="PT21H36M07.446S">
            <text:p>21:36:07.45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time" office:time-value="PT21H36M07.866S">
            <text:p>21:36:07.87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6M07.67S">
            <text:p>21:36:07.67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time" office:time-value="PT21H36M08.355S">
            <text:p>21:36:08.36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33">
            <text:p>33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time" office:time-value="PT21H36M07.866S">
            <text:p>21:36:07.87</text:p>
          </table:table-cell>
          <table:table-cell office:value-type="float" office:value="32">
            <text:p>32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6M08.51S">
            <text:p>21:36:08.51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33">
            <text:p>33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time" office:time-value="PT21H36M08.51S">
            <text:p>21:36:08.51</text:p>
          </table:table-cell>
          <table:table-cell office:value-type="float" office:value="33">
            <text:p>33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time" office:time-value="PT21H36M08.552S">
            <text:p>21:36:08.55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33">
            <text:p>3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time" office:time-value="PT21H36M08.185S">
            <text:p>21:36:08.19</text:p>
          </table:table-cell>
          <table:table-cell office:value-type="float" office:value="33">
            <text:p>33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time" office:time-value="PT21H36M08.76S">
            <text:p>21:36:08.76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33">
            <text:p>33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6M08.355S">
            <text:p>21:36:08.36</text:p>
          </table:table-cell>
          <table:table-cell office:value-type="float" office:value="33">
            <text:p>33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time" office:time-value="PT21H36M08.964S">
            <text:p>21:36:08.96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33">
            <text:p>33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6M08.552S">
            <text:p>21:36:08.55</text:p>
          </table:table-cell>
          <table:table-cell office:value-type="float" office:value="33">
            <text:p>33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time" office:time-value="PT21H36M09.278S">
            <text:p>21:36:09.28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34">
            <text:p>34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time" office:time-value="PT21H36M08.76S">
            <text:p>21:36:08.76</text:p>
          </table:table-cell>
          <table:table-cell office:value-type="float" office:value="33">
            <text:p>33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6M09.463S">
            <text:p>21:36:09.46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34">
            <text:p>34</text:p>
          </table:table-cell>
          <table:table-cell office:value-type="float" office:value="157">
            <text:p>157</text:p>
          </table:table-cell>
          <table:table-cell table:number-columns-repeated="2"/>
          <table:table-cell office:value-type="time" office:time-value="PT21H36M08.964S">
            <text:p>21:36:08.96</text:p>
          </table:table-cell>
          <table:table-cell office:value-type="float" office:value="33">
            <text:p>33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6M09.656S">
            <text:p>21:36:09.66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34">
            <text:p>34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time" office:time-value="PT21H36M09.76S">
            <text:p>21:36:09.76</text:p>
          </table:table-cell>
          <table:table-cell office:value-type="float" office:value="33">
            <text:p>33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time" office:time-value="PT21H36M09.76S">
            <text:p>21:36:09.76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33">
            <text:p>33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time" office:time-value="PT21H36M09.278S">
            <text:p>21:36:09.28</text:p>
          </table:table-cell>
          <table:table-cell office:value-type="float" office:value="34">
            <text:p>3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time" office:time-value="PT21H36M09.879S">
            <text:p>21:36:09.88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34">
            <text:p>34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6M09.463S">
            <text:p>21:36:09.46</text:p>
          </table:table-cell>
          <table:table-cell office:value-type="float" office:value="34">
            <text:p>34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time" office:time-value="PT21H36M09.966S">
            <text:p>21:36:09.97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34">
            <text:p>34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time" office:time-value="PT21H36M09.656S">
            <text:p>21:36:09.66</text:p>
          </table:table-cell>
          <table:table-cell office:value-type="float" office:value="34">
            <text:p>3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time" office:time-value="PT21H36M10.179S">
            <text:p>21:36:10.18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34">
            <text:p>34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time" office:time-value="PT21H36M09.879S">
            <text:p>21:36:09.88</text:p>
          </table:table-cell>
          <table:table-cell office:value-type="float" office:value="34">
            <text:p>34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6M10.267S">
            <text:p>21:36:10.27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35">
            <text:p>35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time" office:time-value="PT21H36M09.966S">
            <text:p>21:36:09.97</text:p>
          </table:table-cell>
          <table:table-cell office:value-type="float" office:value="34">
            <text:p>34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time" office:time-value="PT21H36M10.418S">
            <text:p>21:36:10.42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time" office:time-value="PT21H36M10.179S">
            <text:p>21:36:10.18</text:p>
          </table:table-cell>
          <table:table-cell office:value-type="float" office:value="34">
            <text:p>34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time" office:time-value="PT21H36M10.664S">
            <text:p>21:36:10.66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35">
            <text:p>35</text:p>
          </table:table-cell>
          <table:table-cell office:value-type="float" office:value="149">
            <text:p>149</text:p>
          </table:table-cell>
          <table:table-cell table:number-columns-repeated="2"/>
          <table:table-cell office:value-type="time" office:time-value="PT21H36M10.267S">
            <text:p>21:36:10.27</text:p>
          </table:table-cell>
          <table:table-cell office:value-type="float" office:value="35">
            <text:p>35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time" office:time-value="PT21H36M10.868S">
            <text:p>21:36:10.87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35">
            <text:p>35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time" office:time-value="PT21H36M10.418S">
            <text:p>21:36:10.42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time" office:time-value="PT21H36M10.948S">
            <text:p>21:36:10.95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35">
            <text:p>35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time" office:time-value="PT21H36M10.664S">
            <text:p>21:36:10.66</text:p>
          </table:table-cell>
          <table:table-cell office:value-type="float" office:value="35">
            <text:p>3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time" office:time-value="PT21H36M11.14S">
            <text:p>21:36:11.14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35">
            <text:p>35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time" office:time-value="PT21H36M10.868S">
            <text:p>21:36:10.87</text:p>
          </table:table-cell>
          <table:table-cell office:value-type="float" office:value="35">
            <text:p>3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time" office:time-value="PT21H36M11.251S">
            <text:p>21:36:11.25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time" office:time-value="PT21H36M10.948S">
            <text:p>21:36:10.95</text:p>
          </table:table-cell>
          <table:table-cell office:value-type="float" office:value="35">
            <text:p>35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time" office:time-value="PT21H36M11.475S">
            <text:p>21:36:11.48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time" office:time-value="PT21H36M11.14S">
            <text:p>21:36:11.14</text:p>
          </table:table-cell>
          <table:table-cell office:value-type="float" office:value="35">
            <text:p>3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time" office:time-value="PT21H36M11.611S">
            <text:p>21:36:11.61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6M11.251S">
            <text:p>21:36:11.25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time" office:time-value="PT21H36M11.763S">
            <text:p>21:36:11.76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36">
            <text:p>36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time" office:time-value="PT21H36M11.475S">
            <text:p>21:36:11.48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time" office:time-value="PT21H36M11.978S">
            <text:p>21:36:11.98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time" office:time-value="PT21H36M11.611S">
            <text:p>21:36:11.61</text:p>
          </table:table-cell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6M12.177S">
            <text:p>21:36:12.18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36">
            <text:p>36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6M11.763S">
            <text:p>21:36:11.76</text:p>
          </table:table-cell>
          <table:table-cell office:value-type="float" office:value="36">
            <text:p>3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time" office:time-value="PT21H36M12.361S">
            <text:p>21:36:12.36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36">
            <text:p>36</text:p>
          </table:table-cell>
          <table:table-cell office:value-type="float" office:value="159">
            <text:p>159</text:p>
          </table:table-cell>
          <table:table-cell table:number-columns-repeated="2"/>
          <table:table-cell office:value-type="time" office:time-value="PT21H36M11.978S">
            <text:p>21:36:11.9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time" office:time-value="PT21H36M12.37S">
            <text:p>21:36:12.37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36">
            <text:p>36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6M12.37S">
            <text:p>21:36:12.37</text:p>
          </table:table-cell>
          <table:table-cell office:value-type="float" office:value="36">
            <text:p>3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6M12.455S">
            <text:p>21:36:12.46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37">
            <text:p>37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time" office:time-value="PT21H36M12.177S">
            <text:p>21:36:12.18</text:p>
          </table:table-cell>
          <table:table-cell office:value-type="float" office:value="36">
            <text:p>36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6M12.627S">
            <text:p>21:36:12.63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time" office:time-value="PT21H36M12.361S">
            <text:p>21:36:12.36</text:p>
          </table:table-cell>
          <table:table-cell office:value-type="float" office:value="36">
            <text:p>36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time" office:time-value="PT21H36M12.875S">
            <text:p>21:36:12.88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6M12.455S">
            <text:p>21:36:12.46</text:p>
          </table:table-cell>
          <table:table-cell office:value-type="float" office:value="37">
            <text:p>3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time" office:time-value="PT21H36M12.952S">
            <text:p>21:36:12.95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37">
            <text:p>37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time" office:time-value="PT21H36M12.627S">
            <text:p>21:36:12.63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time" office:time-value="PT21H36M13.259S">
            <text:p>21:36:13.26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37">
            <text:p>37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6M12.875S">
            <text:p>21:36:12.88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6M13.368S">
            <text:p>21:36:13.37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37">
            <text:p>37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6M12.952S">
            <text:p>21:36:12.95</text:p>
          </table:table-cell>
          <table:table-cell office:value-type="float" office:value="37">
            <text:p>37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time" office:time-value="PT21H36M13.54S">
            <text:p>21:36:13.54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38">
            <text:p>38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time" office:time-value="PT21H36M13.76S">
            <text:p>21:36:13.76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time" office:time-value="PT21H36M13.725S">
            <text:p>21:36:13.73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38">
            <text:p>38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time" office:time-value="PT21H36M13.259S">
            <text:p>21:36:13.26</text:p>
          </table:table-cell>
          <table:table-cell office:value-type="float" office:value="37">
            <text:p>3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6M13.76S">
            <text:p>21:36:13.76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time" office:time-value="PT21H36M13.368S">
            <text:p>21:36:13.37</text:p>
          </table:table-cell>
          <table:table-cell office:value-type="float" office:value="37">
            <text:p>37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6M13.886S">
            <text:p>21:36:13.89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38">
            <text:p>38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time" office:time-value="PT21H36M13.54S">
            <text:p>21:36:13.54</text:p>
          </table:table-cell>
          <table:table-cell office:value-type="float" office:value="38">
            <text:p>3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time" office:time-value="PT21H36M13.959S">
            <text:p>21:36:13.96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38">
            <text:p>38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time" office:time-value="PT21H36M13.725S">
            <text:p>21:36:13.73</text:p>
          </table:table-cell>
          <table:table-cell office:value-type="float" office:value="38">
            <text:p>3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time" office:time-value="PT21H36M14.243S">
            <text:p>21:36:14.24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38">
            <text:p>38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time" office:time-value="PT21H36M13.886S">
            <text:p>21:36:13.89</text:p>
          </table:table-cell>
          <table:table-cell office:value-type="float" office:value="38">
            <text:p>38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time" office:time-value="PT21H36M14.4S">
            <text:p>21:36:14.40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38">
            <text:p>38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time" office:time-value="PT21H36M13.959S">
            <text:p>21:36:13.96</text:p>
          </table:table-cell>
          <table:table-cell office:value-type="float" office:value="38">
            <text:p>38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time" office:time-value="PT21H36M14.477S">
            <text:p>21:36:14.48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38">
            <text:p>38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time" office:time-value="PT21H36M14.6S">
            <text:p>21:36:14.60</text:p>
          </table:table-cell>
          <table:table-cell office:value-type="float" office:value="38">
            <text:p>38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21H36M14.569S">
            <text:p>21:36:14.57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38">
            <text:p>38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time" office:time-value="PT21H36M14.243S">
            <text:p>21:36:14.24</text:p>
          </table:table-cell>
          <table:table-cell office:value-type="float" office:value="38">
            <text:p>38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21H36M14.6S">
            <text:p>21:36:14.60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38">
            <text:p>38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time" office:time-value="PT21H36M14.4S">
            <text:p>21:36:14.40</text:p>
          </table:table-cell>
          <table:table-cell office:value-type="float" office:value="38">
            <text:p>38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time" office:time-value="PT21H36M14.883S">
            <text:p>21:36:14.88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time" office:time-value="PT21H36M14.477S">
            <text:p>21:36:14.48</text:p>
          </table:table-cell>
          <table:table-cell office:value-type="float" office:value="38">
            <text:p>38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time" office:time-value="PT21H36M15.168S">
            <text:p>21:36:15.17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39">
            <text:p>39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time" office:time-value="PT21H36M14.569S">
            <text:p>21:36:14.57</text:p>
          </table:table-cell>
          <table:table-cell office:value-type="float" office:value="38">
            <text:p>38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time" office:time-value="PT21H36M15.287S">
            <text:p>21:36:15.2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39">
            <text:p>39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time" office:time-value="PT21H36M14.789S">
            <text:p>21:36:14.79</text:p>
          </table:table-cell>
          <table:table-cell office:value-type="float" office:value="39">
            <text:p>39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time" office:time-value="PT21H36M15.451S">
            <text:p>21:36:15.45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39">
            <text:p>39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time" office:time-value="PT21H36M14.883S">
            <text:p>21:36:14.8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time" office:time-value="PT21H36M15.48S">
            <text:p>21:36:15.48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39">
            <text:p>39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time" office:time-value="PT21H36M15.48S">
            <text:p>21:36:15.48</text:p>
          </table:table-cell>
          <table:table-cell office:value-type="float" office:value="39">
            <text:p>39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time" office:time-value="PT21H36M15.569S">
            <text:p>21:36:15.57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39">
            <text:p>39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time" office:time-value="PT21H36M15.168S">
            <text:p>21:36:15.17</text:p>
          </table:table-cell>
          <table:table-cell office:value-type="float" office:value="39">
            <text:p>39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time" office:time-value="PT21H36M15.655S">
            <text:p>21:36:15.66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39">
            <text:p>39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time" office:time-value="PT21H36M15.287S">
            <text:p>21:36:15.29</text:p>
          </table:table-cell>
          <table:table-cell office:value-type="float" office:value="39">
            <text:p>3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time" office:time-value="PT21H36M15.883S">
            <text:p>21:36:15.88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time" office:time-value="PT21H36M15.451S">
            <text:p>21:36:15.45</text:p>
          </table:table-cell>
          <table:table-cell office:value-type="float" office:value="39">
            <text:p>39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time" office:time-value="PT21H36M15.953S">
            <text:p>21:36:15.95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time" office:time-value="PT21H36M15.569S">
            <text:p>21:36:15.57</text:p>
          </table:table-cell>
          <table:table-cell office:value-type="float" office:value="39">
            <text:p>39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time" office:time-value="PT21H36M16.169S">
            <text:p>21:36:16.17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time" office:time-value="PT21H36M15.655S">
            <text:p>21:36:15.66</text:p>
          </table:table-cell>
          <table:table-cell office:value-type="float" office:value="39">
            <text:p>39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time" office:time-value="PT21H36M16.269S">
            <text:p>21:36:16.27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time" office:time-value="PT21H36M15.883S">
            <text:p>21:36:15.88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time" office:time-value="PT21H36M16.33S">
            <text:p>21:36:16.33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time" office:time-value="PT21H36M15.953S">
            <text:p>21:36:15.95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time" office:time-value="PT21H36M16.455S">
            <text:p>21:36:16.46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time" office:time-value="PT21H36M16.33S">
            <text:p>21:36:16.33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time" office:time-value="PT21H36M16.571S">
            <text:p>21:36:16.57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time" office:time-value="PT21H36M16.169S">
            <text:p>21:36:16.17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time" office:time-value="PT21H36M16.685S">
            <text:p>21:36:16.69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6M16.269S">
            <text:p>21:36:16.27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time" office:time-value="PT21H36M16.774S">
            <text:p>21:36:16.77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time" office:time-value="PT21H36M16.455S">
            <text:p>21:36:16.46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time" office:time-value="PT21H36M16.888S">
            <text:p>21:36:16.89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time" office:time-value="PT21H36M16.571S">
            <text:p>21:36:16.57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time" office:time-value="PT21H36M17.17S">
            <text:p>21:36:17.17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time" office:time-value="PT21H36M16.685S">
            <text:p>21:36:16.69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6M17.171S">
            <text:p>21:36:17.17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time" office:time-value="PT21H36M16.774S">
            <text:p>21:36:16.77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time" office:time-value="PT21H36M17.267S">
            <text:p>21:36:17.27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time" office:time-value="PT21H36M16.888S">
            <text:p>21:36:16.89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time" office:time-value="PT21H36M17.388S">
            <text:p>21:36:17.39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time" office:time-value="PT21H36M17.17S">
            <text:p>21:36:17.17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time" office:time-value="PT21H36M17.554S">
            <text:p>21:36:17.55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6M17.171S">
            <text:p>21:36:17.17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time" office:time-value="PT21H36M17.668S">
            <text:p>21:36:17.67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time" office:time-value="PT21H36M17.267S">
            <text:p>21:36:17.27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time" office:time-value="PT21H36M17.747S">
            <text:p>21:36:17.75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time" office:time-value="PT21H36M17.388S">
            <text:p>21:36:17.39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21H36M18.13S">
            <text:p>21:36:18.13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time" office:time-value="PT21H36M17.554S">
            <text:p>21:36:17.55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6M18.159S">
            <text:p>21:36:18.16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time" office:time-value="PT21H36M17.668S">
            <text:p>21:36:17.67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time" office:time-value="PT21H36M18.247S">
            <text:p>21:36:18.25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time" office:time-value="PT21H36M17.747S">
            <text:p>21:36:17.75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time" office:time-value="PT21H36M18.386S">
            <text:p>21:36:18.39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time" office:time-value="PT21H36M17.887S">
            <text:p>21:36:17.89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21H36M18.482S">
            <text:p>21:36:18.48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  <table:table-cell table:number-columns-repeated="2"/>
          <table:table-cell office:value-type="time" office:time-value="PT21H36M18.13S">
            <text:p>21:36:18.13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time" office:time-value="PT21H36M18.657S">
            <text:p>21:36:18.66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time" office:time-value="PT21H36M18.159S">
            <text:p>21:36:18.16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time" office:time-value="PT21H36M18.785S">
            <text:p>21:36:18.79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time" office:time-value="PT21H36M18.247S">
            <text:p>21:36:18.25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time" office:time-value="PT21H36M18.888S">
            <text:p>21:36:18.8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time" office:time-value="PT21H36M18.386S">
            <text:p>21:36:18.39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time" office:time-value="PT21H36M18.977S">
            <text:p>21:36:18.98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time" office:time-value="PT21H36M18.482S">
            <text:p>21:36:18.48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time" office:time-value="PT21H36M19.141S">
            <text:p>21:36:19.14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time" office:time-value="PT21H36M18.657S">
            <text:p>21:36:18.66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time" office:time-value="PT21H36M19.261S">
            <text:p>21:36:19.26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6M18.785S">
            <text:p>21:36:18.79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time" office:time-value="PT21H36M19.346S">
            <text:p>21:36:19.35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time" office:time-value="PT21H36M18.888S">
            <text:p>21:36:18.89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time" office:time-value="PT21H36M19.48S">
            <text:p>21:36:19.48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6M18.977S">
            <text:p>21:36:18.98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time" office:time-value="PT21H36M19.756S">
            <text:p>21:36:19.76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time" office:time-value="PT21H36M19.141S">
            <text:p>21:36:19.14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time" office:time-value="PT21H36M19.838S">
            <text:p>21:36:19.84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time" office:time-value="PT21H36M19.261S">
            <text:p>21:36:19.26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6M19.979S">
            <text:p>21:36:19.98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time" office:time-value="PT21H36M19.346S">
            <text:p>21:36:19.35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time" office:time-value="PT21H36M20.237S">
            <text:p>21:36:20.24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time" office:time-value="PT21H36M19.48S">
            <text:p>21:36:19.48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6M20.345S">
            <text:p>21:36:20.35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time" office:time-value="PT21H36M19.579S">
            <text:p>21:36:19.58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time" office:time-value="PT21H36M20.433S">
            <text:p>21:36:20.43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time" office:time-value="PT21H36M19.756S">
            <text:p>21:36:19.76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time" office:time-value="PT21H36M20.562S">
            <text:p>21:36:20.56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6M19.838S">
            <text:p>21:36:19.84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time" office:time-value="PT21H36M20.7S">
            <text:p>21:36:20.70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6M19.979S">
            <text:p>21:36:19.98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time" office:time-value="PT21H36M20.717S">
            <text:p>21:36:20.72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6M20.7S">
            <text:p>21:36:20.70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6M20.856S">
            <text:p>21:36:20.86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time" office:time-value="PT21H36M20.237S">
            <text:p>21:36:20.24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time" office:time-value="PT21H36M20.958S">
            <text:p>21:36:20.96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6M20.345S">
            <text:p>21:36:20.35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time" office:time-value="PT21H36M21.158S">
            <text:p>21:36:21.16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6M20.433S">
            <text:p>21:36:20.43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time" office:time-value="PT21H36M21.351S">
            <text:p>21:36:21.35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time" office:time-value="PT21H36M20.562S">
            <text:p>21:36:20.56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6M21.42S">
            <text:p>21:36:21.42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time" office:time-value="PT21H36M20.717S">
            <text:p>21:36:20.72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6M21.463S">
            <text:p>21:36:21.46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time" office:time-value="PT21H36M20.856S">
            <text:p>21:36:20.86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time" office:time-value="PT21H36M21.544S">
            <text:p>21:36:21.54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time" office:time-value="PT21H36M20.958S">
            <text:p>21:36:20.96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6M21.689S">
            <text:p>21:36:21.6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time" office:time-value="PT21H36M21.42S">
            <text:p>21:36:21.42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time" office:time-value="PT21H36M21.845S">
            <text:p>21:36:21.85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time" office:time-value="PT21H36M21.158S">
            <text:p>21:36:21.16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6M21.947S">
            <text:p>21:36:21.95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time" office:time-value="PT21H36M21.351S">
            <text:p>21:36:21.35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time" office:time-value="PT21H36M22.163S">
            <text:p>21:36:22.16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time" office:time-value="PT21H36M21.463S">
            <text:p>21:36:21.46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21H36M22.29S">
            <text:p>21:36:22.29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time" office:time-value="PT21H36M21.544S">
            <text:p>21:36:21.54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time" office:time-value="PT21H36M22.463S">
            <text:p>21:36:22.46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time" office:time-value="PT21H36M21.689S">
            <text:p>21:36:21.69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21H36M22.555S">
            <text:p>21:36:22.56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6M21.845S">
            <text:p>21:36:21.85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time" office:time-value="PT21H36M22.657S">
            <text:p>21:36:22.66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6M21.947S">
            <text:p>21:36:21.95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time" office:time-value="PT21H36M22.68S">
            <text:p>21:36:22.68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time" office:time-value="PT21H36M22.68S">
            <text:p>21:36:22.68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time" office:time-value="PT21H36M22.768S">
            <text:p>21:36:22.77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time" office:time-value="PT21H36M22.163S">
            <text:p>21:36:22.16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time" office:time-value="PT21H36M22.932S">
            <text:p>21:36:22.93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6M22.29S">
            <text:p>21:36:22.29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time" office:time-value="PT21H36M23.162S">
            <text:p>21:36:23.16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time" office:time-value="PT21H36M22.463S">
            <text:p>21:36:22.46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time" office:time-value="PT21H36M23.265S">
            <text:p>21:36:23.27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6M22.555S">
            <text:p>21:36:22.56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6M23.55S">
            <text:p>21:36:23.55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  <table:table-cell table:number-columns-repeated="2"/>
          <table:table-cell office:value-type="time" office:time-value="PT21H36M22.657S">
            <text:p>21:36:22.66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6M23.675S">
            <text:p>21:36:23.68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time" office:time-value="PT21H36M22.768S">
            <text:p>21:36:22.77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time" office:time-value="PT21H36M23.71S">
            <text:p>21:36:23.71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time" office:time-value="PT21H36M22.932S">
            <text:p>21:36:22.93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6M23.777S">
            <text:p>21:36:23.78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time" office:time-value="PT21H36M23.71S">
            <text:p>21:36:23.71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time" office:time-value="PT21H36M23.962S">
            <text:p>21:36:23.96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time" office:time-value="PT21H36M23.162S">
            <text:p>21:36:23.16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time" office:time-value="PT21H36M24.148S">
            <text:p>21:36:24.15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6M23.265S">
            <text:p>21:36:23.27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6M24.261S">
            <text:p>21:36:24.26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time" office:time-value="PT21H36M23.385S">
            <text:p>21:36:23.39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time" office:time-value="PT21H36M24.391S">
            <text:p>21:36:24.39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time" office:time-value="PT21H36M23.55S">
            <text:p>21:36:23.55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time" office:time-value="PT21H36M24.43S">
            <text:p>21:36:24.43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time" office:time-value="PT21H36M23.675S">
            <text:p>21:36:23.68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time" office:time-value="PT21H36M24.541S">
            <text:p>21:36:24.54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time" office:time-value="PT21H36M23.777S">
            <text:p>21:36:23.78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time" office:time-value="PT21H36M24.654S">
            <text:p>21:36:24.65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time" office:time-value="PT21H36M23.962S">
            <text:p>21:36:23.96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time" office:time-value="PT21H36M24.756S">
            <text:p>21:36:24.76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time" office:time-value="PT21H36M24.43S">
            <text:p>21:36:24.43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time" office:time-value="PT21H36M24.854S">
            <text:p>21:36:24.85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time" office:time-value="PT21H36M24.148S">
            <text:p>21:36:24.15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6M24.975S">
            <text:p>21:36:24.98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time" office:time-value="PT21H36M24.261S">
            <text:p>21:36:24.26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time" office:time-value="PT21H36M25.177S">
            <text:p>21:36:25.18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time" office:time-value="PT21H36M24.391S">
            <text:p>21:36:24.39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time" office:time-value="PT21H36M25.255S">
            <text:p>21:36:25.26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time" office:time-value="PT21H36M24.541S">
            <text:p>21:36:24.54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time" office:time-value="PT21H36M25.347S">
            <text:p>21:36:25.35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time" office:time-value="PT21H36M24.654S">
            <text:p>21:36:24.65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time" office:time-value="PT21H36M25.456S">
            <text:p>21:36:25.46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time" office:time-value="PT21H36M24.756S">
            <text:p>21:36:24.76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time" office:time-value="PT21H36M25.612S">
            <text:p>21:36:25.61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time" office:time-value="PT21H36M24.854S">
            <text:p>21:36:24.85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time" office:time-value="PT21H36M25.754S">
            <text:p>21:36:25.75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6M24.975S">
            <text:p>21:36:24.98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21H36M25.859S">
            <text:p>21:36:25.86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table:number-columns-repeated="2"/>
          <table:table-cell office:value-type="time" office:time-value="PT21H36M25.177S">
            <text:p>21:36:25.18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time" office:time-value="PT21H36M25.985S">
            <text:p>21:36:25.9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time" office:time-value="PT21H36M25.255S">
            <text:p>21:36:25.26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time" office:time-value="PT21H36M26.233S">
            <text:p>21:36:26.23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time" office:time-value="PT21H36M25.347S">
            <text:p>21:36:25.35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21H36M26.361S">
            <text:p>21:36:26.36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time" office:time-value="PT21H36M25.456S">
            <text:p>21:36:25.46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time" office:time-value="PT21H36M26.45S">
            <text:p>21:36:26.45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time" office:time-value="PT21H36M25.612S">
            <text:p>21:36:25.61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time" office:time-value="PT21H36M26.585S">
            <text:p>21:36:26.59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table:number-columns-repeated="2"/>
          <table:table-cell office:value-type="time" office:time-value="PT21H36M25.754S">
            <text:p>21:36:25.75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6M26.67S">
            <text:p>21:36:26.67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6M25.859S">
            <text:p>21:36:25.86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time" office:time-value="PT21H36M26.731S">
            <text:p>21:36:26.73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time" office:time-value="PT21H36M25.985S">
            <text:p>21:36:25.9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time" office:time-value="PT21H36M26.868S">
            <text:p>21:36:26.87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time" office:time-value="PT21H36M26.67S">
            <text:p>21:36:26.67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6M26.95S">
            <text:p>21:36:26.95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6M26.233S">
            <text:p>21:36:26.23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time" office:time-value="PT21H36M27.383S">
            <text:p>21:36:27.38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6M26.361S">
            <text:p>21:36:26.36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time" office:time-value="PT21H36M27.456S">
            <text:p>21:36:27.46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time" office:time-value="PT21H36M26.45S">
            <text:p>21:36:26.45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time" office:time-value="PT21H36M27.546S">
            <text:p>21:36:27.55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time" office:time-value="PT21H36M26.585S">
            <text:p>21:36:26.59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time" office:time-value="PT21H36M27.67S">
            <text:p>21:36:27.67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time" office:time-value="PT21H36M26.731S">
            <text:p>21:36:26.7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21H36M27.74S">
            <text:p>21:36:27.74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6M26.868S">
            <text:p>21:36:26.87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time" office:time-value="PT21H36M27.817S">
            <text:p>21:36:27.82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6M26.95S">
            <text:p>21:36:26.95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6M27.998S">
            <text:p>21:36:28.00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time" office:time-value="PT21H36M27.74S">
            <text:p>21:36:27.74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6M28.168S">
            <text:p>21:36:28.17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time" office:time-value="PT21H36M27.177S">
            <text:p>21:36:27.18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time" office:time-value="PT21H36M28.334S">
            <text:p>21:36:28.33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time" office:time-value="PT21H36M27.383S">
            <text:p>21:36:27.38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6M28.433S">
            <text:p>21:36:28.43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time" office:time-value="PT21H36M27.456S">
            <text:p>21:36:27.46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time" office:time-value="PT21H36M28.566S">
            <text:p>21:36:28.57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time" office:time-value="PT21H36M27.546S">
            <text:p>21:36:27.55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time" office:time-value="PT21H36M28.686S">
            <text:p>21:36:28.6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time" office:time-value="PT21H36M27.67S">
            <text:p>21:36:27.67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21H36M28.74S">
            <text:p>21:36:28.74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time" office:time-value="PT21H36M27.817S">
            <text:p>21:36:27.82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6M28.771S">
            <text:p>21:36:28.77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time" office:time-value="PT21H36M27.998S">
            <text:p>21:36:28.00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time" office:time-value="PT21H36M28.959S">
            <text:p>21:36:28.96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time" office:time-value="PT21H36M28.74S">
            <text:p>21:36:28.74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time" office:time-value="PT21H36M29.175S">
            <text:p>21:36:29.18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time" office:time-value="PT21H36M28.168S">
            <text:p>21:36:28.17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time" office:time-value="PT21H36M29.279S">
            <text:p>21:36:29.28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time" office:time-value="PT21H36M28.334S">
            <text:p>21:36:28.33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time" office:time-value="PT21H36M29.456S">
            <text:p>21:36:29.46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time" office:time-value="PT21H36M28.433S">
            <text:p>21:36:28.43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time" office:time-value="PT21H36M29.55S">
            <text:p>21:36:29.55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time" office:time-value="PT21H36M28.566S">
            <text:p>21:36:28.57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time" office:time-value="PT21H36M29.654S">
            <text:p>21:36:29.65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time" office:time-value="PT21H36M28.686S">
            <text:p>21:36:28.69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21H36M29.762S">
            <text:p>21:36:29.76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table:number-columns-repeated="2"/>
          <table:table-cell office:value-type="time" office:time-value="PT21H36M28.771S">
            <text:p>21:36:28.77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time" office:time-value="PT21H36M29.883S">
            <text:p>21:36:29.88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time" office:time-value="PT21H36M28.959S">
            <text:p>21:36:28.96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time" office:time-value="PT21H36M29.98S">
            <text:p>21:36:29.98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time" office:time-value="PT21H36M29.98S">
            <text:p>21:36:29.98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time" office:time-value="PT21H36M30.161S">
            <text:p>21:36:30.16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6M29.175S">
            <text:p>21:36:29.18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time" office:time-value="PT21H36M30.26S">
            <text:p>21:36:30.26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6M29.279S">
            <text:p>21:36:29.28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time" office:time-value="PT21H36M30.373S">
            <text:p>21:36:30.37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6M29.456S">
            <text:p>21:36:29.46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time" office:time-value="PT21H36M30.527S">
            <text:p>21:36:30.53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time" office:time-value="PT21H36M29.55S">
            <text:p>21:36:29.55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time" office:time-value="PT21H36M30.645S">
            <text:p>21:36:30.65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time" office:time-value="PT21H36M29.654S">
            <text:p>21:36:29.65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time" office:time-value="PT21H36M30.782S">
            <text:p>21:36:30.78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time" office:time-value="PT21H36M29.762S">
            <text:p>21:36:29.76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time" office:time-value="PT21H36M30.82S">
            <text:p>21:36:30.82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6M29.883S">
            <text:p>21:36:29.88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time" office:time-value="PT21H36M30.858S">
            <text:p>21:36:30.86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time" office:time-value="PT21H36M30.82S">
            <text:p>21:36:30.82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6M31.121S">
            <text:p>21:36:31.12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time" office:time-value="PT21H36M30.161S">
            <text:p>21:36:30.16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6M31.266S">
            <text:p>21:36:31.27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time" office:time-value="PT21H36M30.26S">
            <text:p>21:36:30.26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6M31.347S">
            <text:p>21:36:31.35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time" office:time-value="PT21H36M30.373S">
            <text:p>21:36:30.37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6M31.452S">
            <text:p>21:36:31.45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6M30.527S">
            <text:p>21:36:30.53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time" office:time-value="PT21H36M31.656S">
            <text:p>21:36:31.66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time" office:time-value="PT21H36M30.645S">
            <text:p>21:36:30.65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time" office:time-value="PT21H36M31.757S">
            <text:p>21:36:31.76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time" office:time-value="PT21H36M30.782S">
            <text:p>21:36:30.78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time" office:time-value="PT21H36M31.836S">
            <text:p>21:36:31.84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time" office:time-value="PT21H36M30.858S">
            <text:p>21:36:30.86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time" office:time-value="PT21H36M31.986S">
            <text:p>21:36:31.99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time" office:time-value="PT21H36M30.98S">
            <text:p>21:36:30.98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time" office:time-value="PT21H36M32.13S">
            <text:p>21:36:32.13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time" office:time-value="PT21H36M31.121S">
            <text:p>21:36:31.12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time" office:time-value="PT21H36M32.293S">
            <text:p>21:36:32.29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time" office:time-value="PT21H36M31.266S">
            <text:p>21:36:31.27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time" office:time-value="PT21H36M32.37S">
            <text:p>21:36:32.37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time" office:time-value="PT21H36M31.347S">
            <text:p>21:36:31.35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time" office:time-value="PT21H36M32.468S">
            <text:p>21:36:32.47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time" office:time-value="PT21H36M31.452S">
            <text:p>21:36:31.4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6M32.562S">
            <text:p>21:36:32.56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time" office:time-value="PT21H36M31.656S">
            <text:p>21:36:31.66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time" office:time-value="PT21H36M32.737S">
            <text:p>21:36:32.74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6M31.757S">
            <text:p>21:36:31.76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time" office:time-value="PT21H36M32.833S">
            <text:p>21:36:32.83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table:number-columns-repeated="2"/>
          <table:table-cell office:value-type="time" office:time-value="PT21H36M31.836S">
            <text:p>21:36:31.84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time" office:time-value="PT21H36M32.994S">
            <text:p>21:36:32.99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time" office:time-value="PT21H36M31.986S">
            <text:p>21:36:31.99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time" office:time-value="PT21H36M33.103S">
            <text:p>21:36:33.10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time" office:time-value="PT21H36M32.13S">
            <text:p>21:36:32.13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time" office:time-value="PT21H36M33.23S">
            <text:p>21:36:33.23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  <table:table-cell table:number-columns-repeated="2"/>
          <table:table-cell office:value-type="time" office:time-value="PT21H36M32.293S">
            <text:p>21:36:32.29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time" office:time-value="PT21H36M33.357S">
            <text:p>21:36:33.36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6M32.37S">
            <text:p>21:36:32.37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time" office:time-value="PT21H36M33.444S">
            <text:p>21:36:33.44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time" office:time-value="PT21H36M32.468S">
            <text:p>21:36:32.47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time" office:time-value="PT21H36M33.56S">
            <text:p>21:36:33.56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time" office:time-value="PT21H36M32.562S">
            <text:p>21:36:32.56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time" office:time-value="PT21H36M33.687S">
            <text:p>21:36:33.69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time" office:time-value="PT21H36M32.737S">
            <text:p>21:36:32.74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6M33.835S">
            <text:p>21:36:33.84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6M32.833S">
            <text:p>21:36:32.83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time" office:time-value="PT21H36M33.967S">
            <text:p>21:36:33.97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time" office:time-value="PT21H36M32.994S">
            <text:p>21:36:32.99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time" office:time-value="PT21H36M34.158S">
            <text:p>21:36:34.16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time" office:time-value="PT21H36M33.103S">
            <text:p>21:36:33.10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time" office:time-value="PT21H36M34.359S">
            <text:p>21:36:34.36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time" office:time-value="PT21H36M33.23S">
            <text:p>21:36:33.23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time" office:time-value="PT21H36M34.475S">
            <text:p>21:36:34.48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6M33.357S">
            <text:p>21:36:33.36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6M34.545S">
            <text:p>21:36:34.55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table:number-columns-repeated="2"/>
          <table:table-cell office:value-type="time" office:time-value="PT21H36M33.444S">
            <text:p>21:36:33.44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time" office:time-value="PT21H36M34.64S">
            <text:p>21:36:34.64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6M33.56S">
            <text:p>21:36:33.56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time" office:time-value="PT21H36M34.68S">
            <text:p>21:36:34.68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time" office:time-value="PT21H36M33.687S">
            <text:p>21:36:33.69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time" office:time-value="PT21H36M34.773S">
            <text:p>21:36:34.77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time" office:time-value="PT21H36M33.835S">
            <text:p>21:36:33.84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6M34.969S">
            <text:p>21:36:34.97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time" office:time-value="PT21H36M33.967S">
            <text:p>21:36:33.97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21H36M35.168S">
            <text:p>21:36:35.17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time" office:time-value="PT21H36M34.64S">
            <text:p>21:36:34.64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6M35.277S">
            <text:p>21:36:35.28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time" office:time-value="PT21H36M34.158S">
            <text:p>21:36:34.16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time" office:time-value="PT21H36M35.44S">
            <text:p>21:36:35.44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time" office:time-value="PT21H36M34.359S">
            <text:p>21:36:34.36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time" office:time-value="PT21H36M35.574S">
            <text:p>21:36:35.57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time" office:time-value="PT21H36M34.475S">
            <text:p>21:36:34.48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6M35.58S">
            <text:p>21:36:35.58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time" office:time-value="PT21H36M34.545S">
            <text:p>21:36:34.55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time" office:time-value="PT21H36M35.661S">
            <text:p>21:36:35.66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6M34.68S">
            <text:p>21:36:34.68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time" office:time-value="PT21H36M35.773S">
            <text:p>21:36:35.77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time" office:time-value="PT21H36M34.773S">
            <text:p>21:36:34.77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time" office:time-value="PT21H36M35.92S">
            <text:p>21:36:35.92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time" office:time-value="PT21H36M34.969S">
            <text:p>21:36:34.97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time" office:time-value="PT21H36M36.162S">
            <text:p>21:36:36.16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time" office:time-value="PT21H36M35.58S">
            <text:p>21:36:35.58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time" office:time-value="PT21H36M36.258S">
            <text:p>21:36:36.26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time" office:time-value="PT21H36M35.168S">
            <text:p>21:36:35.17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time" office:time-value="PT21H36M36.377S">
            <text:p>21:36:36.38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time" office:time-value="PT21H36M35.277S">
            <text:p>21:36:35.28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time" office:time-value="PT21H36M36.5S">
            <text:p>21:36:36.50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6M35.44S">
            <text:p>21:36:35.44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time" office:time-value="PT21H36M36.59S">
            <text:p>21:36:36.59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time" office:time-value="PT21H36M35.574S">
            <text:p>21:36:35.57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time" office:time-value="PT21H36M36.682S">
            <text:p>21:36:36.68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6M35.661S">
            <text:p>21:36:35.66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6M36.769S">
            <text:p>21:36:36.77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time" office:time-value="PT21H36M35.773S">
            <text:p>21:36:35.77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time" office:time-value="PT21H36M36.862S">
            <text:p>21:36:36.86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time" office:time-value="PT21H36M35.92S">
            <text:p>21:36:35.92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time" office:time-value="PT21H36M37.16S">
            <text:p>21:36:37.16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time" office:time-value="PT21H36M36.5S">
            <text:p>21:36:36.50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6M37.295S">
            <text:p>21:36:37.30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6M36.162S">
            <text:p>21:36:36.16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time" office:time-value="PT21H36M37.38S">
            <text:p>21:36:37.38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6M36.258S">
            <text:p>21:36:36.26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time" office:time-value="PT21H36M37.41S">
            <text:p>21:36:37.41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6M36.377S">
            <text:p>21:36:36.38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21H36M37.654S">
            <text:p>21:36:37.65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time" office:time-value="PT21H36M36.59S">
            <text:p>21:36:36.59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time" office:time-value="PT21H36M37.749S">
            <text:p>21:36:37.75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time" office:time-value="PT21H36M36.682S">
            <text:p>21:36:36.68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6M37.868S">
            <text:p>21:36:37.87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time" office:time-value="PT21H36M36.769S">
            <text:p>21:36:36.77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time" office:time-value="PT21H36M37.973S">
            <text:p>21:36:37.97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6M36.862S">
            <text:p>21:36:36.86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time" office:time-value="PT21H36M38.16S">
            <text:p>21:36:38.16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6M37.41S">
            <text:p>21:36:37.41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6M38.263S">
            <text:p>21:36:38.26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time" office:time-value="PT21H36M37.16S">
            <text:p>21:36:37.16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time" office:time-value="PT21H36M38.329S">
            <text:p>21:36:38.33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6M37.295S">
            <text:p>21:36:37.30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6M38.465S">
            <text:p>21:36:38.47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time" office:time-value="PT21H36M37.38S">
            <text:p>21:36:37.38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6M38.588S">
            <text:p>21:36:38.59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6M37.48S">
            <text:p>21:36:37.48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time" office:time-value="PT21H36M38.767S">
            <text:p>21:36:38.77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time" office:time-value="PT21H36M37.654S">
            <text:p>21:36:37.65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21H36M38.847S">
            <text:p>21:36:38.85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time" office:time-value="PT21H36M37.749S">
            <text:p>21:36:37.75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time" office:time-value="PT21H36M38.971S">
            <text:p>21:36:38.97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6M37.868S">
            <text:p>21:36:37.87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time" office:time-value="PT21H36M39.186S">
            <text:p>21:36:39.19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time" office:time-value="PT21H36M37.973S">
            <text:p>21:36:37.97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6M39.364S">
            <text:p>21:36:39.36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time" office:time-value="PT21H36M38.16S">
            <text:p>21:36:38.16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6M39.444S">
            <text:p>21:36:39.44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time" office:time-value="PT21H36M38.263S">
            <text:p>21:36:38.26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time" office:time-value="PT21H36M39.571S">
            <text:p>21:36:39.57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time" office:time-value="PT21H36M38.329S">
            <text:p>21:36:38.33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6M39.65S">
            <text:p>21:36:39.65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time" office:time-value="PT21H36M38.465S">
            <text:p>21:36:38.47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time" office:time-value="PT21H36M39.735S">
            <text:p>21:36:39.74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time" office:time-value="PT21H36M38.588S">
            <text:p>21:36:38.59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6M39.834S">
            <text:p>21:36:39.83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6M38.767S">
            <text:p>21:36:38.77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time" office:time-value="PT21H36M39.96S">
            <text:p>21:36:39.96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time" office:time-value="PT21H36M38.847S">
            <text:p>21:36:38.8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21H36M40.274S">
            <text:p>21:36:40.27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time" office:time-value="PT21H36M38.971S">
            <text:p>21:36:38.97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6M40.346S">
            <text:p>21:36:40.35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  <table:table-cell table:number-columns-repeated="2"/>
          <table:table-cell office:value-type="time" office:time-value="PT21H36M39.65S">
            <text:p>21:36:39.65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time" office:time-value="PT21H36M40.432S">
            <text:p>21:36:40.43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6M39.186S">
            <text:p>21:36:39.19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time" office:time-value="PT21H36M40.598S">
            <text:p>21:36:40.60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time" office:time-value="PT21H36M39.364S">
            <text:p>21:36:39.36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21H36M40.692S">
            <text:p>21:36:40.6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time" office:time-value="PT21H36M39.444S">
            <text:p>21:36:39.44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time" office:time-value="PT21H36M40.78S">
            <text:p>21:36:40.78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time" office:time-value="PT21H36M39.571S">
            <text:p>21:36:39.57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21H36M40.824S">
            <text:p>21:36:40.82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6M39.735S">
            <text:p>21:36:39.74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time" office:time-value="PT21H36M40.958S">
            <text:p>21:36:40.96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6M39.834S">
            <text:p>21:36:39.83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6M41.149S">
            <text:p>21:36:41.15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time" office:time-value="PT21H36M39.96S">
            <text:p>21:36:39.96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time" office:time-value="PT21H36M41.264S">
            <text:p>21:36:41.26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time" office:time-value="PT21H36M40.78S">
            <text:p>21:36:40.78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time" office:time-value="PT21H36M41.399S">
            <text:p>21:36:41.40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6M40.274S">
            <text:p>21:36:40.27</text:p>
          </table:table-cell>
          <table:table-cell office:value-type="float" office:value="40">
            <text:p>4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time" office:time-value="PT21H36M41.54S">
            <text:p>21:36:41.54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time" office:time-value="PT21H36M40.346S">
            <text:p>21:36:40.35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time" office:time-value="PT21H36M41.549S">
            <text:p>21:36:41.55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time" office:time-value="PT21H36M40.432S">
            <text:p>21:36:40.43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6M41.673S">
            <text:p>21:36:41.67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time" office:time-value="PT21H36M40.598S">
            <text:p>21:36:40.60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time" office:time-value="PT21H36M41.771S">
            <text:p>21:36:41.77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time" office:time-value="PT21H36M40.692S">
            <text:p>21:36:40.69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time" office:time-value="PT21H36M41.965S">
            <text:p>21:36:41.97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time" office:time-value="PT21H36M40.824S">
            <text:p>21:36:40.82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6M42.154S">
            <text:p>21:36:42.15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6M40.958S">
            <text:p>21:36:40.96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6M42.269S">
            <text:p>21:36:42.27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time" office:time-value="PT21H36M41.54S">
            <text:p>21:36:41.54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time" office:time-value="PT21H36M42.425S">
            <text:p>21:36:42.43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6M41.149S">
            <text:p>21:36:41.1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time" office:time-value="PT21H36M42.54S">
            <text:p>21:36:42.54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time" office:time-value="PT21H36M41.264S">
            <text:p>21:36:41.26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time" office:time-value="PT21H36M42.648S">
            <text:p>21:36:42.65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time" office:time-value="PT21H36M41.399S">
            <text:p>21:36:41.4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6M42.774S">
            <text:p>21:36:42.77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time" office:time-value="PT21H36M41.549S">
            <text:p>21:36:41.55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time" office:time-value="PT21H36M42.81S">
            <text:p>21:36:42.81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  <table:table-cell table:number-columns-repeated="2"/>
          <table:table-cell office:value-type="time" office:time-value="PT21H36M41.673S">
            <text:p>21:36:41.67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time" office:time-value="PT21H36M42.87S">
            <text:p>21:36:42.87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time" office:time-value="PT21H36M41.771S">
            <text:p>21:36:41.77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time" office:time-value="PT21H36M43.166S">
            <text:p>21:36:43.17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time" office:time-value="PT21H36M41.965S">
            <text:p>21:36:41.97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21H36M43.263S">
            <text:p>21:36:43.26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  <table:table-cell table:number-columns-repeated="2"/>
          <table:table-cell office:value-type="time" office:time-value="PT21H36M42.81S">
            <text:p>21:36:42.81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time" office:time-value="PT21H36M43.35S">
            <text:p>21:36:43.35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time" office:time-value="PT21H36M42.154S">
            <text:p>21:36:42.15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6M43.355S">
            <text:p>21:36:43.36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time" office:time-value="PT21H36M42.269S">
            <text:p>21:36:42.27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time" office:time-value="PT21H36M43.654S">
            <text:p>21:36:43.65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time" office:time-value="PT21H36M42.425S">
            <text:p>21:36:42.43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6M43.747S">
            <text:p>21:36:43.75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time" office:time-value="PT21H36M42.54S">
            <text:p>21:36:42.54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time" office:time-value="PT21H36M43.9S">
            <text:p>21:36:43.90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time" office:time-value="PT21H36M42.648S">
            <text:p>21:36:42.65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21H36M43.978S">
            <text:p>21:36:43.98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table:number-columns-repeated="2"/>
          <table:table-cell office:value-type="time" office:time-value="PT21H36M42.774S">
            <text:p>21:36:42.77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time" office:time-value="PT21H36M44.164S">
            <text:p>21:36:44.16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time" office:time-value="PT21H36M42.87S">
            <text:p>21:36:42.87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time" office:time-value="PT21H36M44.262S">
            <text:p>21:36:44.26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time" office:time-value="PT21H36M43.35S">
            <text:p>21:36:43.35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time" office:time-value="PT21H36M44.354S">
            <text:p>21:36:44.35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6M43.166S">
            <text:p>21:36:43.17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time" office:time-value="PT21H36M44.453S">
            <text:p>21:36:44.45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time" office:time-value="PT21H36M43.263S">
            <text:p>21:36:43.26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time" office:time-value="PT21H36M44.635S">
            <text:p>21:36:44.64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time" office:time-value="PT21H36M43.355S">
            <text:p>21:36:43.36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time" office:time-value="PT21H36M44.747S">
            <text:p>21:36:44.75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time" office:time-value="PT21H36M43.485S">
            <text:p>21:36:43.49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time" office:time-value="PT21H36M44.869S">
            <text:p>21:36:44.87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6M43.654S">
            <text:p>21:36:43.65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time" office:time-value="PT21H36M44.949S">
            <text:p>21:36:44.95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time" office:time-value="PT21H36M43.747S">
            <text:p>21:36:43.75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time" office:time-value="PT21H36M45.139S">
            <text:p>21:36:45.14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6M43.9S">
            <text:p>21:36:43.90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time" office:time-value="PT21H36M45.243S">
            <text:p>21:36:45.24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time" office:time-value="PT21H36M43.978S">
            <text:p>21:36:43.98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time" office:time-value="PT21H36M45.355S">
            <text:p>21:36:45.36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time" office:time-value="PT21H36M44.164S">
            <text:p>21:36:44.16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time" office:time-value="PT21H36M45.458S">
            <text:p>21:36:45.46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time" office:time-value="PT21H36M44.262S">
            <text:p>21:36:44.26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time" office:time-value="PT21H36M45.577S">
            <text:p>21:36:45.58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time" office:time-value="PT21H36M44.354S">
            <text:p>21:36:44.35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6M45.739S">
            <text:p>21:36:45.74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time" office:time-value="PT21H36M44.453S">
            <text:p>21:36:44.45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time" office:time-value="PT21H36M45.815S">
            <text:p>21:36:45.82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time" office:time-value="PT21H36M44.635S">
            <text:p>21:36:44.64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time" office:time-value="PT21H36M45.974S">
            <text:p>21:36:45.97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6M44.747S">
            <text:p>21:36:44.75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time" office:time-value="PT21H36M46.179S">
            <text:p>21:36:46.18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time" office:time-value="PT21H36M44.869S">
            <text:p>21:36:44.87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6M46.34S">
            <text:p>21:36:46.34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time" office:time-value="PT21H36M44.949S">
            <text:p>21:36:44.95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time" office:time-value="PT21H36M46.445S">
            <text:p>21:36:46.45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time" office:time-value="PT21H36M45.139S">
            <text:p>21:36:45.14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6M46.571S">
            <text:p>21:36:46.57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time" office:time-value="PT21H36M45.243S">
            <text:p>21:36:45.24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time" office:time-value="PT21H36M46.673S">
            <text:p>21:36:46.67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table:number-columns-repeated="2"/>
          <table:table-cell office:value-type="time" office:time-value="PT21H36M45.355S">
            <text:p>21:36:45.36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time" office:time-value="PT21H36M46.87S">
            <text:p>21:36:46.87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time" office:time-value="PT21H36M45.458S">
            <text:p>21:36:45.46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time" office:time-value="PT21H36M46.91S">
            <text:p>21:36:46.91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time" office:time-value="PT21H36M45.577S">
            <text:p>21:36:45.58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time" office:time-value="PT21H36M46.977S">
            <text:p>21:36:46.98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time" office:time-value="PT21H36M45.739S">
            <text:p>21:36:45.74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time" office:time-value="PT21H36M47.177S">
            <text:p>21:36:47.18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time" office:time-value="PT21H36M45.815S">
            <text:p>21:36:45.82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time" office:time-value="PT21H36M47.43S">
            <text:p>21:36:47.43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  <table:table-cell table:number-columns-repeated="2"/>
          <table:table-cell office:value-type="time" office:time-value="PT21H36M45.974S">
            <text:p>21:36:45.97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6M47.44S">
            <text:p>21:36:47.44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time" office:time-value="PT21H36M46.91S">
            <text:p>21:36:46.91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time" office:time-value="PT21H36M47.552S">
            <text:p>21:36:47.55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time" office:time-value="PT21H36M46.179S">
            <text:p>21:36:46.18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time" office:time-value="PT21H36M47.66S">
            <text:p>21:36:47.66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time" office:time-value="PT21H36M46.34S">
            <text:p>21:36:46.34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time" office:time-value="PT21H36M47.783S">
            <text:p>21:36:47.78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time" office:time-value="PT21H36M46.445S">
            <text:p>21:36:46.45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21H36M47.925S">
            <text:p>21:36:47.93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6M46.571S">
            <text:p>21:36:46.57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21H36M48.166S">
            <text:p>21:36:48.17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time" office:time-value="PT21H36M46.673S">
            <text:p>21:36:46.67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time" office:time-value="PT21H36M48.256S">
            <text:p>21:36:48.26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time" office:time-value="PT21H36M46.87S">
            <text:p>21:36:46.87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time" office:time-value="PT21H36M48.427S">
            <text:p>21:36:48.43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time" office:time-value="PT21H36M46.977S">
            <text:p>21:36:46.98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time" office:time-value="PT21H36M48.564S">
            <text:p>21:36:48.56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time" office:time-value="PT21H36M47.44S">
            <text:p>21:36:47.44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time" office:time-value="PT21H36M48.656S">
            <text:p>21:36:48.66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time" office:time-value="PT21H36M47.177S">
            <text:p>21:36:47.18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time" office:time-value="PT21H36M48.788S">
            <text:p>21:36:48.79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time" office:time-value="PT21H36M47.278S">
            <text:p>21:36:47.28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time" office:time-value="PT21H36M48.86S">
            <text:p>21:36:48.86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time" office:time-value="PT21H36M47.43S">
            <text:p>21:36:47.43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time" office:time-value="PT21H36M48.943S">
            <text:p>21:36:48.94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time" office:time-value="PT21H36M47.552S">
            <text:p>21:36:47.55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time" office:time-value="PT21H36M49.269S">
            <text:p>21:36:49.27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time" office:time-value="PT21H36M47.66S">
            <text:p>21:36:47.66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time" office:time-value="PT21H36M49.418S">
            <text:p>21:36:49.42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time" office:time-value="PT21H36M47.783S">
            <text:p>21:36:47.78</text:p>
          </table:table-cell>
          <table:table-cell office:value-type="float" office:value="40">
            <text:p>4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time" office:time-value="PT21H36M49.585S">
            <text:p>21:36:49.59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6M47.925S">
            <text:p>21:36:47.93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6M49.654S">
            <text:p>21:36:49.65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time" office:time-value="PT21H36M48.86S">
            <text:p>21:36:48.86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time" office:time-value="PT21H36M49.74S">
            <text:p>21:36:49.74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time" office:time-value="PT21H36M48.166S">
            <text:p>21:36:48.17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time" office:time-value="PT21H36M49.756S">
            <text:p>21:36:49.76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2">
            <text:p>102</text:p>
          </table:table-cell>
          <table:table-cell table:number-columns-repeated="2"/>
          <table:table-cell office:value-type="time" office:time-value="PT21H36M48.256S">
            <text:p>21:36:48.26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time" office:time-value="PT21H36M49.861S">
            <text:p>21:36:49.86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time" office:time-value="PT21H36M48.427S">
            <text:p>21:36:48.43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time" office:time-value="PT21H36M49.987S">
            <text:p>21:36:49.99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time" office:time-value="PT21H36M48.564S">
            <text:p>21:36:48.56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time" office:time-value="PT21H36M50.133S">
            <text:p>21:36:50.13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time" office:time-value="PT21H36M48.656S">
            <text:p>21:36:48.66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time" office:time-value="PT21H36M50.273S">
            <text:p>21:36:50.27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time" office:time-value="PT21H36M48.788S">
            <text:p>21:36:48.79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time" office:time-value="PT21H36M50.356S">
            <text:p>21:36:50.36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time" office:time-value="PT21H36M48.943S">
            <text:p>21:36:48.94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time" office:time-value="PT21H36M50.457S">
            <text:p>21:36:50.46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6M49.74S">
            <text:p>21:36:49.74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time" office:time-value="PT21H36M50.619S">
            <text:p>21:36:50.62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time" office:time-value="PT21H36M49.104S">
            <text:p>21:36:49.10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6M50.763S">
            <text:p>21:36:50.76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time" office:time-value="PT21H36M49.269S">
            <text:p>21:36:49.27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time" office:time-value="PT21H36M50.864S">
            <text:p>21:36:50.86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6M49.418S">
            <text:p>21:36:49.42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time" office:time-value="PT21H36M50.964S">
            <text:p>21:36:50.96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time" office:time-value="PT21H36M49.585S">
            <text:p>21:36:49.59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6M51.223S">
            <text:p>21:36:51.22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time" office:time-value="PT21H36M49.654S">
            <text:p>21:36:49.65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time" office:time-value="PT21H36M51.363S">
            <text:p>21:36:51.36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time" office:time-value="PT21H36M49.756S">
            <text:p>21:36:49.76</text:p>
          </table:table-cell>
          <table:table-cell office:value-type="float" office:value="40">
            <text:p>40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time" office:time-value="PT21H36M51.458S">
            <text:p>21:36:51.46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time" office:time-value="PT21H36M49.861S">
            <text:p>21:36:49.86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time" office:time-value="PT21H36M51.561S">
            <text:p>21:36:51.56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time" office:time-value="PT21H36M49.987S">
            <text:p>21:36:49.99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time" office:time-value="PT21H36M51.755S">
            <text:p>21:36:51.76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6M50.133S">
            <text:p>21:36:50.13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time" office:time-value="PT21H36M51.844S">
            <text:p>21:36:51.84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time" office:time-value="PT21H36M50.273S">
            <text:p>21:36:50.27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time" office:time-value="PT21H36M51.967S">
            <text:p>21:36:51.97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table:number-columns-repeated="2"/>
          <table:table-cell office:value-type="time" office:time-value="PT21H36M50.356S">
            <text:p>21:36:50.36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time" office:time-value="PT21H36M52.222S">
            <text:p>21:36:52.22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6M50.457S">
            <text:p>21:36:50.46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6M52.351S">
            <text:p>21:36:52.35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time" office:time-value="PT21H36M50.619S">
            <text:p>21:36:50.62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time" office:time-value="PT21H36M52.472S">
            <text:p>21:36:52.47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time" office:time-value="PT21H36M50.763S">
            <text:p>21:36:50.76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time" office:time-value="PT21H36M52.572S">
            <text:p>21:36:52.57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6M50.864S">
            <text:p>21:36:50.86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6M52.732S">
            <text:p>21:36:52.73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time" office:time-value="PT21H36M50.964S">
            <text:p>21:36:50.96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time" office:time-value="PT21H36M52.75S">
            <text:p>21:36:52.75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  <table:table-cell table:number-columns-repeated="2"/>
          <table:table-cell office:value-type="time" office:time-value="PT21H36M51.84S">
            <text:p>21:36:51.84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time" office:time-value="PT21H36M52.868S">
            <text:p>21:36:52.87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time" office:time-value="PT21H36M51.223S">
            <text:p>21:36:51.22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time" office:time-value="PT21H36M52.973S">
            <text:p>21:36:52.97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6M51.363S">
            <text:p>21:36:51.36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time" office:time-value="PT21H36M53.162S">
            <text:p>21:36:53.16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time" office:time-value="PT21H36M51.458S">
            <text:p>21:36:51.46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time" office:time-value="PT21H36M53.317S">
            <text:p>21:36:53.32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  <table:table-cell table:number-columns-repeated="2"/>
          <table:table-cell office:value-type="time" office:time-value="PT21H36M51.561S">
            <text:p>21:36:51.56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time" office:time-value="PT21H36M53.462S">
            <text:p>21:36:53.46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time" office:time-value="PT21H36M51.755S">
            <text:p>21:36:51.76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6M53.569S">
            <text:p>21:36:53.57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time" office:time-value="PT21H36M51.844S">
            <text:p>21:36:51.84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time" office:time-value="PT21H36M53.58S">
            <text:p>21:36:53.58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6M51.967S">
            <text:p>21:36:51.97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time" office:time-value="PT21H36M53.68S">
            <text:p>21:36:53.68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time" office:time-value="PT21H36M52.75S">
            <text:p>21:36:52.75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time" office:time-value="PT21H36M53.77S">
            <text:p>21:36:53.77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time" office:time-value="PT21H36M52.222S">
            <text:p>21:36:52.22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6M53.944S">
            <text:p>21:36:53.94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  <table:table-cell table:number-columns-repeated="2"/>
          <table:table-cell office:value-type="time" office:time-value="PT21H36M52.351S">
            <text:p>21:36:52.35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time" office:time-value="PT21H36M54.15S">
            <text:p>21:36:54.15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time" office:time-value="PT21H36M52.472S">
            <text:p>21:36:52.47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time" office:time-value="PT21H36M54.288S">
            <text:p>21:36:54.29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6M52.572S">
            <text:p>21:36:52.57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6M54.448S">
            <text:p>21:36:54.45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6M52.732S">
            <text:p>21:36:52.73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time" office:time-value="PT21H36M54.551S">
            <text:p>21:36:54.55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time" office:time-value="PT21H36M52.868S">
            <text:p>21:36:52.87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time" office:time-value="PT21H36M54.62S">
            <text:p>21:36:54.62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time" office:time-value="PT21H36M52.973S">
            <text:p>21:36:52.97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6M54.649S">
            <text:p>21:36:54.65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6M53.58S">
            <text:p>21:36:53.58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6M54.775S">
            <text:p>21:36:54.78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table:number-columns-repeated="2"/>
          <table:table-cell office:value-type="time" office:time-value="PT21H36M53.162S">
            <text:p>21:36:53.16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time" office:time-value="PT21H36M54.872S">
            <text:p>21:36:54.87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6M53.317S">
            <text:p>21:36:53.32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time" office:time-value="PT21H36M55.167S">
            <text:p>21:36:55.17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time" office:time-value="PT21H36M53.462S">
            <text:p>21:36:53.46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time" office:time-value="PT21H36M55.255S">
            <text:p>21:36:55.26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6M53.569S">
            <text:p>21:36:53.57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time" office:time-value="PT21H36M55.389S">
            <text:p>21:36:55.39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time" office:time-value="PT21H36M53.68S">
            <text:p>21:36:53.6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time" office:time-value="PT21H36M55.566S">
            <text:p>21:36:55.57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time" office:time-value="PT21H36M53.77S">
            <text:p>21:36:53.77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time" office:time-value="PT21H36M55.673S">
            <text:p>21:36:55.67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time" office:time-value="PT21H36M53.944S">
            <text:p>21:36:53.94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time" office:time-value="PT21H36M55.75S">
            <text:p>21:36:55.75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table:number-columns-repeated="2"/>
          <table:table-cell office:value-type="time" office:time-value="PT21H36M54.62S">
            <text:p>21:36:54.62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time" office:time-value="PT21H36M55.786S">
            <text:p>21:36:55.79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time" office:time-value="PT21H36M54.15S">
            <text:p>21:36:54.15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time" office:time-value="PT21H36M55.881S">
            <text:p>21:36:55.88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7">
            <text:p>167</text:p>
          </table:table-cell>
          <table:table-cell table:number-columns-repeated="2"/>
          <table:table-cell office:value-type="time" office:time-value="PT21H36M54.288S">
            <text:p>21:36:54.29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6M56.148S">
            <text:p>21:36:56.15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6M54.448S">
            <text:p>21:36:54.45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6M56.266S">
            <text:p>21:36:56.27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time" office:time-value="PT21H36M54.551S">
            <text:p>21:36:54.55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21H36M56.29S">
            <text:p>21:36:56.29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6M54.649S">
            <text:p>21:36:54.65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6M56.393S">
            <text:p>21:36:56.39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6M54.775S">
            <text:p>21:36:54.78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time" office:time-value="PT21H36M56.46S">
            <text:p>21:36:56.46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time" office:time-value="PT21H36M54.872S">
            <text:p>21:36:54.87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6M56.639S">
            <text:p>21:36:56.64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time" office:time-value="PT21H36M55.75S">
            <text:p>21:36:55.75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time" office:time-value="PT21H36M56.765S">
            <text:p>21:36:56.77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time" office:time-value="PT21H36M55.167S">
            <text:p>21:36:55.17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time" office:time-value="PT21H36M56.856S">
            <text:p>21:36:56.86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time" office:time-value="PT21H36M55.255S">
            <text:p>21:36:55.26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6M56.96S">
            <text:p>21:36:56.96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  <table:table-cell table:number-columns-repeated="2"/>
          <table:table-cell office:value-type="time" office:time-value="PT21H36M55.389S">
            <text:p>21:36:55.39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time" office:time-value="PT21H36M57.179S">
            <text:p>21:36:57.18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time" office:time-value="PT21H36M55.566S">
            <text:p>21:36:55.57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time" office:time-value="PT21H36M57.249S">
            <text:p>21:36:57.25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time" office:time-value="PT21H36M55.673S">
            <text:p>21:36:55.67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time" office:time-value="PT21H36M57.37S">
            <text:p>21:36:57.37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time" office:time-value="PT21H36M55.786S">
            <text:p>21:36:55.79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21H36M57.467S">
            <text:p>21:36:57.47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time" office:time-value="PT21H36M55.881S">
            <text:p>21:36:55.88</text:p>
          </table:table-cell>
          <table:table-cell office:value-type="float" office:value="40">
            <text:p>4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time" office:time-value="PT21H36M57.562S">
            <text:p>21:36:57.56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6M56.29S">
            <text:p>21:36:56.29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6M57.761S">
            <text:p>21:36:57.76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table:number-columns-repeated="2"/>
          <table:table-cell office:value-type="time" office:time-value="PT21H36M56.148S">
            <text:p>21:36:56.15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6M57.876S">
            <text:p>21:36:57.88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time" office:time-value="PT21H36M56.266S">
            <text:p>21:36:56.27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time" office:time-value="PT21H36M57.935S">
            <text:p>21:36:57.94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time" office:time-value="PT21H36M56.393S">
            <text:p>21:36:56.39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6M58.221S">
            <text:p>21:36:58.22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6M56.46S">
            <text:p>21:36:56.46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time" office:time-value="PT21H36M58.352S">
            <text:p>21:36:58.35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time" office:time-value="PT21H36M56.639S">
            <text:p>21:36:56.64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time" office:time-value="PT21H36M58.481S">
            <text:p>21:36:58.48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time" office:time-value="PT21H36M56.765S">
            <text:p>21:36:56.77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time" office:time-value="PT21H36M58.566S">
            <text:p>21:36:58.57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time" office:time-value="PT21H36M56.856S">
            <text:p>21:36:56.86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time" office:time-value="PT21H36M58.674S">
            <text:p>21:36:58.67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time" office:time-value="PT21H36M56.96S">
            <text:p>21:36:56.96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time" office:time-value="PT21H36M58.866S">
            <text:p>21:36:58.87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6M57.179S">
            <text:p>21:36:57.18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time" office:time-value="PT21H36M58.94S">
            <text:p>21:36:58.94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time" office:time-value="PT21H36M57.249S">
            <text:p>21:36:57.25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time" office:time-value="PT21H36M58.974S">
            <text:p>21:36:58.97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6M57.37S">
            <text:p>21:36:57.37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time" office:time-value="PT21H36M59.33S">
            <text:p>21:36:59.33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6M57.467S">
            <text:p>21:36:57.47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time" office:time-value="PT21H36M59.446S">
            <text:p>21:36:59.45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time" office:time-value="PT21H36M57.562S">
            <text:p>21:36:57.56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6M59.574S">
            <text:p>21:36:59.57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time" office:time-value="PT21H36M57.761S">
            <text:p>21:36:57.76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time" office:time-value="PT21H36M59.654S">
            <text:p>21:36:59.65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time" office:time-value="PT21H36M57.876S">
            <text:p>21:36:57.88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time" office:time-value="PT21H36M59.831S">
            <text:p>21:36:59.83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time" office:time-value="PT21H36M57.935S">
            <text:p>21:36:57.9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time" office:time-value="PT21H36M59.94S">
            <text:p>21:36:59.94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time" office:time-value="PT21H36M58.94S">
            <text:p>21:36:58.94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time" office:time-value="PT21H36M59.965S">
            <text:p>21:36:59.97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6M58.221S">
            <text:p>21:36:58.22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7M00.156S">
            <text:p>21:37:00.16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6M58.352S">
            <text:p>21:36:58.3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21H37M00.272S">
            <text:p>21:37:00.27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time" office:time-value="PT21H36M58.481S">
            <text:p>21:36:58.48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time" office:time-value="PT21H37M00.416S">
            <text:p>21:37:00.42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time" office:time-value="PT21H36M58.566S">
            <text:p>21:36:58.57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time" office:time-value="PT21H37M00.561S">
            <text:p>21:37:00.56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6M58.674S">
            <text:p>21:36:58.67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time" office:time-value="PT21H37M00.646S">
            <text:p>21:37:00.65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time" office:time-value="PT21H36M58.866S">
            <text:p>21:36:58.87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7M00.66S">
            <text:p>21:37:00.66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time" office:time-value="PT21H36M58.974S">
            <text:p>21:36:58.97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7M00.784S">
            <text:p>21:37:00.78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time" office:time-value="PT21H36M59.94S">
            <text:p>21:36:59.94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time" office:time-value="PT21H37M00.932S">
            <text:p>21:37:00.93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time" office:time-value="PT21H36M59.189S">
            <text:p>21:36:59.19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7M01.153S">
            <text:p>21:37:01.15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table:number-columns-repeated="2"/>
          <table:table-cell office:value-type="time" office:time-value="PT21H36M59.33S">
            <text:p>21:36:59.33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7M01.266S">
            <text:p>21:37:01.27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time" office:time-value="PT21H36M59.446S">
            <text:p>21:36:59.45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time" office:time-value="PT21H37M01.374S">
            <text:p>21:37:01.37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6M59.574S">
            <text:p>21:36:59.57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time" office:time-value="PT21H37M01.54S">
            <text:p>21:37:01.54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6M59.654S">
            <text:p>21:36:59.65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21H37M01.561S">
            <text:p>21:37:01.56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6M59.831S">
            <text:p>21:36:59.83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21H37M01.657S">
            <text:p>21:37:01.66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time" office:time-value="PT21H36M59.965S">
            <text:p>21:36:59.97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7M01.765S">
            <text:p>21:37:01.77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time" office:time-value="PT21H37M00.66S">
            <text:p>21:37:00.66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time" office:time-value="PT21H37M01.882S">
            <text:p>21:37:01.88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table:number-columns-repeated="2"/>
          <table:table-cell office:value-type="time" office:time-value="PT21H37M00.156S">
            <text:p>21:37:00.16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7M02.141S">
            <text:p>21:37:02.14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time" office:time-value="PT21H37M00.272S">
            <text:p>21:37:00.27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time" office:time-value="PT21H37M02.27S">
            <text:p>21:37:02.27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time" office:time-value="PT21H37M00.416S">
            <text:p>21:37:00.42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time" office:time-value="PT21H37M02.372S">
            <text:p>21:37:02.37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time" office:time-value="PT21H37M00.561S">
            <text:p>21:37:00.56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7M02.451S">
            <text:p>21:37:02.45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time" office:time-value="PT21H37M00.646S">
            <text:p>21:37:00.65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time" office:time-value="PT21H37M02.57S">
            <text:p>21:37:02.57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7M00.784S">
            <text:p>21:37:00.78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time" office:time-value="PT21H37M02.651S">
            <text:p>21:37:02.65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7M00.932S">
            <text:p>21:37:00.93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time" office:time-value="PT21H37M02.766S">
            <text:p>21:37:02.77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7M01.54S">
            <text:p>21:37:01.54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7M02.867S">
            <text:p>21:37:02.87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time" office:time-value="PT21H37M01.153S">
            <text:p>21:37:01.15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time" office:time-value="PT21H37M02.976S">
            <text:p>21:37:02.98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7M01.266S">
            <text:p>21:37:01.27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21H37M03.152S">
            <text:p>21:37:03.15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  <table:table-cell table:number-columns-repeated="2"/>
          <table:table-cell office:value-type="time" office:time-value="PT21H37M01.374S">
            <text:p>21:37:01.37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7M03.241S">
            <text:p>21:37:03.24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time" office:time-value="PT21H37M01.561S">
            <text:p>21:37:01.56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7M03.386S">
            <text:p>21:37:03.39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time" office:time-value="PT21H37M01.657S">
            <text:p>21:37:01.66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time" office:time-value="PT21H37M03.478S">
            <text:p>21:37:03.48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time" office:time-value="PT21H37M01.765S">
            <text:p>21:37:01.77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time" office:time-value="PT21H37M03.73S">
            <text:p>21:37:03.73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7M01.882S">
            <text:p>21:37:01.88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time" office:time-value="PT21H37M03.876S">
            <text:p>21:37:03.88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table:number-columns-repeated="2"/>
          <table:table-cell office:value-type="time" office:time-value="PT21H37M02.57S">
            <text:p>21:37:02.57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7M03.96S">
            <text:p>21:37:03.96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time" office:time-value="PT21H37M02.141S">
            <text:p>21:37:02.14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time" office:time-value="PT21H37M04.249S">
            <text:p>21:37:04.25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time" office:time-value="PT21H37M02.27S">
            <text:p>21:37:02.27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time" office:time-value="PT21H37M04.378S">
            <text:p>21:37:04.38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7M02.372S">
            <text:p>21:37:02.37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time" office:time-value="PT21H37M04.456S">
            <text:p>21:37:04.46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time" office:time-value="PT21H37M02.451S">
            <text:p>21:37:02.45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time" office:time-value="PT21H37M04.76S">
            <text:p>21:37:04.76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table:number-columns-repeated="2"/>
          <table:table-cell office:value-type="time" office:time-value="PT21H37M02.651S">
            <text:p>21:37:02.65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7M04.775S">
            <text:p>21:37:04.78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7M02.766S">
            <text:p>21:37:02.77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7M04.874S">
            <text:p>21:37:04.87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7M02.867S">
            <text:p>21:37:02.87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time" office:time-value="PT21H37M04.99S">
            <text:p>21:37:04.99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time" office:time-value="PT21H37M02.976S">
            <text:p>21:37:02.98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7M05.173S">
            <text:p>21:37:05.17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7M03.152S">
            <text:p>21:37:03.15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time" office:time-value="PT21H37M05.34S">
            <text:p>21:37:05.34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time" office:time-value="PT21H37M03.241S">
            <text:p>21:37:03.24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21H37M05.457S">
            <text:p>21:37:05.46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time" office:time-value="PT21H37M03.386S">
            <text:p>21:37:03.39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time" office:time-value="PT21H37M05.561S">
            <text:p>21:37:05.56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7M03.478S">
            <text:p>21:37:03.48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time" office:time-value="PT21H37M05.671S">
            <text:p>21:37:05.67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time" office:time-value="PT21H37M03.578S">
            <text:p>21:37:03.58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time" office:time-value="PT21H37M05.71S">
            <text:p>21:37:05.71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time" office:time-value="PT21H37M03.73S">
            <text:p>21:37:03.73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7M05.832S">
            <text:p>21:37:05.83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time" office:time-value="PT21H37M03.876S">
            <text:p>21:37:03.88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time" office:time-value="PT21H37M05.903S">
            <text:p>21:37:05.9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7M03.96S">
            <text:p>21:37:03.96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time" office:time-value="PT21H37M06.167S">
            <text:p>21:37:06.17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time" office:time-value="PT21H37M04.76S">
            <text:p>21:37:04.76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time" office:time-value="PT21H37M06.259S">
            <text:p>21:37:06.26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7M04.249S">
            <text:p>21:37:04.25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time" office:time-value="PT21H37M06.455S">
            <text:p>21:37:06.46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7M04.378S">
            <text:p>21:37:04.38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7M06.533S">
            <text:p>21:37:06.53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time" office:time-value="PT21H37M04.456S">
            <text:p>21:37:04.46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time" office:time-value="PT21H37M06.55S">
            <text:p>21:37:06.55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time" office:time-value="PT21H37M04.578S">
            <text:p>21:37:04.58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time" office:time-value="PT21H37M06.657S">
            <text:p>21:37:06.66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time" office:time-value="PT21H37M04.775S">
            <text:p>21:37:04.78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7M06.833S">
            <text:p>21:37:06.83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time" office:time-value="PT21H37M04.874S">
            <text:p>21:37:04.87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7M06.972S">
            <text:p>21:37:06.97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time" office:time-value="PT21H37M04.99S">
            <text:p>21:37:04.99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21H37M07.175S">
            <text:p>21:37:07.18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7M05.71S">
            <text:p>21:37:05.71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time" office:time-value="PT21H37M07.26S">
            <text:p>21:37:07.26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time" office:time-value="PT21H37M05.173S">
            <text:p>21:37:05.17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7M07.566S">
            <text:p>21:37:07.57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7M05.34S">
            <text:p>21:37:05.34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time" office:time-value="PT21H37M07.645S">
            <text:p>21:37:07.65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time" office:time-value="PT21H37M05.457S">
            <text:p>21:37:05.46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time" office:time-value="PT21H37M07.72S">
            <text:p>21:37:07.72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time" office:time-value="PT21H37M05.561S">
            <text:p>21:37:05.56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7M07.773S">
            <text:p>21:37:07.77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time" office:time-value="PT21H37M05.671S">
            <text:p>21:37:05.67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time" office:time-value="PT21H37M07.874S">
            <text:p>21:37:07.87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time" office:time-value="PT21H37M05.832S">
            <text:p>21:37:05.83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time" office:time-value="PT21H37M08.16S">
            <text:p>21:37:08.16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time" office:time-value="PT21H37M05.903S">
            <text:p>21:37:05.90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7M08.237S">
            <text:p>21:37:08.24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7M06.55S">
            <text:p>21:37:06.55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time" office:time-value="PT21H37M08.372S">
            <text:p>21:37:08.37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time" office:time-value="PT21H37M06.167S">
            <text:p>21:37:06.17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time" office:time-value="PT21H37M08.4S">
            <text:p>21:37:08.40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time" office:time-value="PT21H37M06.259S">
            <text:p>21:37:06.26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7M08.532S">
            <text:p>21:37:08.53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7">
            <text:p>167</text:p>
          </table:table-cell>
          <table:table-cell table:number-columns-repeated="2"/>
          <table:table-cell office:value-type="time" office:time-value="PT21H37M06.455S">
            <text:p>21:37:06.46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7M08.638S">
            <text:p>21:37:08.64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time" office:time-value="PT21H37M06.533S">
            <text:p>21:37:06.53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time" office:time-value="PT21H37M08.746S">
            <text:p>21:37:08.75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7M06.657S">
            <text:p>21:37:06.66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time" office:time-value="PT21H37M08.888S">
            <text:p>21:37:08.89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time" office:time-value="PT21H37M06.833S">
            <text:p>21:37:06.83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time" office:time-value="PT21H37M08.983S">
            <text:p>21:37:08.98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time" office:time-value="PT21H37M06.972S">
            <text:p>21:37:06.97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time" office:time-value="PT21H37M09.125S">
            <text:p>21:37:09.13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time" office:time-value="PT21H37M07.72S">
            <text:p>21:37:07.72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time" office:time-value="PT21H37M09.252S">
            <text:p>21:37:09.25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time" office:time-value="PT21H37M07.175S">
            <text:p>21:37:07.18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7M09.309S">
            <text:p>21:37:09.31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time" office:time-value="PT21H37M07.26S">
            <text:p>21:37:07.26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time" office:time-value="PT21H37M09.467S">
            <text:p>21:37:09.47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7M07.377S">
            <text:p>21:37:07.38</text:p>
          </table:table-cell>
          <table:table-cell office:value-type="float" office:value="40">
            <text:p>40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time" office:time-value="PT21H37M09.623S">
            <text:p>21:37:09.62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time" office:time-value="PT21H37M07.566S">
            <text:p>21:37:07.57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7M09.745S">
            <text:p>21:37:09.75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7M07.645S">
            <text:p>21:37:07.65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time" office:time-value="PT21H37M09.873S">
            <text:p>21:37:09.87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time" office:time-value="PT21H37M07.773S">
            <text:p>21:37:07.77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time" office:time-value="PT21H37M09.967S">
            <text:p>21:37:09.97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7M07.874S">
            <text:p>21:37:07.87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time" office:time-value="PT21H37M10.223S">
            <text:p>21:37:10.22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time" office:time-value="PT21H37M08.4S">
            <text:p>21:37:08.40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time" office:time-value="PT21H37M10.365S">
            <text:p>21:37:10.37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time" office:time-value="PT21H37M08.16S">
            <text:p>21:37:08.16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time" office:time-value="PT21H37M10.449S">
            <text:p>21:37:10.45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time" office:time-value="PT21H37M08.237S">
            <text:p>21:37:08.24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7M10.587S">
            <text:p>21:37:10.59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time" office:time-value="PT21H37M08.372S">
            <text:p>21:37:08.37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time" office:time-value="PT21H37M10.718S">
            <text:p>21:37:10.72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7M08.532S">
            <text:p>21:37:08.53</text:p>
          </table:table-cell>
          <table:table-cell office:value-type="float" office:value="40">
            <text:p>4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time" office:time-value="PT21H37M10.81S">
            <text:p>21:37:10.81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time" office:time-value="PT21H37M08.638S">
            <text:p>21:37:08.64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time" office:time-value="PT21H37M10.846S">
            <text:p>21:37:10.85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time" office:time-value="PT21H37M08.746S">
            <text:p>21:37:08.75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7M10.949S">
            <text:p>21:37:10.95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table:number-columns-repeated="2"/>
          <table:table-cell office:value-type="time" office:time-value="PT21H37M08.888S">
            <text:p>21:37:08.89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21H37M11.198S">
            <text:p>21:37:11.20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time" office:time-value="PT21H37M08.983S">
            <text:p>21:37:08.98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time" office:time-value="PT21H37M11.344S">
            <text:p>21:37:11.34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time" office:time-value="PT21H37M09.125S">
            <text:p>21:37:09.13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time" office:time-value="PT21H37M11.438S">
            <text:p>21:37:11.44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time" office:time-value="PT21H37M09.252S">
            <text:p>21:37:09.25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time" office:time-value="PT21H37M11.555S">
            <text:p>21:37:11.56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time" office:time-value="PT21H37M09.309S">
            <text:p>21:37:09.31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21H37M11.669S">
            <text:p>21:37:11.67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time" office:time-value="PT21H37M09.467S">
            <text:p>21:37:09.47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7M11.85S">
            <text:p>21:37:11.85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7M09.623S">
            <text:p>21:37:09.62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time" office:time-value="PT21H37M11.866S">
            <text:p>21:37:11.87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7M09.745S">
            <text:p>21:37:09.75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7M11.958S">
            <text:p>21:37:11.96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  <table:table-cell table:number-columns-repeated="2"/>
          <table:table-cell office:value-type="time" office:time-value="PT21H37M09.873S">
            <text:p>21:37:09.87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time" office:time-value="PT21H37M12.177S">
            <text:p>21:37:12.18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time" office:time-value="PT21H37M09.967S">
            <text:p>21:37:09.97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7M12.338S">
            <text:p>21:37:12.34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time" office:time-value="PT21H37M10.81S">
            <text:p>21:37:10.81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time" office:time-value="PT21H37M12.446S">
            <text:p>21:37:12.45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time" office:time-value="PT21H37M10.223S">
            <text:p>21:37:10.22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time" office:time-value="PT21H37M12.576S">
            <text:p>21:37:12.58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time" office:time-value="PT21H37M10.365S">
            <text:p>21:37:10.37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time" office:time-value="PT21H37M12.671S">
            <text:p>21:37:12.67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time" office:time-value="PT21H37M10.449S">
            <text:p>21:37:10.45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time" office:time-value="PT21H37M12.72S">
            <text:p>21:37:12.72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time" office:time-value="PT21H37M10.587S">
            <text:p>21:37:10.59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time" office:time-value="PT21H37M12.778S">
            <text:p>21:37:12.78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time" office:time-value="PT21H37M10.718S">
            <text:p>21:37:10.72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7M12.97S">
            <text:p>21:37:12.97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  <table:table-cell table:number-columns-repeated="2"/>
          <table:table-cell office:value-type="time" office:time-value="PT21H37M10.846S">
            <text:p>21:37:10.85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time" office:time-value="PT21H37M13.162S">
            <text:p>21:37:13.16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time" office:time-value="PT21H37M10.949S">
            <text:p>21:37:10.95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time" office:time-value="PT21H37M13.261S">
            <text:p>21:37:13.26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7M11.85S">
            <text:p>21:37:11.85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7M13.46S">
            <text:p>21:37:13.46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time" office:time-value="PT21H37M11.198S">
            <text:p>21:37:11.20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time" office:time-value="PT21H37M13.478S">
            <text:p>21:37:13.48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time" office:time-value="PT21H37M11.344S">
            <text:p>21:37:11.34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time" office:time-value="PT21H37M13.562S">
            <text:p>21:37:13.56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time" office:time-value="PT21H37M11.438S">
            <text:p>21:37:11.44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time" office:time-value="PT21H37M13.645S">
            <text:p>21:37:13.65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7M11.555S">
            <text:p>21:37:11.56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time" office:time-value="PT21H37M13.773S">
            <text:p>21:37:13.77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time" office:time-value="PT21H37M11.669S">
            <text:p>21:37:11.67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time" office:time-value="PT21H37M13.863S">
            <text:p>21:37:13.86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  <table:table-cell table:number-columns-repeated="2"/>
          <table:table-cell office:value-type="time" office:time-value="PT21H37M11.866S">
            <text:p>21:37:11.87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7M14.172S">
            <text:p>21:37:14.17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time" office:time-value="PT21H37M11.958S">
            <text:p>21:37:11.96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time" office:time-value="PT21H37M14.267S">
            <text:p>21:37:14.27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time" office:time-value="PT21H37M12.72S">
            <text:p>21:37:12.72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time" office:time-value="PT21H37M14.377S">
            <text:p>21:37:14.38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7M12.177S">
            <text:p>21:37:12.18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time" office:time-value="PT21H37M14.55S">
            <text:p>21:37:14.55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time" office:time-value="PT21H37M12.338S">
            <text:p>21:37:12.34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time" office:time-value="PT21H37M14.57S">
            <text:p>21:37:14.57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time" office:time-value="PT21H37M12.446S">
            <text:p>21:37:12.45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time" office:time-value="PT21H37M14.679S">
            <text:p>21:37:14.68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time" office:time-value="PT21H37M12.576S">
            <text:p>21:37:12.58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time" office:time-value="PT21H37M14.749S">
            <text:p>21:37:14.75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time" office:time-value="PT21H37M12.671S">
            <text:p>21:37:12.67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time" office:time-value="PT21H37M14.867S">
            <text:p>21:37:14.87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time" office:time-value="PT21H37M12.778S">
            <text:p>21:37:12.78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time" office:time-value="PT21H37M14.981S">
            <text:p>21:37:14.98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  <table:table-cell table:number-columns-repeated="2"/>
          <table:table-cell office:value-type="time" office:time-value="PT21H37M12.97S">
            <text:p>21:37:12.97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time" office:time-value="PT21H37M15.165S">
            <text:p>21:37:15.17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time" office:time-value="PT21H37M13.46S">
            <text:p>21:37:13.46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time" office:time-value="PT21H37M15.25S">
            <text:p>21:37:15.25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7M13.162S">
            <text:p>21:37:13.16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time" office:time-value="PT21H37M15.367S">
            <text:p>21:37:15.37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  <table:table-cell table:number-columns-repeated="2"/>
          <table:table-cell office:value-type="time" office:time-value="PT21H37M13.261S">
            <text:p>21:37:13.26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7M15.494S">
            <text:p>21:37:15.49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time" office:time-value="PT21H37M13.478S">
            <text:p>21:37:13.48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time" office:time-value="PT21H37M15.64S">
            <text:p>21:37:15.64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7M13.562S">
            <text:p>21:37:13.56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time" office:time-value="PT21H37M15.76S">
            <text:p>21:37:15.76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7M13.645S">
            <text:p>21:37:13.65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7M15.838S">
            <text:p>21:37:15.84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time" office:time-value="PT21H37M13.773S">
            <text:p>21:37:13.77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time" office:time-value="PT21H37M15.976S">
            <text:p>21:37:15.98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time" office:time-value="PT21H37M13.863S">
            <text:p>21:37:13.86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time" office:time-value="PT21H37M16.11S">
            <text:p>21:37:16.11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time" office:time-value="PT21H37M14.57S">
            <text:p>21:37:14.57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time" office:time-value="PT21H37M16.256S">
            <text:p>21:37:16.26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time" office:time-value="PT21H37M14.172S">
            <text:p>21:37:14.17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time" office:time-value="PT21H37M16.338S">
            <text:p>21:37:16.34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time" office:time-value="PT21H37M14.267S">
            <text:p>21:37:14.27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time" office:time-value="PT21H37M16.46S">
            <text:p>21:37:16.46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time" office:time-value="PT21H37M14.377S">
            <text:p>21:37:14.38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7M16.573S">
            <text:p>21:37:16.57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time" office:time-value="PT21H37M14.55S">
            <text:p>21:37:14.55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time" office:time-value="PT21H37M16.785S">
            <text:p>21:37:16.7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time" office:time-value="PT21H37M14.679S">
            <text:p>21:37:14.68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21H37M16.88S">
            <text:p>21:37:16.88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time" office:time-value="PT21H37M14.749S">
            <text:p>21:37:14.75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time" office:time-value="PT21H37M16.96S">
            <text:p>21:37:16.96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7M14.867S">
            <text:p>21:37:14.87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time" office:time-value="PT21H37M17.229S">
            <text:p>21:37:17.23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time" office:time-value="PT21H37M14.981S">
            <text:p>21:37:14.98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time" office:time-value="PT21H37M17.341S">
            <text:p>21:37:17.34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time" office:time-value="PT21H37M15.165S">
            <text:p>21:37:15.17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time" office:time-value="PT21H37M17.455S">
            <text:p>21:37:17.46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time" office:time-value="PT21H37M15.25S">
            <text:p>21:37:15.25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7M17.59S">
            <text:p>21:37:17.59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table:number-columns-repeated="2"/>
          <table:table-cell office:value-type="time" office:time-value="PT21H37M15.367S">
            <text:p>21:37:15.37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time" office:time-value="PT21H37M17.62S">
            <text:p>21:37:17.62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time" office:time-value="PT21H37M15.494S">
            <text:p>21:37:15.49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time" office:time-value="PT21H37M17.712S">
            <text:p>21:37:17.71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table:number-columns-repeated="2"/>
          <table:table-cell office:value-type="time" office:time-value="PT21H37M15.64S">
            <text:p>21:37:15.64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7M17.863S">
            <text:p>21:37:17.86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table:number-columns-repeated="2"/>
          <table:table-cell office:value-type="time" office:time-value="PT21H37M15.76S">
            <text:p>21:37:15.76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7M17.938S">
            <text:p>21:37:17.94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time" office:time-value="PT21H37M15.838S">
            <text:p>21:37:15.84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time" office:time-value="PT21H37M18.155S">
            <text:p>21:37:18.16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7M15.976S">
            <text:p>21:37:15.98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time" office:time-value="PT21H37M18.358S">
            <text:p>21:37:18.36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time" office:time-value="PT21H37M16.11S">
            <text:p>21:37:16.11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21H37M18.45S">
            <text:p>21:37:18.45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7M16.256S">
            <text:p>21:37:16.26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time" office:time-value="PT21H37M18.547S">
            <text:p>21:37:18.55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7M16.338S">
            <text:p>21:37:16.34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time" office:time-value="PT21H37M18.664S">
            <text:p>21:37:18.66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time" office:time-value="PT21H37M16.46S">
            <text:p>21:37:16.46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time" office:time-value="PT21H37M18.72S">
            <text:p>21:37:18.72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time" office:time-value="PT21H37M16.573S">
            <text:p>21:37:16.57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time" office:time-value="PT21H37M18.775S">
            <text:p>21:37:18.78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time" office:time-value="PT21H37M16.785S">
            <text:p>21:37:16.79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time" office:time-value="PT21H37M18.992S">
            <text:p>21:37:18.99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time" office:time-value="PT21H37M16.88S">
            <text:p>21:37:16.88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21H37M19.151S">
            <text:p>21:37:19.15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time" office:time-value="PT21H37M16.96S">
            <text:p>21:37:16.96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7M19.279S">
            <text:p>21:37:19.28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time" office:time-value="PT21H37M17.62S">
            <text:p>21:37:17.6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time" office:time-value="PT21H37M19.451S">
            <text:p>21:37:19.45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7M17.229S">
            <text:p>21:37:17.23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time" office:time-value="PT21H37M19.568S">
            <text:p>21:37:19.57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7M17.341S">
            <text:p>21:37:17.34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time" office:time-value="PT21H37M19.63S">
            <text:p>21:37:19.63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table:number-columns-repeated="2"/>
          <table:table-cell office:value-type="time" office:time-value="PT21H37M17.455S">
            <text:p>21:37:17.46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21H37M19.668S">
            <text:p>21:37:19.67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time" office:time-value="PT21H37M17.59S">
            <text:p>21:37:17.59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time" office:time-value="PT21H37M19.76S">
            <text:p>21:37:19.76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time" office:time-value="PT21H37M17.712S">
            <text:p>21:37:17.71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time" office:time-value="PT21H37M20.166S">
            <text:p>21:37:20.17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time" office:time-value="PT21H37M17.863S">
            <text:p>21:37:17.86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time" office:time-value="PT21H37M20.254S">
            <text:p>21:37:20.25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time" office:time-value="PT21H37M17.938S">
            <text:p>21:37:17.94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time" office:time-value="PT21H37M20.383S">
            <text:p>21:37:20.38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time" office:time-value="PT21H37M18.72S">
            <text:p>21:37:18.72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21H37M20.5S">
            <text:p>21:37:20.50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time" office:time-value="PT21H37M18.155S">
            <text:p>21:37:18.16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7M20.529S">
            <text:p>21:37:20.53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time" office:time-value="PT21H37M18.358S">
            <text:p>21:37:18.36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time" office:time-value="PT21H37M20.641S">
            <text:p>21:37:20.64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time" office:time-value="PT21H37M18.45S">
            <text:p>21:37:18.45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7M20.761S">
            <text:p>21:37:20.76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time" office:time-value="PT21H37M18.547S">
            <text:p>21:37:18.55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7M20.85S">
            <text:p>21:37:20.85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time" office:time-value="PT21H37M18.664S">
            <text:p>21:37:18.66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time" office:time-value="PT21H37M21.173S">
            <text:p>21:37:21.17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time" office:time-value="PT21H37M18.775S">
            <text:p>21:37:18.78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time" office:time-value="PT21H37M21.251S">
            <text:p>21:37:21.25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7M18.992S">
            <text:p>21:37:18.99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time" office:time-value="PT21H37M21.33S">
            <text:p>21:37:21.33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time" office:time-value="PT21H37M19.63S">
            <text:p>21:37:19.63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time" office:time-value="PT21H37M21.373S">
            <text:p>21:37:21.37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time" office:time-value="PT21H37M19.151S">
            <text:p>21:37:19.15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time" office:time-value="PT21H37M21.436S">
            <text:p>21:37:21.44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time" office:time-value="PT21H37M19.279S">
            <text:p>21:37:19.28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time" office:time-value="PT21H37M21.64S">
            <text:p>21:37:21.64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time" office:time-value="PT21H37M19.451S">
            <text:p>21:37:19.45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7M21.763S">
            <text:p>21:37:21.76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time" office:time-value="PT21H37M19.568S">
            <text:p>21:37:19.57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7M21.868S">
            <text:p>21:37:21.87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time" office:time-value="PT21H37M19.668S">
            <text:p>21:37:19.67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time" office:time-value="PT21H37M21.949S">
            <text:p>21:37:21.95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time" office:time-value="PT21H37M19.76S">
            <text:p>21:37:19.76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time" office:time-value="PT21H37M22.125S">
            <text:p>21:37:22.13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time" office:time-value="PT21H37M19.885S">
            <text:p>21:37:19.89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time" office:time-value="PT21H37M22.248S">
            <text:p>21:37:22.25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time" office:time-value="PT21H37M20.5S">
            <text:p>21:37:20.50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time" office:time-value="PT21H37M22.37S">
            <text:p>21:37:22.37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time" office:time-value="PT21H37M20.166S">
            <text:p>21:37:20.17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time" office:time-value="PT21H37M22.466S">
            <text:p>21:37:22.47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time" office:time-value="PT21H37M20.254S">
            <text:p>21:37:20.25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time" office:time-value="PT21H37M22.602S">
            <text:p>21:37:22.6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time" office:time-value="PT21H37M20.383S">
            <text:p>21:37:20.38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time" office:time-value="PT21H37M22.748S">
            <text:p>21:37:22.75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time" office:time-value="PT21H37M20.529S">
            <text:p>21:37:20.53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time" office:time-value="PT21H37M22.868S">
            <text:p>21:37:22.87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time" office:time-value="PT21H37M20.641S">
            <text:p>21:37:20.64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time" office:time-value="PT21H37M22.951S">
            <text:p>21:37:22.95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time" office:time-value="PT21H37M20.761S">
            <text:p>21:37:20.76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21H37M23.25S">
            <text:p>21:37:23.25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time" office:time-value="PT21H37M20.85S">
            <text:p>21:37:20.85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time" office:time-value="PT21H37M23.369S">
            <text:p>21:37:23.37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time" office:time-value="PT21H37M21.33S">
            <text:p>21:37:21.33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time" office:time-value="PT21H37M23.444S">
            <text:p>21:37:23.44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time" office:time-value="PT21H37M21.173S">
            <text:p>21:37:21.17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time" office:time-value="PT21H37M23.566S">
            <text:p>21:37:23.57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time" office:time-value="PT21H37M21.251S">
            <text:p>21:37:21.2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7M23.69S">
            <text:p>21:37:23.69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7M21.373S">
            <text:p>21:37:21.37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time" office:time-value="PT21H37M23.81S">
            <text:p>21:37:23.81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7M21.436S">
            <text:p>21:37:21.44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time" office:time-value="PT21H37M23.881S">
            <text:p>21:37:23.88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time" office:time-value="PT21H37M21.64S">
            <text:p>21:37:21.64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time" office:time-value="PT21H37M23.95S">
            <text:p>21:37:23.95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time" office:time-value="PT21H37M21.763S">
            <text:p>21:37:21.76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time" office:time-value="PT21H37M24.155S">
            <text:p>21:37:24.16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time" office:time-value="PT21H37M21.868S">
            <text:p>21:37:21.87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time" office:time-value="PT21H37M24.331S">
            <text:p>21:37:24.33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  <table:table-cell table:number-columns-repeated="2"/>
          <table:table-cell office:value-type="time" office:time-value="PT21H37M21.949S">
            <text:p>21:37:21.95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time" office:time-value="PT21H37M24.436S">
            <text:p>21:37:24.44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time" office:time-value="PT21H37M22.125S">
            <text:p>21:37:22.13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time" office:time-value="PT21H37M24.564S">
            <text:p>21:37:24.56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7M22.248S">
            <text:p>21:37:22.25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time" office:time-value="PT21H37M24.64S">
            <text:p>21:37:24.64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time" office:time-value="PT21H37M22.37S">
            <text:p>21:37:22.37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time" office:time-value="PT21H37M24.678S">
            <text:p>21:37:24.68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table:number-columns-repeated="2"/>
          <table:table-cell office:value-type="time" office:time-value="PT21H37M22.466S">
            <text:p>21:37:22.47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time" office:time-value="PT21H37M24.811S">
            <text:p>21:37:24.81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time" office:time-value="PT21H37M22.602S">
            <text:p>21:37:22.60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time" office:time-value="PT21H37M24.974S">
            <text:p>21:37:24.97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7M22.748S">
            <text:p>21:37:22.75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21H37M25.158S">
            <text:p>21:37:25.16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time" office:time-value="PT21H37M22.868S">
            <text:p>21:37:22.87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time" office:time-value="PT21H37M25.275S">
            <text:p>21:37:25.28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table:number-columns-repeated="2"/>
          <table:table-cell office:value-type="time" office:time-value="PT21H37M22.951S">
            <text:p>21:37:22.95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time" office:time-value="PT21H37M25.464S">
            <text:p>21:37:25.46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table:number-columns-repeated="2"/>
          <table:table-cell office:value-type="time" office:time-value="PT21H37M23.81S">
            <text:p>21:37:23.81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7M25.57S">
            <text:p>21:37:25.57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7M23.25S">
            <text:p>21:37:23.25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time" office:time-value="PT21H37M25.577S">
            <text:p>21:37:25.58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7M23.369S">
            <text:p>21:37:23.37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time" office:time-value="PT21H37M25.662S">
            <text:p>21:37:25.66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time" office:time-value="PT21H37M23.444S">
            <text:p>21:37:23.44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time" office:time-value="PT21H37M25.762S">
            <text:p>21:37:25.76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7M23.566S">
            <text:p>21:37:23.57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time" office:time-value="PT21H37M25.953S">
            <text:p>21:37:25.95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time" office:time-value="PT21H37M23.69S">
            <text:p>21:37:23.69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7M26.176S">
            <text:p>21:37:26.18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time" office:time-value="PT21H37M23.881S">
            <text:p>21:37:23.88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time" office:time-value="PT21H37M26.272S">
            <text:p>21:37:26.27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time" office:time-value="PT21H37M23.95S">
            <text:p>21:37:23.95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time" office:time-value="PT21H37M26.28S">
            <text:p>21:37:26.28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time" office:time-value="PT21H37M24.64S">
            <text:p>21:37:24.64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time" office:time-value="PT21H37M26.361S">
            <text:p>21:37:26.36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7M24.155S">
            <text:p>21:37:24.16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time" office:time-value="PT21H37M26.55S">
            <text:p>21:37:26.55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time" office:time-value="PT21H37M24.331S">
            <text:p>21:37:24.33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time" office:time-value="PT21H37M26.65S">
            <text:p>21:37:26.65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time" office:time-value="PT21H37M24.436S">
            <text:p>21:37:24.44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time" office:time-value="PT21H37M26.777S">
            <text:p>21:37:26.78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time" office:time-value="PT21H37M24.564S">
            <text:p>21:37:24.56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7M26.868S">
            <text:p>21:37:26.87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time" office:time-value="PT21H37M24.678S">
            <text:p>21:37:24.68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time" office:time-value="PT21H37M27.173S">
            <text:p>21:37:27.17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time" office:time-value="PT21H37M24.811S">
            <text:p>21:37:24.81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time" office:time-value="PT21H37M27.18S">
            <text:p>21:37:27.18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time" office:time-value="PT21H37M24.974S">
            <text:p>21:37:24.97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7M27.255S">
            <text:p>21:37:27.26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time" office:time-value="PT21H37M25.57S">
            <text:p>21:37:25.57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7M27.377S">
            <text:p>21:37:27.38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time" office:time-value="PT21H37M25.158S">
            <text:p>21:37:25.16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21H37M27.66S">
            <text:p>21:37:27.66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time" office:time-value="PT21H37M25.275S">
            <text:p>21:37:25.28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time" office:time-value="PT21H37M27.748S">
            <text:p>21:37:27.75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time" office:time-value="PT21H37M25.464S">
            <text:p>21:37:25.46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time" office:time-value="PT21H37M27.878S">
            <text:p>21:37:27.88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time" office:time-value="PT21H37M25.577S">
            <text:p>21:37:25.58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7M27.975S">
            <text:p>21:37:27.98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time" office:time-value="PT21H37M25.662S">
            <text:p>21:37:25.66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time" office:time-value="PT21H37M28.152S">
            <text:p>21:37:28.15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time" office:time-value="PT21H37M25.762S">
            <text:p>21:37:25.76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7M28.263S">
            <text:p>21:37:28.26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time" office:time-value="PT21H37M25.953S">
            <text:p>21:37:25.95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time" office:time-value="PT21H37M28.357S">
            <text:p>21:37:28.36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time" office:time-value="PT21H37M26.28S">
            <text:p>21:37:26.28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time" office:time-value="PT21H37M28.46S">
            <text:p>21:37:28.46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time" office:time-value="PT21H37M26.176S">
            <text:p>21:37:26.18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time" office:time-value="PT21H37M28.612S">
            <text:p>21:37:28.61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time" office:time-value="PT21H37M26.272S">
            <text:p>21:37:26.27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21H37M28.76S">
            <text:p>21:37:28.76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7M26.361S">
            <text:p>21:37:26.36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7M28.849S">
            <text:p>21:37:28.85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7M26.55S">
            <text:p>21:37:26.55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time" office:time-value="PT21H37M28.977S">
            <text:p>21:37:28.98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table:number-columns-repeated="2"/>
          <table:table-cell office:value-type="time" office:time-value="PT21H37M26.65S">
            <text:p>21:37:26.65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time" office:time-value="PT21H37M29.259S">
            <text:p>21:37:29.26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  <table:table-cell table:number-columns-repeated="2"/>
          <table:table-cell office:value-type="time" office:time-value="PT21H37M26.777S">
            <text:p>21:37:26.78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21H37M29.33S">
            <text:p>21:37:29.33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  <table:table-cell table:number-columns-repeated="2"/>
          <table:table-cell office:value-type="time" office:time-value="PT21H37M26.868S">
            <text:p>21:37:26.87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time" office:time-value="PT21H37M29.456S">
            <text:p>21:37:29.46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7M27.18S">
            <text:p>21:37:27.18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time" office:time-value="PT21H37M29.571S">
            <text:p>21:37:29.57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7M27.173S">
            <text:p>21:37:27.17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time" office:time-value="PT21H37M29.734S">
            <text:p>21:37:29.73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time" office:time-value="PT21H37M27.255S">
            <text:p>21:37:27.26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time" office:time-value="PT21H37M29.861S">
            <text:p>21:37:29.86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time" office:time-value="PT21H37M27.377S">
            <text:p>21:37:27.38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time" office:time-value="PT21H37M29.943S">
            <text:p>21:37:29.94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time" office:time-value="PT21H37M27.485S">
            <text:p>21:37:27.49</text:p>
          </table:table-cell>
          <table:table-cell office:value-type="float" office:value="40">
            <text:p>40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time" office:time-value="PT21H37M29.97S">
            <text:p>21:37:29.97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time" office:time-value="PT21H37M27.66S">
            <text:p>21:37:27.66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time" office:time-value="PT21H37M30.191S">
            <text:p>21:37:30.1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time" office:time-value="PT21H37M27.748S">
            <text:p>21:37:27.75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time" office:time-value="PT21H37M30.351S">
            <text:p>21:37:30.35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time" office:time-value="PT21H37M27.878S">
            <text:p>21:37:27.88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time" office:time-value="PT21H37M30.468S">
            <text:p>21:37:30.47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table:number-columns-repeated="2"/>
          <table:table-cell office:value-type="time" office:time-value="PT21H37M27.975S">
            <text:p>21:37:27.98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time" office:time-value="PT21H37M30.55S">
            <text:p>21:37:30.55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time" office:time-value="PT21H37M28.152S">
            <text:p>21:37:28.15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21H37M30.676S">
            <text:p>21:37:30.68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7M28.263S">
            <text:p>21:37:28.26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time" office:time-value="PT21H37M30.852S">
            <text:p>21:37:30.85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7M28.357S">
            <text:p>21:37:28.36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time" office:time-value="PT21H37M30.952S">
            <text:p>21:37:30.95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time" office:time-value="PT21H37M28.46S">
            <text:p>21:37:28.46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time" office:time-value="PT21H37M30.99S">
            <text:p>21:37:30.99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7M28.612S">
            <text:p>21:37:28.61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time" office:time-value="PT21H37M31.165S">
            <text:p>21:37:31.17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time" office:time-value="PT21H37M28.76S">
            <text:p>21:37:28.76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7M31.285S">
            <text:p>21:37:31.29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time" office:time-value="PT21H37M28.849S">
            <text:p>21:37:28.85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7M31.44S">
            <text:p>21:37:31.44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time" office:time-value="PT21H37M28.977S">
            <text:p>21:37:28.98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time" office:time-value="PT21H37M31.53S">
            <text:p>21:37:31.53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time" office:time-value="PT21H37M29.97S">
            <text:p>21:37:29.97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time" office:time-value="PT21H37M31.574S">
            <text:p>21:37:31.57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time" office:time-value="PT21H37M29.259S">
            <text:p>21:37:29.26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time" office:time-value="PT21H37M31.646S">
            <text:p>21:37:31.65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7M29.33S">
            <text:p>21:37:29.33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time" office:time-value="PT21H37M31.934S">
            <text:p>21:37:31.93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7M29.456S">
            <text:p>21:37:29.46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7M32.169S">
            <text:p>21:37:32.17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  <table:table-cell table:number-columns-repeated="2"/>
          <table:table-cell office:value-type="time" office:time-value="PT21H37M29.571S">
            <text:p>21:37:29.57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7M32.271S">
            <text:p>21:37:32.27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time" office:time-value="PT21H37M29.734S">
            <text:p>21:37:29.73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time" office:time-value="PT21H37M32.425S">
            <text:p>21:37:32.43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time" office:time-value="PT21H37M29.861S">
            <text:p>21:37:29.86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time" office:time-value="PT21H37M32.573S">
            <text:p>21:37:32.57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time" office:time-value="PT21H37M29.943S">
            <text:p>21:37:29.94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time" office:time-value="PT21H37M32.636S">
            <text:p>21:37:32.64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time" office:time-value="PT21H37M30.99S">
            <text:p>21:37:30.99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7M32.784S">
            <text:p>21:37:32.78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time" office:time-value="PT21H37M30.191S">
            <text:p>21:37:30.19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time" office:time-value="PT21H37M32.866S">
            <text:p>21:37:32.87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time" office:time-value="PT21H37M30.351S">
            <text:p>21:37:30.35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time" office:time-value="PT21H37M32.94S">
            <text:p>21:37:32.94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time" office:time-value="PT21H37M30.468S">
            <text:p>21:37:30.47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time" office:time-value="PT21H37M33.132S">
            <text:p>21:37:33.13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time" office:time-value="PT21H37M30.55S">
            <text:p>21:37:30.55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time" office:time-value="PT21H37M33.279S">
            <text:p>21:37:33.28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7M30.676S">
            <text:p>21:37:30.68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7M33.402S">
            <text:p>21:37:33.40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time" office:time-value="PT21H37M30.852S">
            <text:p>21:37:30.8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7M33.49S">
            <text:p>21:37:33.49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time" office:time-value="PT21H37M30.952S">
            <text:p>21:37:30.95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time" office:time-value="PT21H37M33.533S">
            <text:p>21:37:33.53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time" office:time-value="PT21H37M31.53S">
            <text:p>21:37:31.53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time" office:time-value="PT21H37M33.626S">
            <text:p>21:37:33.63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time" office:time-value="PT21H37M31.165S">
            <text:p>21:37:31.17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time" office:time-value="PT21H37M33.769S">
            <text:p>21:37:33.77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time" office:time-value="PT21H37M31.285S">
            <text:p>21:37:31.29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time" office:time-value="PT21H37M33.844S">
            <text:p>21:37:33.84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time" office:time-value="PT21H37M31.44S">
            <text:p>21:37:31.44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time" office:time-value="PT21H37M33.996S">
            <text:p>21:37:34.00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time" office:time-value="PT21H37M31.574S">
            <text:p>21:37:31.57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time" office:time-value="PT21H37M34.152S">
            <text:p>21:37:34.15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time" office:time-value="PT21H37M31.646S">
            <text:p>21:37:31.65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7M34.252S">
            <text:p>21:37:34.25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time" office:time-value="PT21H37M31.798S">
            <text:p>21:37:31.80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time" office:time-value="PT21H37M34.366S">
            <text:p>21:37:34.37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time" office:time-value="PT21H37M31.934S">
            <text:p>21:37:31.93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7M34.456S">
            <text:p>21:37:34.46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time" office:time-value="PT21H37M32.94S">
            <text:p>21:37:32.94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time" office:time-value="PT21H37M34.634S">
            <text:p>21:37:34.63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time" office:time-value="PT21H37M32.169S">
            <text:p>21:37:32.17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time" office:time-value="PT21H37M34.777S">
            <text:p>21:37:34.78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7M32.271S">
            <text:p>21:37:32.27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21H37M34.852S">
            <text:p>21:37:34.85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time" office:time-value="PT21H37M32.425S">
            <text:p>21:37:32.43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time" office:time-value="PT21H37M34.944S">
            <text:p>21:37:34.94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time" office:time-value="PT21H37M32.573S">
            <text:p>21:37:32.57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time" office:time-value="PT21H37M35.246S">
            <text:p>21:37:35.25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time" office:time-value="PT21H37M32.636S">
            <text:p>21:37:32.64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time" office:time-value="PT21H37M35.354S">
            <text:p>21:37:35.35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time" office:time-value="PT21H37M32.784S">
            <text:p>21:37:32.78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time" office:time-value="PT21H37M35.454S">
            <text:p>21:37:35.45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time" office:time-value="PT21H37M32.866S">
            <text:p>21:37:32.87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time" office:time-value="PT21H37M35.574S">
            <text:p>21:37:35.57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time" office:time-value="PT21H37M33.49S">
            <text:p>21:37:33.49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time" office:time-value="PT21H37M35.72S">
            <text:p>21:37:35.72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time" office:time-value="PT21H37M33.132S">
            <text:p>21:37:33.13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time" office:time-value="PT21H37M35.745S">
            <text:p>21:37:35.75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time" office:time-value="PT21H37M33.279S">
            <text:p>21:37:33.28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7M35.843S">
            <text:p>21:37:35.84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  <table:table-cell table:number-columns-repeated="2"/>
          <table:table-cell office:value-type="time" office:time-value="PT21H37M33.402S">
            <text:p>21:37:33.40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21H37M35.966S">
            <text:p>21:37:35.97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7M33.533S">
            <text:p>21:37:33.53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time" office:time-value="PT21H37M36.22S">
            <text:p>21:37:36.22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table:number-columns-repeated="2"/>
          <table:table-cell office:value-type="time" office:time-value="PT21H37M33.626S">
            <text:p>21:37:33.63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time" office:time-value="PT21H37M36.368S">
            <text:p>21:37:36.37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7M33.769S">
            <text:p>21:37:33.77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time" office:time-value="PT21H37M36.461S">
            <text:p>21:37:36.46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time" office:time-value="PT21H37M33.844S">
            <text:p>21:37:33.84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21H37M36.559S">
            <text:p>21:37:36.56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time" office:time-value="PT21H37M33.996S">
            <text:p>21:37:34.00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21H37M36.57S">
            <text:p>21:37:36.57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time" office:time-value="PT21H37M34.152S">
            <text:p>21:37:34.15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time" office:time-value="PT21H37M36.673S">
            <text:p>21:37:36.67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time" office:time-value="PT21H37M34.252S">
            <text:p>21:37:34.25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time" office:time-value="PT21H37M36.876S">
            <text:p>21:37:36.88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time" office:time-value="PT21H37M34.366S">
            <text:p>21:37:34.37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21H37M36.957S">
            <text:p>21:37:36.96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time" office:time-value="PT21H37M34.456S">
            <text:p>21:37:34.46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time" office:time-value="PT21H37M37.165S">
            <text:p>21:37:37.17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time" office:time-value="PT21H37M34.634S">
            <text:p>21:37:34.63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time" office:time-value="PT21H37M37.329S">
            <text:p>21:37:37.33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time" office:time-value="PT21H37M34.777S">
            <text:p>21:37:34.78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7M37.461S">
            <text:p>21:37:37.46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time" office:time-value="PT21H37M34.852S">
            <text:p>21:37:34.85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time" office:time-value="PT21H37M37.569S">
            <text:p>21:37:37.57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time" office:time-value="PT21H37M34.944S">
            <text:p>21:37:34.94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time" office:time-value="PT21H37M37.668S">
            <text:p>21:37:37.67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time" office:time-value="PT21H37M35.72S">
            <text:p>21:37:35.72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time" office:time-value="PT21H37M37.69S">
            <text:p>21:37:37.69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time" office:time-value="PT21H37M35.246S">
            <text:p>21:37:35.25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time" office:time-value="PT21H37M37.774S">
            <text:p>21:37:37.77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time" office:time-value="PT21H37M35.354S">
            <text:p>21:37:35.35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time" office:time-value="PT21H37M37.966S">
            <text:p>21:37:37.97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7M35.454S">
            <text:p>21:37:35.45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time" office:time-value="PT21H37M38.147S">
            <text:p>21:37:38.15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time" office:time-value="PT21H37M35.574S">
            <text:p>21:37:35.57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time" office:time-value="PT21H37M38.287S">
            <text:p>21:37:38.29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time" office:time-value="PT21H37M35.745S">
            <text:p>21:37:35.75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time" office:time-value="PT21H37M38.446S">
            <text:p>21:37:38.45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time" office:time-value="PT21H37M35.843S">
            <text:p>21:37:35.84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time" office:time-value="PT21H37M38.54S">
            <text:p>21:37:38.54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time" office:time-value="PT21H37M35.966S">
            <text:p>21:37:35.97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7M38.567S">
            <text:p>21:37:38.57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7M36.57S">
            <text:p>21:37:36.57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time" office:time-value="PT21H37M38.646S">
            <text:p>21:37:38.65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7M36.22S">
            <text:p>21:37:36.22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time" office:time-value="PT21H37M38.784S">
            <text:p>21:37:38.78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7M36.368S">
            <text:p>21:37:36.37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7M38.869S">
            <text:p>21:37:38.87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time" office:time-value="PT21H37M36.461S">
            <text:p>21:37:36.46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time" office:time-value="PT21H37M39.136S">
            <text:p>21:37:39.14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7M36.559S">
            <text:p>21:37:36.56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time" office:time-value="PT21H37M39.257S">
            <text:p>21:37:39.26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time" office:time-value="PT21H37M36.673S">
            <text:p>21:37:36.67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time" office:time-value="PT21H37M39.376S">
            <text:p>21:37:39.38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time" office:time-value="PT21H37M36.876S">
            <text:p>21:37:36.88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time" office:time-value="PT21H37M39.545S">
            <text:p>21:37:39.55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time" office:time-value="PT21H37M36.957S">
            <text:p>21:37:36.96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time" office:time-value="PT21H37M39.55S">
            <text:p>21:37:39.55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7M37.69S">
            <text:p>21:37:37.69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time" office:time-value="PT21H37M39.67S">
            <text:p>21:37:39.67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7M37.165S">
            <text:p>21:37:37.17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time" office:time-value="PT21H37M39.753S">
            <text:p>21:37:39.75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time" office:time-value="PT21H37M37.329S">
            <text:p>21:37:37.33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time" office:time-value="PT21H37M39.879S">
            <text:p>21:37:39.88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time" office:time-value="PT21H37M37.461S">
            <text:p>21:37:37.46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time" office:time-value="PT21H37M40.163S">
            <text:p>21:37:40.16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time" office:time-value="PT21H37M37.569S">
            <text:p>21:37:37.57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time" office:time-value="PT21H37M40.253S">
            <text:p>21:37:40.25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time" office:time-value="PT21H37M37.668S">
            <text:p>21:37:37.67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time" office:time-value="PT21H37M40.364S">
            <text:p>21:37:40.36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time" office:time-value="PT21H37M37.774S">
            <text:p>21:37:37.77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time" office:time-value="PT21H37M40.461S">
            <text:p>21:37:40.46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time" office:time-value="PT21H37M37.966S">
            <text:p>21:37:37.97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7M40.658S">
            <text:p>21:37:40.66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time" office:time-value="PT21H37M38.54S">
            <text:p>21:37:38.54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time" office:time-value="PT21H37M40.67S">
            <text:p>21:37:40.67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time" office:time-value="PT21H37M38.147S">
            <text:p>21:37:38.15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time" office:time-value="PT21H37M40.752S">
            <text:p>21:37:40.75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time" office:time-value="PT21H37M38.287S">
            <text:p>21:37:38.29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time" office:time-value="PT21H37M40.874S">
            <text:p>21:37:40.87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time" office:time-value="PT21H37M38.446S">
            <text:p>21:37:38.45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time" office:time-value="PT21H37M40.96S">
            <text:p>21:37:40.96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7M38.567S">
            <text:p>21:37:38.57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7M41.147S">
            <text:p>21:37:41.15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time" office:time-value="PT21H37M38.646S">
            <text:p>21:37:38.65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7M41.263S">
            <text:p>21:37:41.26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time" office:time-value="PT21H37M38.784S">
            <text:p>21:37:38.78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7M41.357S">
            <text:p>21:37:41.36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time" office:time-value="PT21H37M38.869S">
            <text:p>21:37:38.87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time" office:time-value="PT21H37M41.474S">
            <text:p>21:37:41.47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time" office:time-value="PT21H37M39.55S">
            <text:p>21:37:39.55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7M41.623S">
            <text:p>21:37:41.62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time" office:time-value="PT21H37M39.136S">
            <text:p>21:37:39.14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7M41.784S">
            <text:p>21:37:41.78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time" office:time-value="PT21H37M39.257S">
            <text:p>21:37:39.26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time" office:time-value="PT21H37M41.874S">
            <text:p>21:37:41.87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time" office:time-value="PT21H37M39.376S">
            <text:p>21:37:39.38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time" office:time-value="PT21H37M42.1S">
            <text:p>21:37:42.10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time" office:time-value="PT21H37M39.545S">
            <text:p>21:37:39.55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time" office:time-value="PT21H37M42.223S">
            <text:p>21:37:42.22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time" office:time-value="PT21H37M39.67S">
            <text:p>21:37:39.67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7M42.368S">
            <text:p>21:37:42.37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time" office:time-value="PT21H37M39.753S">
            <text:p>21:37:39.75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time" office:time-value="PT21H37M42.454S">
            <text:p>21:37:42.45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time" office:time-value="PT21H37M39.879S">
            <text:p>21:37:39.88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21H37M42.577S">
            <text:p>21:37:42.58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time" office:time-value="PT21H37M40.67S">
            <text:p>21:37:40.67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time" office:time-value="PT21H37M42.662S">
            <text:p>21:37:42.66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time" office:time-value="PT21H37M40.163S">
            <text:p>21:37:40.16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time" office:time-value="PT21H37M42.823S">
            <text:p>21:37:42.82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time" office:time-value="PT21H37M40.253S">
            <text:p>21:37:40.25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time" office:time-value="PT21H37M42.9S">
            <text:p>21:37:42.90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time" office:time-value="PT21H37M40.364S">
            <text:p>21:37:40.36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time" office:time-value="PT21H37M42.962S">
            <text:p>21:37:42.96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table:number-columns-repeated="2"/>
          <table:table-cell office:value-type="time" office:time-value="PT21H37M40.461S">
            <text:p>21:37:40.46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time" office:time-value="PT21H37M43.157S">
            <text:p>21:37:43.16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time" office:time-value="PT21H37M40.658S">
            <text:p>21:37:40.66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time" office:time-value="PT21H37M43.329S">
            <text:p>21:37:43.33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time" office:time-value="PT21H37M40.752S">
            <text:p>21:37:40.75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time" office:time-value="PT21H37M43.438S">
            <text:p>21:37:43.44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table:number-columns-repeated="2"/>
          <table:table-cell office:value-type="time" office:time-value="PT21H37M40.874S">
            <text:p>21:37:40.87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time" office:time-value="PT21H37M43.56S">
            <text:p>21:37:43.56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time" office:time-value="PT21H37M40.96S">
            <text:p>21:37:40.96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7M43.565S">
            <text:p>21:37:43.57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time" office:time-value="PT21H37M41.147S">
            <text:p>21:37:41.15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time" office:time-value="PT21H37M43.655S">
            <text:p>21:37:43.66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7M41.263S">
            <text:p>21:37:41.26</text:p>
          </table:table-cell>
          <table:table-cell office:value-type="float" office:value="40">
            <text:p>4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time" office:time-value="PT21H37M43.962S">
            <text:p>21:37:43.96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time" office:time-value="PT21H37M41.357S">
            <text:p>21:37:41.36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time" office:time-value="PT21H37M44.17S">
            <text:p>21:37:44.17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time" office:time-value="PT21H37M41.474S">
            <text:p>21:37:41.47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time" office:time-value="PT21H37M44.27S">
            <text:p>21:37:44.27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  <table:table-cell table:number-columns-repeated="2"/>
          <table:table-cell office:value-type="time" office:time-value="PT21H37M41.623S">
            <text:p>21:37:41.62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time" office:time-value="PT21H37M44.455S">
            <text:p>21:37:44.46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  <table:table-cell table:number-columns-repeated="2"/>
          <table:table-cell office:value-type="time" office:time-value="PT21H37M41.784S">
            <text:p>21:37:41.78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time" office:time-value="PT21H37M44.5S">
            <text:p>21:37:44.5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7M41.874S">
            <text:p>21:37:41.87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time" office:time-value="PT21H37M44.545S">
            <text:p>21:37:44.55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7M42.1S">
            <text:p>21:37:42.10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time" office:time-value="PT21H37M44.661S">
            <text:p>21:37:44.66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time" office:time-value="PT21H37M42.9S">
            <text:p>21:37:42.90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time" office:time-value="PT21H37M44.762S">
            <text:p>21:37:44.76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time" office:time-value="PT21H37M42.223S">
            <text:p>21:37:42.22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time" office:time-value="PT21H37M44.924S">
            <text:p>21:37:44.92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time" office:time-value="PT21H37M42.368S">
            <text:p>21:37:42.37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time" office:time-value="PT21H37M45.159S">
            <text:p>21:37:45.16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time" office:time-value="PT21H37M42.454S">
            <text:p>21:37:42.45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time" office:time-value="PT21H37M45.279S">
            <text:p>21:37:45.28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time" office:time-value="PT21H37M42.577S">
            <text:p>21:37:42.58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time" office:time-value="PT21H37M45.3S">
            <text:p>21:37:45.30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7M42.662S">
            <text:p>21:37:42.66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time" office:time-value="PT21H37M45.372S">
            <text:p>21:37:45.37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table:number-columns-repeated="2"/>
          <table:table-cell office:value-type="time" office:time-value="PT21H37M42.823S">
            <text:p>21:37:42.82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time" office:time-value="PT21H37M45.554S">
            <text:p>21:37:45.55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time" office:time-value="PT21H37M42.962S">
            <text:p>21:37:42.96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time" office:time-value="PT21H37M45.636S">
            <text:p>21:37:45.64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7M43.56S">
            <text:p>21:37:43.56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time" office:time-value="PT21H37M45.779S">
            <text:p>21:37:45.78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time" office:time-value="PT21H37M43.157S">
            <text:p>21:37:43.16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time" office:time-value="PT21H37M45.868S">
            <text:p>21:37:45.87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7M43.329S">
            <text:p>21:37:43.33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time" office:time-value="PT21H37M46.147S">
            <text:p>21:37:46.15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time" office:time-value="PT21H37M43.438S">
            <text:p>21:37:43.44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time" office:time-value="PT21H37M46.239S">
            <text:p>21:37:46.24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time" office:time-value="PT21H37M43.565S">
            <text:p>21:37:43.57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time" office:time-value="PT21H37M46.385S">
            <text:p>21:37:46.3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table:number-columns-repeated="2"/>
          <table:table-cell office:value-type="time" office:time-value="PT21H37M43.655S">
            <text:p>21:37:43.66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7M46.6S">
            <text:p>21:37:46.60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7M43.785S">
            <text:p>21:37:43.79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7M46.647S">
            <text:p>21:37:46.65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time" office:time-value="PT21H37M43.962S">
            <text:p>21:37:43.96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time" office:time-value="PT21H37M46.762S">
            <text:p>21:37:46.76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time" office:time-value="PT21H37M44.5S">
            <text:p>21:37:44.50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7M46.864S">
            <text:p>21:37:46.86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time" office:time-value="PT21H37M44.17S">
            <text:p>21:37:44.17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time" office:time-value="PT21H37M46.981S">
            <text:p>21:37:46.98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time" office:time-value="PT21H37M44.27S">
            <text:p>21:37:44.27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time" office:time-value="PT21H37M47.116S">
            <text:p>21:37:47.12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7M44.455S">
            <text:p>21:37:44.46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time" office:time-value="PT21H37M47.249S">
            <text:p>21:37:47.25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7M44.545S">
            <text:p>21:37:44.55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7M47.368S">
            <text:p>21:37:47.37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time" office:time-value="PT21H37M44.661S">
            <text:p>21:37:44.66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time" office:time-value="PT21H37M47.467S">
            <text:p>21:37:47.47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time" office:time-value="PT21H37M44.762S">
            <text:p>21:37:44.76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time" office:time-value="PT21H37M47.754S">
            <text:p>21:37:47.75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7M44.924S">
            <text:p>21:37:44.92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time" office:time-value="PT21H37M47.866S">
            <text:p>21:37:47.87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time" office:time-value="PT21H37M45.3S">
            <text:p>21:37:45.30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7M47.944S">
            <text:p>21:37:47.94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time" office:time-value="PT21H37M45.159S">
            <text:p>21:37:45.16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time" office:time-value="PT21H37M48.224S">
            <text:p>21:37:48.22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time" office:time-value="PT21H37M45.279S">
            <text:p>21:37:45.28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time" office:time-value="PT21H37M48.353S">
            <text:p>21:37:48.35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time" office:time-value="PT21H37M45.372S">
            <text:p>21:37:45.37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time" office:time-value="PT21H37M48.449S">
            <text:p>21:37:48.45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time" office:time-value="PT21H37M45.554S">
            <text:p>21:37:45.55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time" office:time-value="PT21H37M48.579S">
            <text:p>21:37:48.58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7M45.636S">
            <text:p>21:37:45.64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7M48.817S">
            <text:p>21:37:48.82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time" office:time-value="PT21H37M45.779S">
            <text:p>21:37:45.78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time" office:time-value="PT21H37M48.886S">
            <text:p>21:37:48.89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time" office:time-value="PT21H37M45.868S">
            <text:p>21:37:45.87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7M48.93S">
            <text:p>21:37:48.93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time" office:time-value="PT21H37M46.6S">
            <text:p>21:37:46.60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7M48.971S">
            <text:p>21:37:48.97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time" office:time-value="PT21H37M46.147S">
            <text:p>21:37:46.15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time" office:time-value="PT21H37M49.21S">
            <text:p>21:37:49.21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time" office:time-value="PT21H37M46.239S">
            <text:p>21:37:46.24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time" office:time-value="PT21H37M49.345S">
            <text:p>21:37:49.35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7M46.385S">
            <text:p>21:37:46.39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time" office:time-value="PT21H37M49.46S">
            <text:p>21:37:49.46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time" office:time-value="PT21H37M46.482S">
            <text:p>21:37:46.48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time" office:time-value="PT21H37M49.572S">
            <text:p>21:37:49.57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time" office:time-value="PT21H37M46.647S">
            <text:p>21:37:46.65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time" office:time-value="PT21H37M49.6S">
            <text:p>21:37:49.60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time" office:time-value="PT21H37M46.762S">
            <text:p>21:37:46.76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time" office:time-value="PT21H37M49.66S">
            <text:p>21:37:49.66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time" office:time-value="PT21H37M46.864S">
            <text:p>21:37:46.86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time" office:time-value="PT21H37M49.832S">
            <text:p>21:37:49.83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time" office:time-value="PT21H37M46.981S">
            <text:p>21:37:46.98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time" office:time-value="PT21H37M49.962S">
            <text:p>21:37:49.96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time" office:time-value="PT21H37M47.116S">
            <text:p>21:37:47.12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7M50.163S">
            <text:p>21:37:50.16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7M47.249S">
            <text:p>21:37:47.25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7M50.261S">
            <text:p>21:37:50.26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time" office:time-value="PT21H37M47.368S">
            <text:p>21:37:47.37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21H37M50.422S">
            <text:p>21:37:50.42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7M47.467S">
            <text:p>21:37:47.47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21H37M50.5S">
            <text:p>21:37:50.50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time" office:time-value="PT21H37M47.581S">
            <text:p>21:37:47.58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time" office:time-value="PT21H37M50.56S">
            <text:p>21:37:50.56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7M47.754S">
            <text:p>21:37:47.75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7M50.665S">
            <text:p>21:37:50.67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7M47.866S">
            <text:p>21:37:47.87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time" office:time-value="PT21H37M50.801S">
            <text:p>21:37:50.80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7M47.944S">
            <text:p>21:37:47.94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time" office:time-value="PT21H37M50.924S">
            <text:p>21:37:50.92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time" office:time-value="PT21H37M48.93S">
            <text:p>21:37:48.93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time" office:time-value="PT21H37M51.155S">
            <text:p>21:37:51.16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time" office:time-value="PT21H37M48.224S">
            <text:p>21:37:48.22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time" office:time-value="PT21H37M51.262S">
            <text:p>21:37:51.26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time" office:time-value="PT21H37M48.353S">
            <text:p>21:37:48.35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time" office:time-value="PT21H37M51.582S">
            <text:p>21:37:51.58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time" office:time-value="PT21H37M48.449S">
            <text:p>21:37:48.45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time" office:time-value="PT21H37M51.652S">
            <text:p>21:37:51.65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time" office:time-value="PT21H37M48.579S">
            <text:p>21:37:48.58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7M51.69S">
            <text:p>21:37:51.6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time" office:time-value="PT21H37M48.817S">
            <text:p>21:37:48.82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time" office:time-value="PT21H37M51.77S">
            <text:p>21:37:51.77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time" office:time-value="PT21H37M48.886S">
            <text:p>21:37:48.89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time" office:time-value="PT21H37M51.866S">
            <text:p>21:37:51.87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time" office:time-value="PT21H37M48.971S">
            <text:p>21:37:48.97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time" office:time-value="PT21H37M52.157S">
            <text:p>21:37:52.16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7M49.6S">
            <text:p>21:37:49.60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time" office:time-value="PT21H37M52.16S">
            <text:p>21:37:52.16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table:number-columns-repeated="2"/>
          <table:table-cell office:value-type="time" office:time-value="PT21H37M49.21S">
            <text:p>21:37:49.21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time" office:time-value="PT21H37M52.253S">
            <text:p>21:37:52.25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time" office:time-value="PT21H37M49.345S">
            <text:p>21:37:49.35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7M52.384S">
            <text:p>21:37:52.38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time" office:time-value="PT21H37M49.46S">
            <text:p>21:37:49.46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time" office:time-value="PT21H37M52.51S">
            <text:p>21:37:52.51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7M49.572S">
            <text:p>21:37:49.57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time" office:time-value="PT21H37M52.657S">
            <text:p>21:37:52.66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time" office:time-value="PT21H37M49.66S">
            <text:p>21:37:49.66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time" office:time-value="PT21H37M52.764S">
            <text:p>21:37:52.76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7M49.832S">
            <text:p>21:37:49.83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time" office:time-value="PT21H37M52.864S">
            <text:p>21:37:52.86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time" office:time-value="PT21H37M49.962S">
            <text:p>21:37:49.96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21H37M52.965S">
            <text:p>21:37:52.97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time" office:time-value="PT21H37M50.5S">
            <text:p>21:37:50.50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21H37M53.147S">
            <text:p>21:37:53.15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7M50.163S">
            <text:p>21:37:50.16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7M53.267S">
            <text:p>21:37:53.27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time" office:time-value="PT21H37M50.261S">
            <text:p>21:37:50.26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time" office:time-value="PT21H37M53.353S">
            <text:p>21:37:53.35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time" office:time-value="PT21H37M50.422S">
            <text:p>21:37:50.42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7M53.467S">
            <text:p>21:37:53.47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time" office:time-value="PT21H37M50.56S">
            <text:p>21:37:50.56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7M53.609S">
            <text:p>21:37:53.61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time" office:time-value="PT21H37M50.665S">
            <text:p>21:37:50.67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7M53.776S">
            <text:p>21:37:53.78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time" office:time-value="PT21H37M50.801S">
            <text:p>21:37:50.80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7M53.866S">
            <text:p>21:37:53.87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time" office:time-value="PT21H37M50.924S">
            <text:p>21:37:50.92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time" office:time-value="PT21H37M53.962S">
            <text:p>21:37:53.96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time" office:time-value="PT21H37M51.69S">
            <text:p>21:37:51.69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time" office:time-value="PT21H37M54.251S">
            <text:p>21:37:54.25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time" office:time-value="PT21H37M51.155S">
            <text:p>21:37:51.16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21H37M54.342S">
            <text:p>21:37:54.34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time" office:time-value="PT21H37M51.262S">
            <text:p>21:37:51.26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time" office:time-value="PT21H37M54.468S">
            <text:p>21:37:54.47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time" office:time-value="PT21H37M51.375S">
            <text:p>21:37:51.38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time" office:time-value="PT21H37M54.567S">
            <text:p>21:37:54.57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time" office:time-value="PT21H37M51.582S">
            <text:p>21:37:51.58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time" office:time-value="PT21H37M54.756S">
            <text:p>21:37:54.76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time" office:time-value="PT21H37M51.652S">
            <text:p>21:37:51.65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time" office:time-value="PT21H37M54.78S">
            <text:p>21:37:54.78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time" office:time-value="PT21H37M51.77S">
            <text:p>21:37:51.77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time" office:time-value="PT21H37M54.837S">
            <text:p>21:37:54.84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time" office:time-value="PT21H37M51.866S">
            <text:p>21:37:51.8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time" office:time-value="PT21H37M54.987S">
            <text:p>21:37:54.99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7M52.16S">
            <text:p>21:37:52.16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time" office:time-value="PT21H37M55.188S">
            <text:p>21:37:55.1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time" office:time-value="PT21H37M52.157S">
            <text:p>21:37:52.16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7M55.353S">
            <text:p>21:37:55.35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time" office:time-value="PT21H37M52.253S">
            <text:p>21:37:52.25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time" office:time-value="PT21H37M55.455S">
            <text:p>21:37:55.46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7M52.384S">
            <text:p>21:37:52.38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time" office:time-value="PT21H37M55.568S">
            <text:p>21:37:55.57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time" office:time-value="PT21H37M52.51S">
            <text:p>21:37:52.51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7M55.661S">
            <text:p>21:37:55.66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time" office:time-value="PT21H37M52.657S">
            <text:p>21:37:52.66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time" office:time-value="PT21H37M55.821S">
            <text:p>21:37:55.82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7M52.764S">
            <text:p>21:37:52.76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7M55.83S">
            <text:p>21:37:55.83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time" office:time-value="PT21H37M52.864S">
            <text:p>21:37:52.86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time" office:time-value="PT21H37M55.999S">
            <text:p>21:37:56.00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time" office:time-value="PT21H37M52.965S">
            <text:p>21:37:52.97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time" office:time-value="PT21H37M56.173S">
            <text:p>21:37:56.17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time" office:time-value="PT21H37M53.147S">
            <text:p>21:37:53.15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7M56.319S">
            <text:p>21:37:56.32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time" office:time-value="PT21H37M53.267S">
            <text:p>21:37:53.27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time" office:time-value="PT21H37M56.36S">
            <text:p>21:37:56.36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table:number-columns-repeated="2"/>
          <table:table-cell office:value-type="time" office:time-value="PT21H37M53.353S">
            <text:p>21:37:53.35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21H37M56.454S">
            <text:p>21:37:56.45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time" office:time-value="PT21H37M53.467S">
            <text:p>21:37:53.47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21H37M56.559S">
            <text:p>21:37:56.56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  <table:table-cell table:number-columns-repeated="2"/>
          <table:table-cell office:value-type="time" office:time-value="PT21H37M53.609S">
            <text:p>21:37:53.61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time" office:time-value="PT21H37M56.669S">
            <text:p>21:37:56.67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time" office:time-value="PT21H37M53.776S">
            <text:p>21:37:53.78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time" office:time-value="PT21H37M56.76S">
            <text:p>21:37:56.76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time" office:time-value="PT21H37M53.866S">
            <text:p>21:37:53.87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time" office:time-value="PT21H37M56.967S">
            <text:p>21:37:56.97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time" office:time-value="PT21H37M53.962S">
            <text:p>21:37:53.96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time" office:time-value="PT21H37M56.999S">
            <text:p>21:37:57.00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time" office:time-value="PT21H37M54.78S">
            <text:p>21:37:54.78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time" office:time-value="PT21H37M57.161S">
            <text:p>21:37:57.16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time" office:time-value="PT21H37M54.251S">
            <text:p>21:37:54.25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time" office:time-value="PT21H37M57.261S">
            <text:p>21:37:57.26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7M54.342S">
            <text:p>21:37:54.34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time" office:time-value="PT21H37M57.422S">
            <text:p>21:37:57.42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time" office:time-value="PT21H37M54.468S">
            <text:p>21:37:54.47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time" office:time-value="PT21H37M57.573S">
            <text:p>21:37:57.57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time" office:time-value="PT21H37M54.567S">
            <text:p>21:37:54.57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time" office:time-value="PT21H37M57.648S">
            <text:p>21:37:57.65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7M54.756S">
            <text:p>21:37:54.76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time" office:time-value="PT21H37M57.772S">
            <text:p>21:37:57.77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time" office:time-value="PT21H37M54.837S">
            <text:p>21:37:54.84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time" office:time-value="PT21H37M57.876S">
            <text:p>21:37:57.88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7M54.987S">
            <text:p>21:37:54.99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7M58.1S">
            <text:p>21:37:58.10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7M55.83S">
            <text:p>21:37:55.83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time" office:time-value="PT21H37M58.139S">
            <text:p>21:37:58.14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time" office:time-value="PT21H37M55.188S">
            <text:p>21:37:55.19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time" office:time-value="PT21H37M58.256S">
            <text:p>21:37:58.26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time" office:time-value="PT21H37M55.353S">
            <text:p>21:37:55.35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time" office:time-value="PT21H37M58.535S">
            <text:p>21:37:58.54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time" office:time-value="PT21H37M55.455S">
            <text:p>21:37:55.46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7M58.642S">
            <text:p>21:37:58.64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7M55.568S">
            <text:p>21:37:55.57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time" office:time-value="PT21H37M58.768S">
            <text:p>21:37:58.77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time" office:time-value="PT21H37M55.661S">
            <text:p>21:37:55.66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time" office:time-value="PT21H37M58.869S">
            <text:p>21:37:58.87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time" office:time-value="PT21H37M55.821S">
            <text:p>21:37:55.82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7M58.96S">
            <text:p>21:37:58.96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7M55.999S">
            <text:p>21:37:56.00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time" office:time-value="PT21H37M59.161S">
            <text:p>21:37:59.16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time" office:time-value="PT21H37M56.36S">
            <text:p>21:37:56.36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time" office:time-value="PT21H37M59.252S">
            <text:p>21:37:59.25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time" office:time-value="PT21H37M56.173S">
            <text:p>21:37:56.17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time" office:time-value="PT21H37M59.352S">
            <text:p>21:37:59.35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time" office:time-value="PT21H37M56.319S">
            <text:p>21:37:56.32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time" office:time-value="PT21H37M59.475S">
            <text:p>21:37:59.48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time" office:time-value="PT21H37M56.454S">
            <text:p>21:37:56.45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time" office:time-value="PT21H37M59.661S">
            <text:p>21:37:59.66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time" office:time-value="PT21H37M56.559S">
            <text:p>21:37:56.56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time" office:time-value="PT21H37M59.754S">
            <text:p>21:37:59.75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time" office:time-value="PT21H37M56.669S">
            <text:p>21:37:56.6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time" office:time-value="PT21H37M59.85S">
            <text:p>21:37:59.85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time" office:time-value="PT21H37M56.76S">
            <text:p>21:37:56.76</text:p>
          </table:table-cell>
          <table:table-cell office:value-type="float" office:value="40">
            <text:p>4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time" office:time-value="PT21H37M59.978S">
            <text:p>21:37:59.98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7M56.967S">
            <text:p>21:37:56.97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time" office:time-value="PT21H38M00.147S">
            <text:p>21:38:00.15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table:number-columns-repeated="2"/>
          <table:table-cell office:value-type="time" office:time-value="PT21H37M56.999S">
            <text:p>21:37:57.00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time" office:time-value="PT21H38M00.233S">
            <text:p>21:38:00.23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7M57.161S">
            <text:p>21:37:57.16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time" office:time-value="PT21H38M00.35S">
            <text:p>21:38:00.35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time" office:time-value="PT21H37M57.261S">
            <text:p>21:37:57.26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8M00.443S">
            <text:p>21:38:00.44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7M57.422S">
            <text:p>21:37:57.42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time" office:time-value="PT21H38M00.621S">
            <text:p>21:38:00.62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time" office:time-value="PT21H37M57.573S">
            <text:p>21:37:57.57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time" office:time-value="PT21H38M00.779S">
            <text:p>21:38:00.78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7M57.648S">
            <text:p>21:37:57.65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8M00.842S">
            <text:p>21:38:00.84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time" office:time-value="PT21H37M57.772S">
            <text:p>21:37:57.77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time" office:time-value="PT21H38M00.978S">
            <text:p>21:38:00.98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time" office:time-value="PT21H37M57.876S">
            <text:p>21:37:57.88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8M01.238S">
            <text:p>21:38:01.24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time" office:time-value="PT21H37M58.1S">
            <text:p>21:37:58.10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8M01.36S">
            <text:p>21:38:01.36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table:number-columns-repeated="2"/>
          <table:table-cell office:value-type="time" office:time-value="PT21H37M58.139S">
            <text:p>21:37:58.14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time" office:time-value="PT21H38M01.474S">
            <text:p>21:38:01.47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time" office:time-value="PT21H37M58.256S">
            <text:p>21:37:58.26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time" office:time-value="PT21H38M01.571S">
            <text:p>21:38:01.57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7M58.384S">
            <text:p>21:37:58.38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time" office:time-value="PT21H38M01.59S">
            <text:p>21:38:01.59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7M58.535S">
            <text:p>21:37:58.54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time" office:time-value="PT21H38M01.669S">
            <text:p>21:38:01.67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time" office:time-value="PT21H37M58.642S">
            <text:p>21:37:58.64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8M01.831S">
            <text:p>21:38:01.83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time" office:time-value="PT21H37M58.768S">
            <text:p>21:37:58.77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time" office:time-value="PT21H38M01.94S">
            <text:p>21:38:01.94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time" office:time-value="PT21H37M58.869S">
            <text:p>21:37:58.87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time" office:time-value="PT21H38M02.184S">
            <text:p>21:38:02.18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time" office:time-value="PT21H37M58.96S">
            <text:p>21:37:58.96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8M02.355S">
            <text:p>21:38:02.36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7M59.161S">
            <text:p>21:37:59.16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time" office:time-value="PT21H38M02.497S">
            <text:p>21:38:02.50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time" office:time-value="PT21H37M59.252S">
            <text:p>21:37:59.25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time" office:time-value="PT21H38M02.599S">
            <text:p>21:38:02.60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7M59.352S">
            <text:p>21:37:59.35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time" office:time-value="PT21H38M02.67S">
            <text:p>21:38:02.67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7M59.475S">
            <text:p>21:37:59.48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time" office:time-value="PT21H38M02.797S">
            <text:p>21:38:02.80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time" office:time-value="PT21H37M59.661S">
            <text:p>21:37:59.66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time" office:time-value="PT21H38M03.177S">
            <text:p>21:38:03.18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time" office:time-value="PT21H37M59.754S">
            <text:p>21:37:59.75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time" office:time-value="PT21H38M03.287S">
            <text:p>21:38:03.2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7M59.85S">
            <text:p>21:37:59.85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time" office:time-value="PT21H38M03.396S">
            <text:p>21:38:03.40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time" office:time-value="PT21H37M59.978S">
            <text:p>21:37:59.98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8M03.461S">
            <text:p>21:38:03.46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time" office:time-value="PT21H38M00.147S">
            <text:p>21:38:00.15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time" office:time-value="PT21H38M03.55S">
            <text:p>21:38:03.55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8M00.233S">
            <text:p>21:38:00.23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8M03.577S">
            <text:p>21:38:03.58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time" office:time-value="PT21H38M00.35S">
            <text:p>21:38:00.35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time" office:time-value="PT21H38M03.672S">
            <text:p>21:38:03.67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8M00.443S">
            <text:p>21:38:00.44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8M03.754S">
            <text:p>21:38:03.75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8M00.621S">
            <text:p>21:38:00.62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21H38M04.14S">
            <text:p>21:38:04.14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time" office:time-value="PT21H38M00.779S">
            <text:p>21:38:00.78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8M04.272S">
            <text:p>21:38:04.27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time" office:time-value="PT21H38M00.842S">
            <text:p>21:38:00.84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time" office:time-value="PT21H38M04.35S">
            <text:p>21:38:04.35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8M00.978S">
            <text:p>21:38:00.98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time" office:time-value="PT21H38M04.538S">
            <text:p>21:38:04.54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8M01.59S">
            <text:p>21:38:01.59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8M04.638S">
            <text:p>21:38:04.64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table:number-columns-repeated="2"/>
          <table:table-cell office:value-type="time" office:time-value="PT21H38M01.238S">
            <text:p>21:38:01.24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time" office:time-value="PT21H38M04.775S">
            <text:p>21:38:04.78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time" office:time-value="PT21H38M01.36S">
            <text:p>21:38:01.36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time" office:time-value="PT21H38M04.861S">
            <text:p>21:38:04.86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time" office:time-value="PT21H38M01.474S">
            <text:p>21:38:01.47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time" office:time-value="PT21H38M05.176S">
            <text:p>21:38:05.18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8M01.571S">
            <text:p>21:38:01.57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8M05.253S">
            <text:p>21:38:05.25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time" office:time-value="PT21H38M01.669S">
            <text:p>21:38:01.67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time" office:time-value="PT21H38M05.356S">
            <text:p>21:38:05.36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8M01.831S">
            <text:p>21:38:01.83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time" office:time-value="PT21H38M05.466S">
            <text:p>21:38:05.47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8M01.94S">
            <text:p>21:38:01.94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time" office:time-value="PT21H38M05.665S">
            <text:p>21:38:05.67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8M02.67S">
            <text:p>21:38:02.67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8M05.68S">
            <text:p>21:38:05.68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8M02.184S">
            <text:p>21:38:02.18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time" office:time-value="PT21H38M05.786S">
            <text:p>21:38:05.79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8M02.355S">
            <text:p>21:38:02.36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8M05.859S">
            <text:p>21:38:05.86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time" office:time-value="PT21H38M02.497S">
            <text:p>21:38:02.50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time" office:time-value="PT21H38M05.984S">
            <text:p>21:38:05.98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8M02.599S">
            <text:p>21:38:02.60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8M06.145S">
            <text:p>21:38:06.15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time" office:time-value="PT21H38M02.797S">
            <text:p>21:38:02.80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time" office:time-value="PT21H38M06.245S">
            <text:p>21:38:06.25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time" office:time-value="PT21H38M02.907S">
            <text:p>21:38:02.91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time" office:time-value="PT21H38M06.347S">
            <text:p>21:38:06.35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8M03.55S">
            <text:p>21:38:03.5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8M06.475S">
            <text:p>21:38:06.48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time" office:time-value="PT21H38M03.177S">
            <text:p>21:38:03.18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time" office:time-value="PT21H38M06.568S">
            <text:p>21:38:06.57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8M03.287S">
            <text:p>21:38:03.29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8M06.738S">
            <text:p>21:38:06.74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time" office:time-value="PT21H38M03.396S">
            <text:p>21:38:03.40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time" office:time-value="PT21H38M06.855S">
            <text:p>21:38:06.86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time" office:time-value="PT21H38M03.461S">
            <text:p>21:38:03.46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time" office:time-value="PT21H38M06.975S">
            <text:p>21:38:06.98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time" office:time-value="PT21H38M03.577S">
            <text:p>21:38:03.58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time" office:time-value="PT21H38M07.255S">
            <text:p>21:38:07.26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8M03.672S">
            <text:p>21:38:03.67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8M07.335S">
            <text:p>21:38:07.34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time" office:time-value="PT21H38M03.754S">
            <text:p>21:38:03.75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8M07.48S">
            <text:p>21:38:07.48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8M03.878S">
            <text:p>21:38:03.88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time" office:time-value="PT21H38M07.574S">
            <text:p>21:38:07.57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8M04.35S">
            <text:p>21:38:04.35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8M07.813S">
            <text:p>21:38:07.81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8M04.14S">
            <text:p>21:38:04.14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21H38M07.897S">
            <text:p>21:38:07.90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time" office:time-value="PT21H38M04.272S">
            <text:p>21:38:04.27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time" office:time-value="PT21H38M07.9S">
            <text:p>21:38:07.90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time" office:time-value="PT21H38M04.375S">
            <text:p>21:38:04.38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time" office:time-value="PT21H38M08.218S">
            <text:p>21:38:08.22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time" office:time-value="PT21H38M04.538S">
            <text:p>21:38:04.5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8M08.364S">
            <text:p>21:38:08.36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time" office:time-value="PT21H38M04.638S">
            <text:p>21:38:04.64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time" office:time-value="PT21H38M08.4S">
            <text:p>21:38:08.40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time" office:time-value="PT21H38M04.775S">
            <text:p>21:38:04.78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time" office:time-value="PT21H38M08.456S">
            <text:p>21:38:08.46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time" office:time-value="PT21H38M04.861S">
            <text:p>21:38:04.86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time" office:time-value="PT21H38M08.599S">
            <text:p>21:38:08.60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8M05.68S">
            <text:p>21:38:05.68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8M08.665S">
            <text:p>21:38:08.67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8M05.176S">
            <text:p>21:38:05.18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8M08.81S">
            <text:p>21:38:08.81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time" office:time-value="PT21H38M05.253S">
            <text:p>21:38:05.25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time" office:time-value="PT21H38M08.9S">
            <text:p>21:38:08.90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time" office:time-value="PT21H38M05.356S">
            <text:p>21:38:05.36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8M08.956S">
            <text:p>21:38:08.96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time" office:time-value="PT21H38M05.466S">
            <text:p>21:38:05.47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8M09.165S">
            <text:p>21:38:09.17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time" office:time-value="PT21H38M05.665S">
            <text:p>21:38:05.67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8M09.261S">
            <text:p>21:38:09.26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time" office:time-value="PT21H38M05.786S">
            <text:p>21:38:05.79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8M09.45S">
            <text:p>21:38:09.45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time" office:time-value="PT21H38M05.859S">
            <text:p>21:38:05.86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time" office:time-value="PT21H38M09.542S">
            <text:p>21:38:09.54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8M05.984S">
            <text:p>21:38:05.98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8M09.658S">
            <text:p>21:38:09.66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8M06.145S">
            <text:p>21:38:06.15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time" office:time-value="PT21H38M09.7S">
            <text:p>21:38:09.70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time" office:time-value="PT21H38M06.245S">
            <text:p>21:38:06.25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time" office:time-value="PT21H38M09.762S">
            <text:p>21:38:09.76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time" office:time-value="PT21H38M06.347S">
            <text:p>21:38:06.35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8M09.942S">
            <text:p>21:38:09.94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table:number-columns-repeated="2"/>
          <table:table-cell office:value-type="time" office:time-value="PT21H38M06.475S">
            <text:p>21:38:06.48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time" office:time-value="PT21H38M10.154S">
            <text:p>21:38:10.15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8M06.568S">
            <text:p>21:38:06.57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8M10.279S">
            <text:p>21:38:10.28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8M06.738S">
            <text:p>21:38:06.74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time" office:time-value="PT21H38M10.374S">
            <text:p>21:38:10.37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8M06.855S">
            <text:p>21:38:06.86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time" office:time-value="PT21H38M10.44S">
            <text:p>21:38:10.44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time" office:time-value="PT21H38M06.975S">
            <text:p>21:38:06.98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time" office:time-value="PT21H38M10.533S">
            <text:p>21:38:10.53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8M07.9S">
            <text:p>21:38:07.90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time" office:time-value="PT21H38M10.654S">
            <text:p>21:38:10.65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  <table:table-cell table:number-columns-repeated="2"/>
          <table:table-cell office:value-type="time" office:time-value="PT21H38M07.255S">
            <text:p>21:38:07.26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8M10.755S">
            <text:p>21:38:10.76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8M07.335S">
            <text:p>21:38:07.34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time" office:time-value="PT21H38M10.867S">
            <text:p>21:38:10.87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time" office:time-value="PT21H38M07.48S">
            <text:p>21:38:07.48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8M11.149S">
            <text:p>21:38:11.15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8M07.574S">
            <text:p>21:38:07.57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8M11.267S">
            <text:p>21:38:11.27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time" office:time-value="PT21H38M07.813S">
            <text:p>21:38:07.81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8M11.35S">
            <text:p>21:38:11.35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time" office:time-value="PT21H38M07.897S">
            <text:p>21:38:07.90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time" office:time-value="PT21H38M11.373S">
            <text:p>21:38:11.37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8M08.4S">
            <text:p>21:38:08.40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time" office:time-value="PT21H38M11.513S">
            <text:p>21:38:11.51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time" office:time-value="PT21H38M08.9S">
            <text:p>21:38:08.90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time" office:time-value="PT21H38M11.658S">
            <text:p>21:38:11.66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time" office:time-value="PT21H38M08.218S">
            <text:p>21:38:08.22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time" office:time-value="PT21H38M11.766S">
            <text:p>21:38:11.77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time" office:time-value="PT21H38M08.364S">
            <text:p>21:38:08.36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time" office:time-value="PT21H38M11.855S">
            <text:p>21:38:11.86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8M08.456S">
            <text:p>21:38:08.46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time" office:time-value="PT21H38M11.973S">
            <text:p>21:38:11.97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8M08.599S">
            <text:p>21:38:08.60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8M12.174S">
            <text:p>21:38:12.17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time" office:time-value="PT21H38M08.665S">
            <text:p>21:38:08.67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8M12.253S">
            <text:p>21:38:12.25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time" office:time-value="PT21H38M08.81S">
            <text:p>21:38:08.81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time" office:time-value="PT21H38M12.365S">
            <text:p>21:38:12.37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time" office:time-value="PT21H38M08.956S">
            <text:p>21:38:08.96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time" office:time-value="PT21H38M12.465S">
            <text:p>21:38:12.47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7">
            <text:p>167</text:p>
          </table:table-cell>
          <table:table-cell table:number-columns-repeated="2"/>
          <table:table-cell office:value-type="time" office:time-value="PT21H38M09.7S">
            <text:p>21:38:09.70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21H38M12.589S">
            <text:p>21:38:12.59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time" office:time-value="PT21H38M09.165S">
            <text:p>21:38:09.17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21H38M12.762S">
            <text:p>21:38:12.76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8M09.261S">
            <text:p>21:38:09.26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time" office:time-value="PT21H38M12.883S">
            <text:p>21:38:12.88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time" office:time-value="PT21H38M09.45S">
            <text:p>21:38:09.45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time" office:time-value="PT21H38M12.982S">
            <text:p>21:38:12.98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time" office:time-value="PT21H38M09.542S">
            <text:p>21:38:09.54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8M13.261S">
            <text:p>21:38:13.26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8M09.658S">
            <text:p>21:38:09.66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8M13.338S">
            <text:p>21:38:13.34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8M09.762S">
            <text:p>21:38:09.76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time" office:time-value="PT21H38M13.448S">
            <text:p>21:38:13.45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time" office:time-value="PT21H38M09.942S">
            <text:p>21:38:09.94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time" office:time-value="PT21H38M13.739S">
            <text:p>21:38:13.74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8M10.44S">
            <text:p>21:38:10.44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time" office:time-value="PT21H38M13.76S">
            <text:p>21:38:13.76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time" office:time-value="PT21H38M10.154S">
            <text:p>21:38:10.15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8M13.845S">
            <text:p>21:38:13.85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time" office:time-value="PT21H38M10.279S">
            <text:p>21:38:10.28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8M13.968S">
            <text:p>21:38:13.97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time" office:time-value="PT21H38M10.374S">
            <text:p>21:38:10.37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8M14.17S">
            <text:p>21:38:14.17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time" office:time-value="PT21H38M10.533S">
            <text:p>21:38:10.53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8M14.336S">
            <text:p>21:38:14.34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8M10.654S">
            <text:p>21:38:10.65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time" office:time-value="PT21H38M14.444S">
            <text:p>21:38:14.44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8M10.755S">
            <text:p>21:38:10.76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8M14.573S">
            <text:p>21:38:14.57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time" office:time-value="PT21H38M10.867S">
            <text:p>21:38:10.87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21H38M14.657S">
            <text:p>21:38:14.66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time" office:time-value="PT21H38M11.35S">
            <text:p>21:38:11.35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time" office:time-value="PT21H38M14.76S">
            <text:p>21:38:14.76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8M11.149S">
            <text:p>21:38:11.15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8M14.82S">
            <text:p>21:38:14.82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time" office:time-value="PT21H38M11.267S">
            <text:p>21:38:11.27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time" office:time-value="PT21H38M15.13S">
            <text:p>21:38:15.13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8M11.373S">
            <text:p>21:38:11.37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8M15.19S">
            <text:p>21:38:15.1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7">
            <text:p>167</text:p>
          </table:table-cell>
          <table:table-cell table:number-columns-repeated="2"/>
          <table:table-cell office:value-type="time" office:time-value="PT21H38M11.513S">
            <text:p>21:38:11.51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time" office:time-value="PT21H38M15.466S">
            <text:p>21:38:15.47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time" office:time-value="PT21H38M11.658S">
            <text:p>21:38:11.66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21H38M15.554S">
            <text:p>21:38:15.55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8M11.766S">
            <text:p>21:38:11.77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time" office:time-value="PT21H38M15.68S">
            <text:p>21:38:15.68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time" office:time-value="PT21H38M11.855S">
            <text:p>21:38:11.86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8M15.771S">
            <text:p>21:38:15.77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8M11.973S">
            <text:p>21:38:11.97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8M15.91S">
            <text:p>21:38:15.91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8M12.174S">
            <text:p>21:38:12.17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time" office:time-value="PT21H38M15.936S">
            <text:p>21:38:15.94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time" office:time-value="PT21H38M12.253S">
            <text:p>21:38:12.25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time" office:time-value="PT21H38M16.1S">
            <text:p>21:38:16.10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8M12.365S">
            <text:p>21:38:12.37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time" office:time-value="PT21H38M16.154S">
            <text:p>21:38:16.15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time" office:time-value="PT21H38M12.465S">
            <text:p>21:38:12.47</text:p>
          </table:table-cell>
          <table:table-cell office:value-type="float" office:value="40">
            <text:p>4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time" office:time-value="PT21H38M16.273S">
            <text:p>21:38:16.27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time" office:time-value="PT21H38M12.589S">
            <text:p>21:38:12.59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21H38M16.41S">
            <text:p>21:38:16.41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time" office:time-value="PT21H38M12.762S">
            <text:p>21:38:12.76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8M16.553S">
            <text:p>21:38:16.55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8M12.883S">
            <text:p>21:38:12.88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time" office:time-value="PT21H38M16.646S">
            <text:p>21:38:16.65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time" office:time-value="PT21H38M12.982S">
            <text:p>21:38:12.98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time" office:time-value="PT21H38M16.774S">
            <text:p>21:38:16.77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  <table:table-cell table:number-columns-repeated="2"/>
          <table:table-cell office:value-type="time" office:time-value="PT21H38M13.76S">
            <text:p>21:38:13.76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time" office:time-value="PT21H38M16.867S">
            <text:p>21:38:16.87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time" office:time-value="PT21H38M13.261S">
            <text:p>21:38:13.26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8M17.172S">
            <text:p>21:38:17.17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time" office:time-value="PT21H38M13.338S">
            <text:p>21:38:13.34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8M17.254S">
            <text:p>21:38:17.25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time" office:time-value="PT21H38M13.448S">
            <text:p>21:38:13.45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time" office:time-value="PT21H38M17.377S">
            <text:p>21:38:17.38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  <table:table-cell table:number-columns-repeated="2"/>
          <table:table-cell office:value-type="time" office:time-value="PT21H38M13.582S">
            <text:p>21:38:13.58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time" office:time-value="PT21H38M17.38S">
            <text:p>21:38:17.38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time" office:time-value="PT21H38M13.739S">
            <text:p>21:38:13.74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8M17.54S">
            <text:p>21:38:17.54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table:number-columns-repeated="2"/>
          <table:table-cell office:value-type="time" office:time-value="PT21H38M13.845S">
            <text:p>21:38:13.85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time" office:time-value="PT21H38M17.652S">
            <text:p>21:38:17.65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time" office:time-value="PT21H38M13.968S">
            <text:p>21:38:13.97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time" office:time-value="PT21H38M17.763S">
            <text:p>21:38:17.76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time" office:time-value="PT21H38M14.76S">
            <text:p>21:38:14.76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8M17.876S">
            <text:p>21:38:17.88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time" office:time-value="PT21H38M14.17S">
            <text:p>21:38:14.17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time" office:time-value="PT21H38M17.981S">
            <text:p>21:38:17.98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table:number-columns-repeated="2"/>
          <table:table-cell office:value-type="time" office:time-value="PT21H38M14.336S">
            <text:p>21:38:14.34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8M18.129S">
            <text:p>21:38:18.13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time" office:time-value="PT21H38M14.444S">
            <text:p>21:38:14.44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8M18.269S">
            <text:p>21:38:18.27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time" office:time-value="PT21H38M14.573S">
            <text:p>21:38:14.57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time" office:time-value="PT21H38M18.348S">
            <text:p>21:38:18.35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8M14.657S">
            <text:p>21:38:14.66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time" office:time-value="PT21H38M18.493S">
            <text:p>21:38:18.49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time" office:time-value="PT21H38M14.82S">
            <text:p>21:38:14.8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time" office:time-value="PT21H38M18.636S">
            <text:p>21:38:18.64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time" office:time-value="PT21H38M15.13S">
            <text:p>21:38:15.13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8M18.766S">
            <text:p>21:38:18.77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time" office:time-value="PT21H38M15.91S">
            <text:p>21:38:15.91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8M18.869S">
            <text:p>21:38:18.87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8M15.19S">
            <text:p>21:38:15.19</text:p>
          </table:table-cell>
          <table:table-cell office:value-type="float" office:value="40">
            <text:p>4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time" office:time-value="PT21H38M18.966S">
            <text:p>21:38:18.97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table:number-columns-repeated="2"/>
          <table:table-cell office:value-type="time" office:time-value="PT21H38M15.283S">
            <text:p>21:38:15.28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time" office:time-value="PT21H38M19.267S">
            <text:p>21:38:19.27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time" office:time-value="PT21H38M15.466S">
            <text:p>21:38:15.47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time" office:time-value="PT21H38M19.346S">
            <text:p>21:38:19.35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time" office:time-value="PT21H38M15.554S">
            <text:p>21:38:15.55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8M19.46S">
            <text:p>21:38:19.46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time" office:time-value="PT21H38M15.68S">
            <text:p>21:38:15.68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time" office:time-value="PT21H38M19.55S">
            <text:p>21:38:19.55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time" office:time-value="PT21H38M15.771S">
            <text:p>21:38:15.77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8M19.571S">
            <text:p>21:38:19.57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  <table:table-cell table:number-columns-repeated="2"/>
          <table:table-cell office:value-type="time" office:time-value="PT21H38M15.936S">
            <text:p>21:38:15.94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time" office:time-value="PT21H38M19.737S">
            <text:p>21:38:19.74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time" office:time-value="PT21H38M16.1S">
            <text:p>21:38:16.10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8M19.857S">
            <text:p>21:38:19.86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time" office:time-value="PT21H38M16.154S">
            <text:p>21:38:16.15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time" office:time-value="PT21H38M19.96S">
            <text:p>21:38:19.96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time" office:time-value="PT21H38M16.273S">
            <text:p>21:38:16.27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time" office:time-value="PT21H38M20.346S">
            <text:p>21:38:20.35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table:number-columns-repeated="2"/>
          <table:table-cell office:value-type="time" office:time-value="PT21H38M16.41S">
            <text:p>21:38:16.41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time" office:time-value="PT21H38M20.45S">
            <text:p>21:38:20.45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8M16.553S">
            <text:p>21:38:16.5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8M20.57S">
            <text:p>21:38:20.57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time" office:time-value="PT21H38M16.646S">
            <text:p>21:38:16.65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time" office:time-value="PT21H38M20.65S">
            <text:p>21:38:20.65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8M16.774S">
            <text:p>21:38:16.77</text:p>
          </table:table-cell>
          <table:table-cell office:value-type="float" office:value="40">
            <text:p>40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time" office:time-value="PT21H38M20.687S">
            <text:p>21:38:20.69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time" office:time-value="PT21H38M16.867S">
            <text:p>21:38:16.87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time" office:time-value="PT21H38M20.848S">
            <text:p>21:38:20.85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time" office:time-value="PT21H38M17.38S">
            <text:p>21:38:17.38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time" office:time-value="PT21H38M20.945S">
            <text:p>21:38:20.95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8M17.172S">
            <text:p>21:38:17.17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time" office:time-value="PT21H38M21.176S">
            <text:p>21:38:21.18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time" office:time-value="PT21H38M17.254S">
            <text:p>21:38:17.25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time" office:time-value="PT21H38M21.331S">
            <text:p>21:38:21.33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time" office:time-value="PT21H38M17.377S">
            <text:p>21:38:17.38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time" office:time-value="PT21H38M21.449S">
            <text:p>21:38:21.45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8M17.54S">
            <text:p>21:38:17.54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time" office:time-value="PT21H38M21.577S">
            <text:p>21:38:21.58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8M17.652S">
            <text:p>21:38:17.65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time" office:time-value="PT21H38M21.657S">
            <text:p>21:38:21.66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8M17.763S">
            <text:p>21:38:17.76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time" office:time-value="PT21H38M21.78S">
            <text:p>21:38:21.78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8M17.876S">
            <text:p>21:38:17.88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time" office:time-value="PT21H38M21.789S">
            <text:p>21:38:21.79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8M17.981S">
            <text:p>21:38:17.98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time" office:time-value="PT21H38M21.958S">
            <text:p>21:38:21.96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time" office:time-value="PT21H38M18.129S">
            <text:p>21:38:18.13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time" office:time-value="PT21H38M22.167S">
            <text:p>21:38:22.17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time" office:time-value="PT21H38M18.269S">
            <text:p>21:38:18.27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time" office:time-value="PT21H38M22.263S">
            <text:p>21:38:22.26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8M18.348S">
            <text:p>21:38:18.35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8M22.416S">
            <text:p>21:38:22.42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8M18.493S">
            <text:p>21:38:18.49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time" office:time-value="PT21H38M22.54S">
            <text:p>21:38:22.54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time" office:time-value="PT21H38M18.636S">
            <text:p>21:38:18.64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time" office:time-value="PT21H38M22.57S">
            <text:p>21:38:22.57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time" office:time-value="PT21H38M18.766S">
            <text:p>21:38:18.77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time" office:time-value="PT21H38M22.673S">
            <text:p>21:38:22.67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time" office:time-value="PT21H38M18.869S">
            <text:p>21:38:18.87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8M22.773S">
            <text:p>21:38:22.77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time" office:time-value="PT21H38M18.966S">
            <text:p>21:38:18.97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time" office:time-value="PT21H38M22.867S">
            <text:p>21:38:22.87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  <table:table-cell table:number-columns-repeated="2"/>
          <table:table-cell office:value-type="time" office:time-value="PT21H38M19.55S">
            <text:p>21:38:19.55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time" office:time-value="PT21H38M23.18S">
            <text:p>21:38:23.18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table:number-columns-repeated="2"/>
          <table:table-cell office:value-type="time" office:time-value="PT21H38M19.267S">
            <text:p>21:38:19.27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time" office:time-value="PT21H38M23.258S">
            <text:p>21:38:23.26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time" office:time-value="PT21H38M19.346S">
            <text:p>21:38:19.35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time" office:time-value="PT21H38M23.27S">
            <text:p>21:38:23.27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time" office:time-value="PT21H38M19.46S">
            <text:p>21:38:19.46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time" office:time-value="PT21H38M23.377S">
            <text:p>21:38:23.38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time" office:time-value="PT21H38M19.571S">
            <text:p>21:38:19.57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time" office:time-value="PT21H38M23.561S">
            <text:p>21:38:23.56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time" office:time-value="PT21H38M19.737S">
            <text:p>21:38:19.74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21H38M23.647S">
            <text:p>21:38:23.65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time" office:time-value="PT21H38M19.857S">
            <text:p>21:38:19.86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time" office:time-value="PT21H38M23.763S">
            <text:p>21:38:23.76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time" office:time-value="PT21H38M19.96S">
            <text:p>21:38:19.96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time" office:time-value="PT21H38M23.859S">
            <text:p>21:38:23.86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time" office:time-value="PT21H38M20.65S">
            <text:p>21:38:20.65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8M23.984S">
            <text:p>21:38:23.98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  <table:table-cell table:number-columns-repeated="2"/>
          <table:table-cell office:value-type="time" office:time-value="PT21H38M20.195S">
            <text:p>21:38:20.20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time" office:time-value="PT21H38M24.158S">
            <text:p>21:38:24.16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time" office:time-value="PT21H38M20.346S">
            <text:p>21:38:20.35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time" office:time-value="PT21H38M24.263S">
            <text:p>21:38:24.26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time" office:time-value="PT21H38M20.45S">
            <text:p>21:38:20.45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8M24.353S">
            <text:p>21:38:24.35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time" office:time-value="PT21H38M20.57S">
            <text:p>21:38:20.57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time" office:time-value="PT21H38M24.46S">
            <text:p>21:38:24.46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time" office:time-value="PT21H38M20.687S">
            <text:p>21:38:20.69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time" office:time-value="PT21H38M24.644S">
            <text:p>21:38:24.64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8M20.848S">
            <text:p>21:38:20.85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time" office:time-value="PT21H38M24.754S">
            <text:p>21:38:24.75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time" office:time-value="PT21H38M20.945S">
            <text:p>21:38:20.95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8M24.861S">
            <text:p>21:38:24.86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8M21.78S">
            <text:p>21:38:21.78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8M24.956S">
            <text:p>21:38:24.96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time" office:time-value="PT21H38M21.176S">
            <text:p>21:38:21.18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time" office:time-value="PT21H38M25.122S">
            <text:p>21:38:25.12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time" office:time-value="PT21H38M21.331S">
            <text:p>21:38:21.33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time" office:time-value="PT21H38M25.242S">
            <text:p>21:38:25.24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8M21.449S">
            <text:p>21:38:21.45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8M25.362S">
            <text:p>21:38:25.36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time" office:time-value="PT21H38M21.577S">
            <text:p>21:38:21.58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8M25.475S">
            <text:p>21:38:25.48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8M21.657S">
            <text:p>21:38:21.66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8M25.579S">
            <text:p>21:38:25.58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  <table:table-cell table:number-columns-repeated="2"/>
          <table:table-cell office:value-type="time" office:time-value="PT21H38M21.789S">
            <text:p>21:38:21.79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8M25.74S">
            <text:p>21:38:25.74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time" office:time-value="PT21H38M21.958S">
            <text:p>21:38:21.96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21H38M25.863S">
            <text:p>21:38:25.86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  <table:table-cell table:number-columns-repeated="2"/>
          <table:table-cell office:value-type="time" office:time-value="PT21H38M22.54S">
            <text:p>21:38:22.54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time" office:time-value="PT21H38M25.943S">
            <text:p>21:38:25.94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8M22.167S">
            <text:p>21:38:22.17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time" office:time-value="PT21H38M26.23S">
            <text:p>21:38:26.23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  <table:table-cell table:number-columns-repeated="2"/>
          <table:table-cell office:value-type="time" office:time-value="PT21H38M22.263S">
            <text:p>21:38:22.26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8M26.366S">
            <text:p>21:38:26.37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time" office:time-value="PT21H38M22.416S">
            <text:p>21:38:22.42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8M26.453S">
            <text:p>21:38:26.45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8M22.57S">
            <text:p>21:38:22.57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time" office:time-value="PT21H38M26.576S">
            <text:p>21:38:26.58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time" office:time-value="PT21H38M22.673S">
            <text:p>21:38:22.67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time" office:time-value="PT21H38M26.669S">
            <text:p>21:38:26.67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time" office:time-value="PT21H38M22.773S">
            <text:p>21:38:22.77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time" office:time-value="PT21H38M26.857S">
            <text:p>21:38:26.86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time" office:time-value="PT21H38M22.867S">
            <text:p>21:38:22.87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time" office:time-value="PT21H38M26.92S">
            <text:p>21:38:26.92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time" office:time-value="PT21H38M23.27S">
            <text:p>21:38:23.27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time" office:time-value="PT21H38M26.965S">
            <text:p>21:38:26.97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time" office:time-value="PT21H38M23.18S">
            <text:p>21:38:23.18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time" office:time-value="PT21H38M27.221S">
            <text:p>21:38:27.22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time" office:time-value="PT21H38M23.258S">
            <text:p>21:38:23.26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time" office:time-value="PT21H38M27.371S">
            <text:p>21:38:27.37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8M23.377S">
            <text:p>21:38:23.38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time" office:time-value="PT21H38M27.484S">
            <text:p>21:38:27.48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time" office:time-value="PT21H38M23.561S">
            <text:p>21:38:23.56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time" office:time-value="PT21H38M27.51S">
            <text:p>21:38:27.51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  <table:table-cell table:number-columns-repeated="2"/>
          <table:table-cell office:value-type="time" office:time-value="PT21H38M23.647S">
            <text:p>21:38:23.65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time" office:time-value="PT21H38M27.575S">
            <text:p>21:38:27.58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8M23.763S">
            <text:p>21:38:23.76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time" office:time-value="PT21H38M27.659S">
            <text:p>21:38:27.66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time" office:time-value="PT21H38M23.859S">
            <text:p>21:38:23.86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time" office:time-value="PT21H38M27.935S">
            <text:p>21:38:27.94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time" office:time-value="PT21H38M23.984S">
            <text:p>21:38:23.98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time" office:time-value="PT21H38M28.195S">
            <text:p>21:38:28.20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time" office:time-value="PT21H38M24.158S">
            <text:p>21:38:24.16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time" office:time-value="PT21H38M28.28S">
            <text:p>21:38:28.28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8M24.263S">
            <text:p>21:38:24.26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time" office:time-value="PT21H38M28.44S">
            <text:p>21:38:28.44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8M24.353S">
            <text:p>21:38:24.35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time" office:time-value="PT21H38M28.562S">
            <text:p>21:38:28.56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time" office:time-value="PT21H38M24.46S">
            <text:p>21:38:24.46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time" office:time-value="PT21H38M28.62S">
            <text:p>21:38:28.62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time" office:time-value="PT21H38M24.644S">
            <text:p>21:38:24.64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8M28.651S">
            <text:p>21:38:28.65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time" office:time-value="PT21H38M24.754S">
            <text:p>21:38:24.75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time" office:time-value="PT21H38M28.764S">
            <text:p>21:38:28.76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time" office:time-value="PT21H38M24.861S">
            <text:p>21:38:24.86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8M28.946S">
            <text:p>21:38:28.95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8M24.956S">
            <text:p>21:38:24.96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time" office:time-value="PT21H38M29.177S">
            <text:p>21:38:29.18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time" office:time-value="PT21H38M25.122S">
            <text:p>21:38:25.12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time" office:time-value="PT21H38M29.272S">
            <text:p>21:38:29.27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time" office:time-value="PT21H38M25.242S">
            <text:p>21:38:25.24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8M29.31S">
            <text:p>21:38:29.31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time" office:time-value="PT21H38M25.362S">
            <text:p>21:38:25.36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21H38M29.374S">
            <text:p>21:38:29.37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time" office:time-value="PT21H38M25.475S">
            <text:p>21:38:25.48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8M29.572S">
            <text:p>21:38:29.57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table:number-columns-repeated="2"/>
          <table:table-cell office:value-type="time" office:time-value="PT21H38M25.579S">
            <text:p>21:38:25.58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time" office:time-value="PT21H38M29.657S">
            <text:p>21:38:29.66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time" office:time-value="PT21H38M25.74S">
            <text:p>21:38:25.74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time" office:time-value="PT21H38M29.774S">
            <text:p>21:38:29.77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8M25.863S">
            <text:p>21:38:25.86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time" office:time-value="PT21H38M29.859S">
            <text:p>21:38:29.86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time" office:time-value="PT21H38M25.943S">
            <text:p>21:38:25.94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8M30.117S">
            <text:p>21:38:30.12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time" office:time-value="PT21H38M26.92S">
            <text:p>21:38:26.92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time" office:time-value="PT21H38M30.276S">
            <text:p>21:38:30.28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time" office:time-value="PT21H38M26.23S">
            <text:p>21:38:26.23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time" office:time-value="PT21H38M30.32S">
            <text:p>21:38:30.32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time" office:time-value="PT21H38M26.366S">
            <text:p>21:38:26.37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21H38M30.337S">
            <text:p>21:38:30.34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time" office:time-value="PT21H38M26.453S">
            <text:p>21:38:26.45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8M30.44S">
            <text:p>21:38:30.44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time" office:time-value="PT21H38M26.576S">
            <text:p>21:38:26.58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time" office:time-value="PT21H38M30.621S">
            <text:p>21:38:30.62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table:number-columns-repeated="2"/>
          <table:table-cell office:value-type="time" office:time-value="PT21H38M26.669S">
            <text:p>21:38:26.67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time" office:time-value="PT21H38M30.765S">
            <text:p>21:38:30.77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time" office:time-value="PT21H38M26.857S">
            <text:p>21:38:26.86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time" office:time-value="PT21H38M30.862S">
            <text:p>21:38:30.86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8M26.965S">
            <text:p>21:38:26.97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time" office:time-value="PT21H38M30.989S">
            <text:p>21:38:30.99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time" office:time-value="PT21H38M27.51S">
            <text:p>21:38:27.51</text:p>
          </table:table-cell>
          <table:table-cell office:value-type="float" office:value="40">
            <text:p>4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time" office:time-value="PT21H38M31.133S">
            <text:p>21:38:31.13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time" office:time-value="PT21H38M27.221S">
            <text:p>21:38:27.22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time" office:time-value="PT21H38M31.252S">
            <text:p>21:38:31.25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8M27.371S">
            <text:p>21:38:27.37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8M31.351S">
            <text:p>21:38:31.35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time" office:time-value="PT21H38M27.484S">
            <text:p>21:38:27.48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time" office:time-value="PT21H38M31.477S">
            <text:p>21:38:31.48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time" office:time-value="PT21H38M27.575S">
            <text:p>21:38:27.58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8M31.75S">
            <text:p>21:38:31.75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time" office:time-value="PT21H38M27.659S">
            <text:p>21:38:27.66</text:p>
          </table:table-cell>
          <table:table-cell office:value-type="float" office:value="40">
            <text:p>4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time" office:time-value="PT21H38M31.837S">
            <text:p>21:38:31.84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8M27.79S">
            <text:p>21:38:27.79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time" office:time-value="PT21H38M31.972S">
            <text:p>21:38:31.97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time" office:time-value="PT21H38M27.935S">
            <text:p>21:38:27.94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time" office:time-value="PT21H38M32.228S">
            <text:p>21:38:32.23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time" office:time-value="PT21H38M28.62S">
            <text:p>21:38:28.62</text:p>
          </table:table-cell>
          <table:table-cell office:value-type="float" office:value="40">
            <text:p>4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time" office:time-value="PT21H38M32.35S">
            <text:p>21:38:32.35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time" office:time-value="PT21H38M28.195S">
            <text:p>21:38:28.20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time" office:time-value="PT21H38M32.454S">
            <text:p>21:38:32.45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8M28.28S">
            <text:p>21:38:28.28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8M32.568S">
            <text:p>21:38:32.57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time" office:time-value="PT21H38M28.44S">
            <text:p>21:38:28.44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8M32.65S">
            <text:p>21:38:32.65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time" office:time-value="PT21H38M28.562S">
            <text:p>21:38:28.56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time" office:time-value="PT21H38M32.741S">
            <text:p>21:38:32.74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time" office:time-value="PT21H38M28.651S">
            <text:p>21:38:28.65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time" office:time-value="PT21H38M32.856S">
            <text:p>21:38:32.86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time" office:time-value="PT21H38M28.764S">
            <text:p>21:38:28.7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time" office:time-value="PT21H38M32.944S">
            <text:p>21:38:32.94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time" office:time-value="PT21H38M28.946S">
            <text:p>21:38:28.95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8M33.189S">
            <text:p>21:38:33.19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time" office:time-value="PT21H38M29.31S">
            <text:p>21:38:29.31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time" office:time-value="PT21H38M33.344S">
            <text:p>21:38:33.34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time" office:time-value="PT21H38M29.177S">
            <text:p>21:38:29.18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time" office:time-value="PT21H38M33.474S">
            <text:p>21:38:33.47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8M29.272S">
            <text:p>21:38:29.27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time" office:time-value="PT21H38M33.556S">
            <text:p>21:38:33.56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time" office:time-value="PT21H38M29.374S">
            <text:p>21:38:29.37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time" office:time-value="PT21H38M33.67S">
            <text:p>21:38:33.67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time" office:time-value="PT21H38M29.572S">
            <text:p>21:38:29.57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time" office:time-value="PT21H38M33.835S">
            <text:p>21:38:33.84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time" office:time-value="PT21H38M29.657S">
            <text:p>21:38:29.66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time" office:time-value="PT21H38M33.957S">
            <text:p>21:38:33.96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8M29.774S">
            <text:p>21:38:29.77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8M34.161S">
            <text:p>21:38:34.16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8M29.859S">
            <text:p>21:38:29.86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time" office:time-value="PT21H38M34.26S">
            <text:p>21:38:34.26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time" office:time-value="PT21H38M30.32S">
            <text:p>21:38:30.32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time" office:time-value="PT21H38M34.442S">
            <text:p>21:38:34.44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time" office:time-value="PT21H38M30.117S">
            <text:p>21:38:30.12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time" office:time-value="PT21H38M34.547S">
            <text:p>21:38:34.55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time" office:time-value="PT21H38M30.276S">
            <text:p>21:38:30.28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21H38M34.59S">
            <text:p>21:38:34.59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time" office:time-value="PT21H38M30.337S">
            <text:p>21:38:30.34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time" office:time-value="PT21H38M34.672S">
            <text:p>21:38:34.67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8M30.44S">
            <text:p>21:38:30.44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time" office:time-value="PT21H38M34.76S">
            <text:p>21:38:34.76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time" office:time-value="PT21H38M30.621S">
            <text:p>21:38:30.62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time" office:time-value="PT21H38M34.901S">
            <text:p>21:38:34.90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time" office:time-value="PT21H38M30.765S">
            <text:p>21:38:30.77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time" office:time-value="PT21H38M35.144S">
            <text:p>21:38:35.14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table:number-columns-repeated="2"/>
          <table:table-cell office:value-type="time" office:time-value="PT21H38M30.862S">
            <text:p>21:38:30.86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8M35.267S">
            <text:p>21:38:35.27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table:number-columns-repeated="2"/>
          <table:table-cell office:value-type="time" office:time-value="PT21H38M30.989S">
            <text:p>21:38:30.99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time" office:time-value="PT21H38M35.374S">
            <text:p>21:38:35.37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8M31.133S">
            <text:p>21:38:31.13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time" office:time-value="PT21H38M35.51S">
            <text:p>21:38:35.51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time" office:time-value="PT21H38M31.252S">
            <text:p>21:38:31.25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8M35.561S">
            <text:p>21:38:35.56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time" office:time-value="PT21H38M31.351S">
            <text:p>21:38:31.35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time" office:time-value="PT21H38M35.642S">
            <text:p>21:38:35.64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time" office:time-value="PT21H38M31.477S">
            <text:p>21:38:31.48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time" office:time-value="PT21H38M35.769S">
            <text:p>21:38:35.77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time" office:time-value="PT21H38M31.573S">
            <text:p>21:38:31.57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time" office:time-value="PT21H38M35.836S">
            <text:p>21:38:35.84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time" office:time-value="PT21H38M31.75S">
            <text:p>21:38:31.75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time" office:time-value="PT21H38M36.176S">
            <text:p>21:38:36.18</text:p>
          </table:table-cell>
          <table:table-cell office:value-type="float" office:value="23">
            <text:p>2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time" office:time-value="PT21H38M31.837S">
            <text:p>21:38:31.84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8M36.25S">
            <text:p>21:38:36.25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time" office:time-value="PT21H38M31.972S">
            <text:p>21:38:31.97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time" office:time-value="PT21H38M36.3S">
            <text:p>21:38:36.30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8M32.65S">
            <text:p>21:38:32.65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time" office:time-value="PT21H38M36.369S">
            <text:p>21:38:36.37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time" office:time-value="PT21H38M32.228S">
            <text:p>21:38:32.23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time" office:time-value="PT21H38M36.52S">
            <text:p>21:38:36.52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8M32.35S">
            <text:p>21:38:32.35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time" office:time-value="PT21H38M36.658S">
            <text:p>21:38:36.66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time" office:time-value="PT21H38M32.454S">
            <text:p>21:38:32.45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8M36.746S">
            <text:p>21:38:36.75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time" office:time-value="PT21H38M32.568S">
            <text:p>21:38:32.57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time" office:time-value="PT21H38M36.889S">
            <text:p>21:38:36.89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time" office:time-value="PT21H38M32.741S">
            <text:p>21:38:32.74</text:p>
          </table:table-cell>
          <table:table-cell office:value-type="float" office:value="40">
            <text:p>4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time" office:time-value="PT21H38M37.149S">
            <text:p>21:38:37.15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8M32.856S">
            <text:p>21:38:32.86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time" office:time-value="PT21H38M37.18S">
            <text:p>21:38:37.18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time" office:time-value="PT21H38M32.944S">
            <text:p>21:38:32.94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time" office:time-value="PT21H38M37.275S">
            <text:p>21:38:37.28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table:number-columns-repeated="2"/>
          <table:table-cell office:value-type="time" office:time-value="PT21H38M33.67S">
            <text:p>21:38:33.67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21H38M37.414S">
            <text:p>21:38:37.41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time" office:time-value="PT21H38M33.189S">
            <text:p>21:38:33.19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time" office:time-value="PT21H38M37.481S">
            <text:p>21:38:37.48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time" office:time-value="PT21H38M33.344S">
            <text:p>21:38:33.34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time" office:time-value="PT21H38M37.624S">
            <text:p>21:38:37.62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time" office:time-value="PT21H38M33.474S">
            <text:p>21:38:33.47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8M37.751S">
            <text:p>21:38:37.75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time" office:time-value="PT21H38M33.556S">
            <text:p>21:38:33.56</text:p>
          </table:table-cell>
          <table:table-cell office:value-type="float" office:value="40">
            <text:p>40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time" office:time-value="PT21H38M37.852S">
            <text:p>21:38:37.85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8M33.685S">
            <text:p>21:38:33.69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time" office:time-value="PT21H38M37.983S">
            <text:p>21:38:37.98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8M33.835S">
            <text:p>21:38:33.84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time" office:time-value="PT21H38M38.199S">
            <text:p>21:38:38.20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time" office:time-value="PT21H38M33.957S">
            <text:p>21:38:33.96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8M38.36S">
            <text:p>21:38:38.36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8M34.59S">
            <text:p>21:38:34.59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time" office:time-value="PT21H38M38.478S">
            <text:p>21:38:38.48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time" office:time-value="PT21H38M34.161S">
            <text:p>21:38:34.16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8M38.57S">
            <text:p>21:38:38.57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time" office:time-value="PT21H38M34.26S">
            <text:p>21:38:34.26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time" office:time-value="PT21H38M38.72S">
            <text:p>21:38:38.72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time" office:time-value="PT21H38M34.442S">
            <text:p>21:38:34.44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time" office:time-value="PT21H38M38.757S">
            <text:p>21:38:38.76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8M34.547S">
            <text:p>21:38:34.55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time" office:time-value="PT21H38M38.852S">
            <text:p>21:38:38.85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time" office:time-value="PT21H38M34.672S">
            <text:p>21:38:34.67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8M38.963S">
            <text:p>21:38:38.96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table:number-columns-repeated="2"/>
          <table:table-cell office:value-type="time" office:time-value="PT21H38M34.76S">
            <text:p>21:38:34.76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time" office:time-value="PT21H38M39.1S">
            <text:p>21:38:39.10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time" office:time-value="PT21H38M34.901S">
            <text:p>21:38:34.90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time" office:time-value="PT21H38M39.189S">
            <text:p>21:38:39.19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time" office:time-value="PT21H38M35.51S">
            <text:p>21:38:35.51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time" office:time-value="PT21H38M39.357S">
            <text:p>21:38:39.36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8M35.144S">
            <text:p>21:38:35.14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time" office:time-value="PT21H38M39.45S">
            <text:p>21:38:39.45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time" office:time-value="PT21H38M35.267S">
            <text:p>21:38:35.27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time" office:time-value="PT21H38M39.564S">
            <text:p>21:38:39.56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time" office:time-value="PT21H38M35.374S">
            <text:p>21:38:35.37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8M39.659S">
            <text:p>21:38:39.66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time" office:time-value="PT21H38M35.561S">
            <text:p>21:38:35.56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time" office:time-value="PT21H38M39.828S">
            <text:p>21:38:39.83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time" office:time-value="PT21H38M35.642S">
            <text:p>21:38:35.64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time" office:time-value="PT21H38M39.977S">
            <text:p>21:38:39.98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time" office:time-value="PT21H38M35.769S">
            <text:p>21:38:35.77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time" office:time-value="PT21H38M40.166S">
            <text:p>21:38:40.17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8M35.836S">
            <text:p>21:38:35.84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time" office:time-value="PT21H38M40.451S">
            <text:p>21:38:40.45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table:number-columns-repeated="2"/>
          <table:table-cell office:value-type="time" office:time-value="PT21H38M36.3S">
            <text:p>21:38:36.30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8M40.46S">
            <text:p>21:38:40.46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8M36.176S">
            <text:p>21:38:36.18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time" office:time-value="PT21H38M40.55S">
            <text:p>21:38:40.55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  <table:table-cell table:number-columns-repeated="2"/>
          <table:table-cell office:value-type="time" office:time-value="PT21H38M36.25S">
            <text:p>21:38:36.25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time" office:time-value="PT21H38M40.667S">
            <text:p>21:38:40.67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time" office:time-value="PT21H38M36.369S">
            <text:p>21:38:36.37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time" office:time-value="PT21H38M40.825S">
            <text:p>21:38:40.83</text:p>
          </table:table-cell>
          <table:table-cell office:value-type="float" office:value="13">
            <text:p>1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8M36.52S">
            <text:p>21:38:36.52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8M40.924S">
            <text:p>21:38:40.92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time" office:time-value="PT21H38M36.658S">
            <text:p>21:38:36.66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time" office:time-value="PT21H38M41.148S">
            <text:p>21:38:41.15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8M36.746S">
            <text:p>21:38:36.75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time" office:time-value="PT21H38M41.286S">
            <text:p>21:38:41.29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8M36.889S">
            <text:p>21:38:36.89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time" office:time-value="PT21H38M41.418S">
            <text:p>21:38:41.42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time" office:time-value="PT21H38M37.18S">
            <text:p>21:38:37.18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time" office:time-value="PT21H38M41.559S">
            <text:p>21:38:41.56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time" office:time-value="PT21H38M37.149S">
            <text:p>21:38:37.15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8M41.57S">
            <text:p>21:38:41.57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time" office:time-value="PT21H38M37.275S">
            <text:p>21:38:37.28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time" office:time-value="PT21H38M41.662S">
            <text:p>21:38:41.66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time" office:time-value="PT21H38M37.414S">
            <text:p>21:38:37.41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21H38M41.773S">
            <text:p>21:38:41.77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time" office:time-value="PT21H38M37.481S">
            <text:p>21:38:37.48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21H38M41.878S">
            <text:p>21:38:41.88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time" office:time-value="PT21H38M37.624S">
            <text:p>21:38:37.62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21H38M42.167S">
            <text:p>21:38:42.17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time" office:time-value="PT21H38M37.751S">
            <text:p>21:38:37.7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21H38M42.247S">
            <text:p>21:38:42.25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time" office:time-value="PT21H38M37.852S">
            <text:p>21:38:37.85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8M42.384S">
            <text:p>21:38:42.38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7">
            <text:p>167</text:p>
          </table:table-cell>
          <table:table-cell table:number-columns-repeated="2"/>
          <table:table-cell office:value-type="time" office:time-value="PT21H38M37.983S">
            <text:p>21:38:37.98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8M42.541S">
            <text:p>21:38:42.54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8M38.72S">
            <text:p>21:38:38.72</text:p>
          </table:table-cell>
          <table:table-cell office:value-type="float" office:value="40">
            <text:p>4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time" office:time-value="PT21H38M42.62S">
            <text:p>21:38:42.62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8M38.199S">
            <text:p>21:38:38.2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21H38M42.663S">
            <text:p>21:38:42.66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8M38.36S">
            <text:p>21:38:38.36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8M42.755S">
            <text:p>21:38:42.76</text:p>
          </table:table-cell>
          <table:table-cell office:value-type="float" office:value="27">
            <text:p>2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table:number-columns-repeated="2"/>
          <table:table-cell office:value-type="time" office:time-value="PT21H38M38.478S">
            <text:p>21:38:38.48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time" office:time-value="PT21H38M42.894S">
            <text:p>21:38:42.89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time" office:time-value="PT21H38M38.57S">
            <text:p>21:38:38.57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time" office:time-value="PT21H38M42.983S">
            <text:p>21:38:42.98</text:p>
          </table:table-cell>
          <table:table-cell office:value-type="float" office:value="12">
            <text:p>1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time" office:time-value="PT21H38M38.757S">
            <text:p>21:38:38.76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8M43.14S">
            <text:p>21:38:43.14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time" office:time-value="PT21H38M38.852S">
            <text:p>21:38:38.85</text:p>
          </table:table-cell>
          <table:table-cell office:value-type="float" office:value="40">
            <text:p>4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time" office:time-value="PT21H38M43.267S">
            <text:p>21:38:43.27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8M38.963S">
            <text:p>21:38:38.96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time" office:time-value="PT21H38M43.371S">
            <text:p>21:38:43.37</text:p>
          </table:table-cell>
          <table:table-cell office:value-type="float" office:value="31">
            <text:p>3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time" office:time-value="PT21H38M39.1S">
            <text:p>21:38:39.10</text:p>
          </table:table-cell>
          <table:table-cell office:value-type="float" office:value="40">
            <text:p>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time" office:time-value="PT21H38M43.469S">
            <text:p>21:38:43.47</text:p>
          </table:table-cell>
          <table:table-cell office:value-type="float" office:value="22">
            <text:p>2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time" office:time-value="PT21H38M39.189S">
            <text:p>21:38:39.19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time" office:time-value="PT21H38M43.644S">
            <text:p>21:38:43.64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8M39.357S">
            <text:p>21:38:39.36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8M43.774S">
            <text:p>21:38:43.77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time" office:time-value="PT21H38M39.45S">
            <text:p>21:38:39.45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time" office:time-value="PT21H38M43.821S">
            <text:p>21:38:43.82</text:p>
          </table:table-cell>
          <table:table-cell office:value-type="float" office:value="36">
            <text:p>3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time" office:time-value="PT21H38M39.564S">
            <text:p>21:38:39.56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21H38M44S">
            <text:p>21:38:44.00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7">
            <text:p>167</text:p>
          </table:table-cell>
          <table:table-cell table:number-columns-repeated="2"/>
          <table:table-cell office:value-type="time" office:time-value="PT21H38M39.659S">
            <text:p>21:38:39.66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time" office:time-value="PT21H38M44.245S">
            <text:p>21:38:44.25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time" office:time-value="PT21H38M39.828S">
            <text:p>21:38:39.83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time" office:time-value="PT21H38M44.366S">
            <text:p>21:38:44.37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8M39.977S">
            <text:p>21:38:39.98</text:p>
          </table:table-cell>
          <table:table-cell office:value-type="float" office:value="40">
            <text:p>4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time" office:time-value="PT21H38M44.445S">
            <text:p>21:38:44.45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time" office:time-value="PT21H38M40.46S">
            <text:p>21:38:40.46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8M44.594S">
            <text:p>21:38:44.59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  <table:table-cell table:number-columns-repeated="2"/>
          <table:table-cell office:value-type="time" office:time-value="PT21H38M40.166S">
            <text:p>21:38:40.17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8M44.754S">
            <text:p>21:38:44.75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8M40.285S">
            <text:p>21:38:40.29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time" office:time-value="PT21H38M44.871S">
            <text:p>21:38:44.87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time" office:time-value="PT21H38M40.451S">
            <text:p>21:38:40.45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time" office:time-value="PT21H38M44.94S">
            <text:p>21:38:44.94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table:number-columns-repeated="2"/>
          <table:table-cell office:value-type="time" office:time-value="PT21H38M40.55S">
            <text:p>21:38:40.55</text:p>
          </table:table-cell>
          <table:table-cell office:value-type="float" office:value="40">
            <text:p>4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time" office:time-value="PT21H38M45.218S">
            <text:p>21:38:45.22</text:p>
          </table:table-cell>
          <table:table-cell office:value-type="float" office:value="11">
            <text:p>1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table:number-columns-repeated="2"/>
          <table:table-cell office:value-type="time" office:time-value="PT21H38M40.667S">
            <text:p>21:38:40.67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time" office:time-value="PT21H38M45.371S">
            <text:p>21:38:45.37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number-columns-repeated="2"/>
          <table:table-cell office:value-type="time" office:time-value="PT21H38M40.825S">
            <text:p>21:38:40.83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8M45.459S">
            <text:p>21:38:45.46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time" office:time-value="PT21H38M40.924S">
            <text:p>21:38:40.92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time" office:time-value="PT21H38M45.575S">
            <text:p>21:38:45.58</text:p>
          </table:table-cell>
          <table:table-cell office:value-type="float" office:value="38">
            <text:p>3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7">
            <text:p>167</text:p>
          </table:table-cell>
          <table:table-cell table:number-columns-repeated="2"/>
          <table:table-cell office:value-type="time" office:time-value="PT21H38M41.57S">
            <text:p>21:38:41.57</text:p>
          </table:table-cell>
          <table:table-cell office:value-type="float" office:value="40">
            <text:p>4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time" office:time-value="PT21H38M45.65S">
            <text:p>21:38:45.65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time" office:time-value="PT21H38M41.148S">
            <text:p>21:38:41.15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8M45.662S">
            <text:p>21:38:45.66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  <table:table-cell table:number-columns-repeated="2"/>
          <table:table-cell office:value-type="time" office:time-value="PT21H38M41.286S">
            <text:p>21:38:41.29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8M45.835S">
            <text:p>21:38:45.84</text:p>
          </table:table-cell>
          <table:table-cell office:value-type="float" office:value="2">
            <text:p>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7">
            <text:p>167</text:p>
          </table:table-cell>
          <table:table-cell table:number-columns-repeated="2"/>
          <table:table-cell office:value-type="time" office:time-value="PT21H38M41.418S">
            <text:p>21:38:41.42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time" office:time-value="PT21H38M45.959S">
            <text:p>21:38:45.96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time" office:time-value="PT21H38M41.559S">
            <text:p>21:38:41.56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time" office:time-value="PT21H38M46.168S">
            <text:p>21:38:46.17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time" office:time-value="PT21H38M41.662S">
            <text:p>21:38:41.66</text:p>
          </table:table-cell>
          <table:table-cell office:value-type="float" office:value="40">
            <text:p>4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time" office:time-value="PT21H38M46.338S">
            <text:p>21:38:46.34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time" office:time-value="PT21H38M41.773S">
            <text:p>21:38:41.77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21H38M46.447S">
            <text:p>21:38:46.45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time" office:time-value="PT21H38M41.878S">
            <text:p>21:38:41.88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time" office:time-value="PT21H38M46.565S">
            <text:p>21:38:46.57</text:p>
          </table:table-cell>
          <table:table-cell office:value-type="float" office:value="20">
            <text:p>2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time" office:time-value="PT21H38M42.62S">
            <text:p>21:38:42.62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8M46.652S">
            <text:p>21:38:46.65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time" office:time-value="PT21H38M42.167S">
            <text:p>21:38:42.17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time" office:time-value="PT21H38M46.79S">
            <text:p>21:38:46.79</text:p>
          </table:table-cell>
          <table:table-cell office:value-type="float" office:value="9">
            <text:p>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time" office:time-value="PT21H38M42.247S">
            <text:p>21:38:42.25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time" office:time-value="PT21H38M46.799S">
            <text:p>21:38:46.80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  <table:table-cell table:number-columns-repeated="2"/>
          <table:table-cell office:value-type="time" office:time-value="PT21H38M42.384S">
            <text:p>21:38:42.38</text:p>
          </table:table-cell>
          <table:table-cell office:value-type="float" office:value="40">
            <text:p>4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time" office:time-value="PT21H38M46.944S">
            <text:p>21:38:46.94</text:p>
          </table:table-cell>
          <table:table-cell office:value-type="float" office:value="16">
            <text:p>1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number-columns-repeated="2"/>
          <table:table-cell office:value-type="time" office:time-value="PT21H38M42.541S">
            <text:p>21:38:42.54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8M47.156S">
            <text:p>21:38:47.16</text:p>
          </table:table-cell>
          <table:table-cell office:value-type="float" office:value="6">
            <text:p>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table:number-columns-repeated="2"/>
          <table:table-cell office:value-type="time" office:time-value="PT21H38M42.663S">
            <text:p>21:38:42.66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8M47.282S">
            <text:p>21:38:47.28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table:number-columns-repeated="2"/>
          <table:table-cell office:value-type="time" office:time-value="PT21H38M42.755S">
            <text:p>21:38:42.76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time" office:time-value="PT21H38M47.417S">
            <text:p>21:38:47.42</text:p>
          </table:table-cell>
          <table:table-cell office:value-type="float" office:value="4">
            <text:p>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table:number-columns-repeated="2"/>
          <table:table-cell office:value-type="time" office:time-value="PT21H38M42.894S">
            <text:p>21:38:42.89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time" office:time-value="PT21H38M47.45S">
            <text:p>21:38:47.45</text:p>
          </table:table-cell>
          <table:table-cell office:value-type="float" office:value="18">
            <text:p>1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time" office:time-value="PT21H38M42.983S">
            <text:p>21:38:42.98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time" office:time-value="PT21H38M47.564S">
            <text:p>21:38:47.56</text:p>
          </table:table-cell>
          <table:table-cell office:value-type="float" office:value="26">
            <text:p>26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time" office:time-value="PT21H38M43.14S">
            <text:p>21:38:43.14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time" office:time-value="PT21H38M47.643S">
            <text:p>21:38:47.64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time" office:time-value="PT21H38M43.267S">
            <text:p>21:38:43.27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8M47.777S">
            <text:p>21:38:47.78</text:p>
          </table:table-cell>
          <table:table-cell office:value-type="float" office:value="35">
            <text:p>3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8M43.371S">
            <text:p>21:38:43.37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21H38M48.169S">
            <text:p>21:38:48.17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time" office:time-value="PT21H38M43.469S">
            <text:p>21:38:43.47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time" office:time-value="PT21H38M48.271S">
            <text:p>21:38:48.27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time" office:time-value="PT21H38M43.644S">
            <text:p>21:38:43.6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8M48.371S">
            <text:p>21:38:48.37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time" office:time-value="PT21H38M43.774S">
            <text:p>21:38:43.77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time" office:time-value="PT21H38M48.41S">
            <text:p>21:38:48.41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time" office:time-value="PT21H38M43.821S">
            <text:p>21:38:43.82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time" office:time-value="PT21H38M48.735S">
            <text:p>21:38:48.74</text:p>
          </table:table-cell>
          <table:table-cell office:value-type="float" office:value="3">
            <text:p>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time" office:time-value="PT21H38M44S">
            <text:p>21:38:44.00</text:p>
          </table:table-cell>
          <table:table-cell office:value-type="float" office:value="40">
            <text:p>4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time" office:time-value="PT21H38M48.833S">
            <text:p>21:38:48.83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time" office:time-value="PT21H38M44.83S">
            <text:p>21:38:44.83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time" office:time-value="PT21H38M49.288S">
            <text:p>21:38:49.29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time" office:time-value="PT21H38M44.245S">
            <text:p>21:38:44.25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time" office:time-value="PT21H38M49.294S">
            <text:p>21:38:49.29</text:p>
          </table:table-cell>
          <table:table-cell office:value-type="float" office:value="17">
            <text:p>1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time" office:time-value="PT21H38M44.366S">
            <text:p>21:38:44.37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8M49.965S">
            <text:p>21:38:49.97</text:p>
          </table:table-cell>
          <table:table-cell office:value-type="float" office:value="32">
            <text:p>32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time" office:time-value="PT21H38M44.445S">
            <text:p>21:38:44.45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time" office:time-value="PT21H38M49.971S">
            <text:p>21:38:49.97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time" office:time-value="PT21H38M44.594S">
            <text:p>21:38:44.59</text:p>
          </table:table-cell>
          <table:table-cell office:value-type="float" office:value="40">
            <text:p>4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time" office:time-value="PT21H38M52.67S">
            <text:p>21:38:52.67</text:p>
          </table:table-cell>
          <table:table-cell office:value-type="float" office:value="28">
            <text:p>2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time" office:time-value="PT21H38M44.754S">
            <text:p>21:38:44.75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8M52.73S">
            <text:p>21:38:52.73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time" office:time-value="PT21H38M44.871S">
            <text:p>21:38:44.87</text:p>
          </table:table-cell>
          <table:table-cell office:value-type="float" office:value="40">
            <text:p>4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time" office:time-value="PT21H38M52.78S">
            <text:p>21:38:52.78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time" office:time-value="PT21H38M44.94S">
            <text:p>21:38:44.94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time" office:time-value="PT21H38M52.83S">
            <text:p>21:38:52.83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time" office:time-value="PT21H38M45.65S">
            <text:p>21:38:45.65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time" office:time-value="PT21H38M56.278S">
            <text:p>21:38:56.28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time" office:time-value="PT21H38M45.218S">
            <text:p>21:38:45.22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time" office:time-value="PT21H38M56.283S">
            <text:p>21:38:56.28</text:p>
          </table:table-cell>
          <table:table-cell office:value-type="float" office:value="21">
            <text:p>2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time" office:time-value="PT21H38M45.371S">
            <text:p>21:38:45.37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time" office:time-value="PT21H38M56.288S">
            <text:p>21:38:56.29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  <table:table-cell table:number-columns-repeated="2"/>
          <table:table-cell office:value-type="time" office:time-value="PT21H38M45.459S">
            <text:p>21:38:45.46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time" office:time-value="PT21H38M56.294S">
            <text:p>21:38:56.29</text:p>
          </table:table-cell>
          <table:table-cell office:value-type="float" office:value="37">
            <text:p>3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time" office:time-value="PT21H38M45.575S">
            <text:p>21:38:45.58</text:p>
          </table:table-cell>
          <table:table-cell office:value-type="float" office:value="40">
            <text:p>4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time" office:time-value="PT21H38M56.3S">
            <text:p>21:38:56.30</text:p>
          </table:table-cell>
          <table:table-cell office:value-type="float" office:value="8">
            <text:p>8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8M45.662S">
            <text:p>21:38:45.66</text:p>
          </table:table-cell>
          <table:table-cell office:value-type="float" office:value="40">
            <text:p>4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time" office:time-value="PT21H39M05.736S">
            <text:p>21:39:05.74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time" office:time-value="PT21H38M45.835S">
            <text:p>21:38:45.84</text:p>
          </table:table-cell>
          <table:table-cell office:value-type="float" office:value="40">
            <text:p>4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time" office:time-value="PT21H39M05.742S">
            <text:p>21:39:05.74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time" office:time-value="PT21H38M45.959S">
            <text:p>21:38:45.96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time" office:time-value="PT21H39M05.747S">
            <text:p>21:39:05.75</text:p>
          </table:table-cell>
          <table:table-cell office:value-type="float" office:value="19">
            <text:p>1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time" office:time-value="PT21H38M46.79S">
            <text:p>21:38:46.79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time" office:time-value="PT21H39M05.753S">
            <text:p>21:39:05.75</text:p>
          </table:table-cell>
          <table:table-cell office:value-type="float" office:value="15">
            <text:p>1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time" office:time-value="PT21H38M46.168S">
            <text:p>21:38:46.17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time" office:time-value="PT21H39M05.759S">
            <text:p>21:39:05.76</text:p>
          </table:table-cell>
          <table:table-cell office:value-type="float" office:value="10">
            <text:p>1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time" office:time-value="PT21H38M46.338S">
            <text:p>21:38:46.34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time" office:time-value="PT21H39M05.785S">
            <text:p>21:39:05.79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time" office:time-value="PT21H38M46.447S">
            <text:p>21:38:46.45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time" office:time-value="PT21H39M05.79S">
            <text:p>21:39:05.79</text:p>
          </table:table-cell>
          <table:table-cell office:value-type="float" office:value="39">
            <text:p>3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table:number-columns-repeated="2"/>
          <table:table-cell office:value-type="time" office:time-value="PT21H38M46.565S">
            <text:p>21:38:46.57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time" office:time-value="PT21H39M05.797S">
            <text:p>21:39:05.80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time" office:time-value="PT21H38M46.652S">
            <text:p>21:38:46.65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time" office:time-value="PT21H39M05.803S">
            <text:p>21:39:05.80</text:p>
          </table:table-cell>
          <table:table-cell office:value-type="float" office:value="30">
            <text:p>3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8M46.799S">
            <text:p>21:38:46.80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time" office:time-value="PT21H39M15.497S">
            <text:p>21:39:15.50</text:p>
          </table:table-cell>
          <table:table-cell office:value-type="float" office:value="40">
            <text:p>40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time" office:time-value="PT21H38M46.944S">
            <text:p>21:38:46.94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time" office:time-value="PT21H39M15.504S">
            <text:p>21:39:15.50</text:p>
          </table:table-cell>
          <table:table-cell office:value-type="float" office:value="25">
            <text:p>2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table:number-columns-repeated="2"/>
          <table:table-cell office:value-type="time" office:time-value="PT21H38M47.45S">
            <text:p>21:38:47.45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time" office:time-value="PT21H39M15.511S">
            <text:p>21:39:15.51</text:p>
          </table:table-cell>
          <table:table-cell office:value-type="float" office:value="5">
            <text:p>5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table:number-columns-repeated="2"/>
          <table:table-cell office:value-type="time" office:time-value="PT21H38M47.156S">
            <text:p>21:38:47.16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time" office:time-value="PT21H39M15.518S">
            <text:p>21:39:15.52</text:p>
          </table:table-cell>
          <table:table-cell office:value-type="float" office:value="1">
            <text:p>1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8M47.282S">
            <text:p>21:38:47.28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time" office:time-value="PT21H39M15.525S">
            <text:p>21:39:15.53</text:p>
          </table:table-cell>
          <table:table-cell office:value-type="float" office:value="29">
            <text:p>29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  <table:table-cell table:number-columns-repeated="2"/>
          <table:table-cell office:value-type="time" office:time-value="PT21H38M47.417S">
            <text:p>21:38:47.42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time" office:time-value="PT21H39M15.533S">
            <text:p>21:39:15.53</text:p>
          </table:table-cell>
          <table:table-cell office:value-type="float" office:value="7">
            <text:p>7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8M47.564S">
            <text:p>21:38:47.56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time" office:time-value="PT21H39M15.541S">
            <text:p>21:39:15.54</text:p>
          </table:table-cell>
          <table:table-cell office:value-type="float" office:value="33">
            <text:p>33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8M47.643S">
            <text:p>21:38:47.64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time" office:time-value="PT21H39M16.227S">
            <text:p>21:39:16.23</text:p>
          </table:table-cell>
          <table:table-cell office:value-type="float" office:value="34">
            <text:p>3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time" office:time-value="PT21H38M47.777S">
            <text:p>21:38:47.78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9M16.551S">
            <text:p>21:39:16.55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table:number-columns-repeated="2"/>
          <table:table-cell office:value-type="time" office:time-value="PT21H38M47.885S">
            <text:p>21:38:47.89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time" office:time-value="PT21H39M17.64S">
            <text:p>21:39:17.64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table:number-columns-repeated="2"/>
          <table:table-cell office:value-type="time" office:time-value="PT21H38M48.41S">
            <text:p>21:38:48.41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time" office:time-value="PT21H39M23.556S">
            <text:p>21:39:23.56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  <table:table-cell table:number-columns-repeated="2"/>
          <table:table-cell office:value-type="time" office:time-value="PT21H38M48.169S">
            <text:p>21:38:48.17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time" office:time-value="PT21H39M25.591S">
            <text:p>21:39:25.59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8M48.271S">
            <text:p>21:38:48.27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time" office:time-value="PT21H39M27.616S">
            <text:p>21:39:27.62</text:p>
          </table:table-cell>
          <table:table-cell office:value-type="float" office:value="14">
            <text:p>1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time" office:time-value="PT21H38M48.371S">
            <text:p>21:38:48.37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time" office:time-value="PT21H39M35.549S">
            <text:p>21:39:35.55</text:p>
          </table:table-cell>
          <table:table-cell office:value-type="float" office:value="24">
            <text:p>24</text:p>
          </table:table-cell>
          <table:table-cell office:value-type="string">
            <text:p>RECEIVE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  <table:table-cell table:formula="of:=SUM([.E2:.E1362])" office:value-type="float" office:value="184854">
            <text:p>184854</text:p>
          </table:table-cell>
          <table:table-cell/>
          <table:table-cell office:value-type="time" office:time-value="PT21H38M48.735S">
            <text:p>21:38:48.74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time" office:time-value="PT21H36M01.785S">
            <text:p>21:36:01.79</text:p>
          </table:table-cell>
          <table:table-cell office:value-type="float" office:value="11">
            <text:p>11</text:p>
          </table:table-cell>
          <table:table-cell office:value-type="string">
            <text:p>SEND</text:p>
          </table:table-cell>
          <table:table-cell office:value-type="float" office:value="27">
            <text:p>27</text:p>
          </table:table-cell>
          <table:table-cell office:value-type="float" office:value="155">
            <text:p>155</text:p>
          </table:table-cell>
          <table:table-cell table:formula="of:=SUM([.E1363:.E1404])" office:value-type="float" office:value="4994">
            <text:p>4994</text:p>
          </table:table-cell>
          <table:table-cell/>
          <table:table-cell office:value-type="time" office:time-value="PT21H38M48.833S">
            <text:p>21:38:48.83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time" office:time-value="PT21H36M08.185S">
            <text:p>21:36:08.19</text:p>
          </table:table-cell>
          <table:table-cell office:value-type="float" office:value="15">
            <text:p>15</text:p>
          </table:table-cell>
          <table:table-cell office:value-type="string">
            <text:p>SEND</text:p>
          </table:table-cell>
          <table:table-cell office:value-type="float" office:value="33">
            <text:p>33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time" office:time-value="PT21H38M49.288S">
            <text:p>21:38:49.29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time" office:time-value="PT21H36M14.789S">
            <text:p>21:36:14.79</text:p>
          </table:table-cell>
          <table:table-cell office:value-type="float" office:value="1">
            <text:p>1</text:p>
          </table:table-cell>
          <table:table-cell office:value-type="string">
            <text:p>SEND</text:p>
          </table:table-cell>
          <table:table-cell office:value-type="float" office:value="39">
            <text:p>39</text:p>
          </table:table-cell>
          <table:table-cell office:value-type="float" office:value="114">
            <text:p>114</text:p>
          </table:table-cell>
          <table:table-cell table:number-columns-repeated="2"/>
          <table:table-cell office:value-type="time" office:time-value="PT21H38M49.294S">
            <text:p>21:38:49.29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time" office:time-value="PT21H36M17.887S">
            <text:p>21:36:17.89</text:p>
          </table:table-cell>
          <table:table-cell office:value-type="float" office:value="32">
            <text:p>3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time" office:time-value="PT21H38M49.965S">
            <text:p>21:38:49.97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time" office:time-value="PT21H36M19.579S">
            <text:p>21:36:19.58</text:p>
          </table:table-cell>
          <table:table-cell office:value-type="float" office:value="19">
            <text:p>1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time" office:time-value="PT21H38M49.971S">
            <text:p>21:38:49.97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time" office:time-value="PT21H36M23.385S">
            <text:p>21:36:23.39</text:p>
          </table:table-cell>
          <table:table-cell office:value-type="float" office:value="17">
            <text:p>1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time" office:time-value="PT21H38M52.67S">
            <text:p>21:38:52.67</text:p>
          </table:table-cell>
          <table:table-cell office:value-type="float" office:value="40">
            <text:p>40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time" office:time-value="PT21H36M27.177S">
            <text:p>21:36:27.18</text:p>
          </table:table-cell>
          <table:table-cell office:value-type="float" office:value="5">
            <text:p>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table:number-columns-repeated="2"/>
          <table:table-cell office:value-type="time" office:time-value="PT21H38M52.73S">
            <text:p>21:38:52.73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time" office:time-value="PT21H36M30.98S">
            <text:p>21:36:30.98</text:p>
          </table:table-cell>
          <table:table-cell office:value-type="float" office:value="13">
            <text:p>1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34">
            <text:p>134</text:p>
          </table:table-cell>
          <table:table-cell table:number-columns-repeated="2"/>
          <table:table-cell office:value-type="time" office:time-value="PT21H38M52.78S">
            <text:p>21:38:52.78</text:p>
          </table:table-cell>
          <table:table-cell office:value-type="float" office:value="40">
            <text:p>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time" office:time-value="PT21H36M37.48S">
            <text:p>21:36:37.48</text:p>
          </table:table-cell>
          <table:table-cell office:value-type="float" office:value="18">
            <text:p>1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time" office:time-value="PT21H38M52.83S">
            <text:p>21:38:52.83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time" office:time-value="PT21H36M43.485S">
            <text:p>21:36:43.49</text:p>
          </table:table-cell>
          <table:table-cell office:value-type="float" office:value="38">
            <text:p>3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time" office:time-value="PT21H38M52.89S">
            <text:p>21:38:52.89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time" office:time-value="PT21H36M47.278S">
            <text:p>21:36:47.28</text:p>
          </table:table-cell>
          <table:table-cell office:value-type="float" office:value="6">
            <text:p>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time" office:time-value="PT21H38M56.278S">
            <text:p>21:38:56.28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time" office:time-value="PT21H36M49.104S">
            <text:p>21:36:49.10</text:p>
          </table:table-cell>
          <table:table-cell office:value-type="float" office:value="4">
            <text:p>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time" office:time-value="PT21H38M56.283S">
            <text:p>21:38:56.28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time" office:time-value="PT21H36M51.84S">
            <text:p>21:36:51.84</text:p>
          </table:table-cell>
          <table:table-cell office:value-type="float" office:value="14">
            <text:p>1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table:number-columns-repeated="2"/>
          <table:table-cell office:value-type="time" office:time-value="PT21H38M56.288S">
            <text:p>21:38:56.29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time" office:time-value="PT21H36M59.189S">
            <text:p>21:36:59.19</text:p>
          </table:table-cell>
          <table:table-cell office:value-type="float" office:value="25">
            <text:p>2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8M56.294S">
            <text:p>21:38:56.29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time" office:time-value="PT21H37M03.578S">
            <text:p>21:37:03.58</text:p>
          </table:table-cell>
          <table:table-cell office:value-type="float" office:value="29">
            <text:p>2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time" office:time-value="PT21H38M56.3S">
            <text:p>21:38:56.30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7M04.578S">
            <text:p>21:37:04.58</text:p>
          </table:table-cell>
          <table:table-cell office:value-type="float" office:value="29">
            <text:p>2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time" office:time-value="PT21H39M05.736S">
            <text:p>21:39:05.74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time" office:time-value="PT21H37M07.377S">
            <text:p>21:37:07.38</text:p>
          </table:table-cell>
          <table:table-cell office:value-type="float" office:value="7">
            <text:p>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02">
            <text:p>102</text:p>
          </table:table-cell>
          <table:table-cell table:number-columns-repeated="2"/>
          <table:table-cell office:value-type="time" office:time-value="PT21H39M05.742S">
            <text:p>21:39:05.74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time" office:time-value="PT21H37M19.885S">
            <text:p>21:37:19.89</text:p>
          </table:table-cell>
          <table:table-cell office:value-type="float" office:value="2">
            <text:p>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time" office:time-value="PT21H39M05.747S">
            <text:p>21:39:05.75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time" office:time-value="PT21H37M27.485S">
            <text:p>21:37:27.49</text:p>
          </table:table-cell>
          <table:table-cell office:value-type="float" office:value="18">
            <text:p>1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02">
            <text:p>102</text:p>
          </table:table-cell>
          <table:table-cell table:number-columns-repeated="2"/>
          <table:table-cell office:value-type="time" office:time-value="PT21H39M05.753S">
            <text:p>21:39:05.75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time" office:time-value="PT21H37M31.798S">
            <text:p>21:37:31.80</text:p>
          </table:table-cell>
          <table:table-cell office:value-type="float" office:value="11">
            <text:p>1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time" office:time-value="PT21H39M05.759S">
            <text:p>21:39:05.76</text:p>
          </table:table-cell>
          <table:table-cell office:value-type="float" office:value="40">
            <text:p>40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time" office:time-value="PT21H37M43.785S">
            <text:p>21:37:43.79</text:p>
          </table:table-cell>
          <table:table-cell office:value-type="float" office:value="31">
            <text:p>3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table:number-columns-repeated="2"/>
          <table:table-cell office:value-type="time" office:time-value="PT21H39M05.785S">
            <text:p>21:39:05.79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time" office:time-value="PT21H37M46.482S">
            <text:p>21:37:46.48</text:p>
          </table:table-cell>
          <table:table-cell office:value-type="float" office:value="18">
            <text:p>18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time" office:time-value="PT21H39M05.79S">
            <text:p>21:39:05.79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time" office:time-value="PT21H37M47.581S">
            <text:p>21:37:47.58</text:p>
          </table:table-cell>
          <table:table-cell office:value-type="float" office:value="9">
            <text:p>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57">
            <text:p>157</text:p>
          </table:table-cell>
          <table:table-cell table:number-columns-repeated="2"/>
          <table:table-cell office:value-type="time" office:time-value="PT21H39M05.797S">
            <text:p>21:39:05.80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time" office:time-value="PT21H37M51.375S">
            <text:p>21:37:51.38</text:p>
          </table:table-cell>
          <table:table-cell office:value-type="float" office:value="37">
            <text:p>3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table:number-columns-repeated="2"/>
          <table:table-cell office:value-type="time" office:time-value="PT21H39M05.803S">
            <text:p>21:39:05.80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7M58.384S">
            <text:p>21:37:58.38</text:p>
          </table:table-cell>
          <table:table-cell office:value-type="float" office:value="27">
            <text:p>2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time" office:time-value="PT21H39M15.497S">
            <text:p>21:39:15.50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time" office:time-value="PT21H38M02.907S">
            <text:p>21:38:02.91</text:p>
          </table:table-cell>
          <table:table-cell office:value-type="float" office:value="2">
            <text:p>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table:number-columns-repeated="2"/>
          <table:table-cell office:value-type="time" office:time-value="PT21H39M15.504S">
            <text:p>21:39:15.50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time" office:time-value="PT21H38M03.878S">
            <text:p>21:38:03.88</text:p>
          </table:table-cell>
          <table:table-cell office:value-type="float" office:value="32">
            <text:p>3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42">
            <text:p>142</text:p>
          </table:table-cell>
          <table:table-cell table:number-columns-repeated="2"/>
          <table:table-cell office:value-type="time" office:time-value="PT21H39M15.511S">
            <text:p>21:39:15.51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time" office:time-value="PT21H38M04.375S">
            <text:p>21:38:04.38</text:p>
          </table:table-cell>
          <table:table-cell office:value-type="float" office:value="37">
            <text:p>3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time" office:time-value="PT21H39M15.518S">
            <text:p>21:39:15.52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8M13.582S">
            <text:p>21:38:13.58</text:p>
          </table:table-cell>
          <table:table-cell office:value-type="float" office:value="19">
            <text:p>1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time" office:time-value="PT21H39M15.525S">
            <text:p>21:39:15.53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time" office:time-value="PT21H38M15.283S">
            <text:p>21:38:15.28</text:p>
          </table:table-cell>
          <table:table-cell office:value-type="float" office:value="36">
            <text:p>3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time" office:time-value="PT21H39M15.533S">
            <text:p>21:39:15.53</text:p>
          </table:table-cell>
          <table:table-cell office:value-type="float" office:value="40">
            <text:p>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time" office:time-value="PT21H38M20.195S">
            <text:p>21:38:20.20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time" office:time-value="PT21H39M15.541S">
            <text:p>21:39:15.54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8M27.79S">
            <text:p>21:38:27.79</text:p>
          </table:table-cell>
          <table:table-cell office:value-type="float" office:value="21">
            <text:p>21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time" office:time-value="PT21H39M16.227S">
            <text:p>21:39:16.23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time" office:time-value="PT21H38M31.573S">
            <text:p>21:38:31.57</text:p>
          </table:table-cell>
          <table:table-cell office:value-type="float" office:value="39">
            <text:p>3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  <table:table-cell table:number-columns-repeated="2"/>
          <table:table-cell office:value-type="time" office:time-value="PT21H39M16.551S">
            <text:p>21:39:16.55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time" office:time-value="PT21H38M33.685S">
            <text:p>21:38:33.69</text:p>
          </table:table-cell>
          <table:table-cell office:value-type="float" office:value="20">
            <text:p>20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time" office:time-value="PT21H39M17.64S">
            <text:p>21:39:17.64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time" office:time-value="PT21H38M40.285S">
            <text:p>21:38:40.29</text:p>
          </table:table-cell>
          <table:table-cell office:value-type="float" office:value="26">
            <text:p>26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time" office:time-value="PT21H39M19.548S">
            <text:p>21:39:19.5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time" office:time-value="PT21H38M44.83S">
            <text:p>21:38:44.83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38">
            <text:p>138</text:p>
          </table:table-cell>
          <table:table-cell table:number-columns-repeated="2"/>
          <table:table-cell office:value-type="time" office:time-value="PT21H39M21.547S">
            <text:p>21:39:21.55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time" office:time-value="PT21H38M47.885S">
            <text:p>21:38:47.89</text:p>
          </table:table-cell>
          <table:table-cell office:value-type="float" office:value="22">
            <text:p>22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time" office:time-value="PT21H39M23.556S">
            <text:p>21:39:23.56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time" office:time-value="PT21H38M52.89S">
            <text:p>21:38:52.89</text:p>
          </table:table-cell>
          <table:table-cell office:value-type="float" office:value="17">
            <text:p>17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time" office:time-value="PT21H39M25.591S">
            <text:p>21:39:25.59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time" office:time-value="PT21H39M19.548S">
            <text:p>21:39:19.55</text:p>
          </table:table-cell>
          <table:table-cell office:value-type="float" office:value="35">
            <text:p>35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time" office:time-value="PT21H39M27.616S">
            <text:p>21:39:27.62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time" office:time-value="PT21H39M21.547S">
            <text:p>21:39:21.55</text:p>
          </table:table-cell>
          <table:table-cell office:value-type="float" office:value="29">
            <text:p>29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48">
            <text:p>148</text:p>
          </table:table-cell>
          <table:table-cell table:number-columns-repeated="2"/>
          <table:table-cell office:value-type="time" office:time-value="PT21H39M31.545S">
            <text:p>21:39:31.55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time" office:time-value="PT21H39M31.545S">
            <text:p>21:39:31.55</text:p>
          </table:table-cell>
          <table:table-cell office:value-type="float" office:value="34">
            <text:p>34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time" office:time-value="PT21H39M35.549S">
            <text:p>21:39:35.55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time" office:time-value="PT21H39M42.545S">
            <text:p>21:39:42.55</text:p>
          </table:table-cell>
          <table:table-cell office:value-type="float" office:value="33">
            <text:p>33</text:p>
          </table:table-cell>
          <table:table-cell office:value-type="string">
            <text:p>SEND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time" office:time-value="PT21H39M42.545S">
            <text:p>21:39:42.55</text:p>
          </table:table-cell>
          <table:table-cell office:value-type="float" office:value="40">
            <text:p>4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Default">
            <draw:frame table:end-cell-address="Sheet1.M1440" table:end-x="0.3921in" table:end-y="0.1673in" draw:z-index="0" draw:style-name="gr1" svg:width="13.4335in" svg:height="6.1181in" svg:x="0.022in" svg:y="0.0709in">
              <draw:object draw:notify-on-update-of-ranges="Sheet1.H1:Sheet1.H1 Sheet1.H2:Sheet1.H1404 Sheet1.I1:Sheet1.I1 Sheet1.I2:Sheet1.I1404 Sheet1.J1:Sheet1.J1 Sheet1.J2:Sheet1.J140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Número de SEND</text:p>
          </table:table-cell>
          <table:table-cell table:style-name="ce2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string">
            <text:p>Número de RECEIVE</text:p>
          </table:table-cell>
          <table:table-cell office:value-type="float" office:value="1127">
            <text:p>112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icio</text:p>
          </table:table-cell>
          <table:table-cell table:style-name="ce1" office:value-type="time" office:time-value="PT21H35M41.142S">
            <text:p>21:35:41.14</text:p>
          </table:table-cell>
          <table:table-cell table:number-columns-repeated="2"/>
        </table:table-row>
        <table:table-row table:style-name="ro1">
          <table:table-cell office:value-type="string">
            <text:p>Fim</text:p>
          </table:table-cell>
          <table:table-cell table:style-name="ce1" office:value-type="time" office:time-value="PT21H39M42.545S">
            <text:p>21:39:42.55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Tempo de execução</text:p>
          </table:table-cell>
          <table:table-cell table:style-name="ce3" table:formula="of:=[.B5]-[.B4]" office:value-type="time" office:time-value="PT00H04M01.403S">
            <text:p>04:01</text:p>
          </table:table-cell>
          <table:table-cell table:formula="of:=MINUTE([.B7])*60 + SECOND([.B7])" office:value-type="float" office:value="241">
            <text:p>24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édia de tamanho SEND</text:p>
          </table:table-cell>
          <table:table-cell table:style-name="ce4" table:formula="of:=[.B12]/[.B1]" office:value-type="float" office:value="118.904761904762">
            <text:p>118.90</text:p>
          </table:table-cell>
          <table:table-cell table:number-columns-repeated="2"/>
        </table:table-row>
        <table:table-row table:style-name="ro1">
          <table:table-cell office:value-type="string">
            <text:p>Média de tamanho RECEIVE</text:p>
          </table:table-cell>
          <table:table-cell table:style-name="ce4" table:formula="of:=[.B13]/[.B2]" office:value-type="float" office:value="164.023070097604">
            <text:p>164.0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oma tamanho SEND</text:p>
          </table:table-cell>
          <table:table-cell office:value-type="float" office:value="4994">
            <text:p>4994</text:p>
          </table:table-cell>
          <table:table-cell table:number-columns-repeated="2"/>
        </table:table-row>
        <table:table-row table:style-name="ro1">
          <table:table-cell office:value-type="string">
            <text:p>Soma tamanho RECEIVE</text:p>
          </table:table-cell>
          <table:table-cell office:value-type="float" office:value="184854">
            <text:p>18485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 de dados trafegados</text:p>
          </table:table-cell>
          <table:table-cell table:formula="of:=[.B12]+[.B13]" office:value-type="float" office:value="189848">
            <text:p>189848</text:p>
          </table:table-cell>
          <table:table-cell table:style-name="ce4" table:formula="of:=[.B15]/1024" office:value-type="float" office:value="185.3984375">
            <text:p>185.40</text:p>
          </table:table-cell>
          <table:table-cell table:style-name="ce4" table:formula="of:=[.C15]/1024" office:value-type="float" office:value="0.181053161621094">
            <text:p>0.18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Kb</text:p>
          </table:table-cell>
          <table:table-cell office:value-type="string">
            <text:p>Mb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Dados por segundo</text:p>
          </table:table-cell>
          <table:table-cell table:style-name="ce4" table:formula="of:=[.B15]/[.C7]" office:value-type="float" office:value="787.751037344398">
            <text:p>787.75</text:p>
          </table:table-cell>
          <table:table-cell table:style-name="ce4" table:formula="of:=[.B19]/1024" office:value-type="float" office:value="0.769288122406639">
            <text:p>0.77</text:p>
          </table:table-cell>
          <table:table-cell/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Kb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Variancia SEND</text:p>
          </table:table-cell>
          <table:table-cell table:style-name="ce4" table:formula="of:=VAR([Sheet1.E1363:.E1404])" office:value-type="float" office:value="779.45412311266">
            <text:p>779.45</text:p>
          </table:table-cell>
          <table:table-cell table:number-columns-repeated="2"/>
        </table:table-row>
        <table:table-row table:style-name="ro1">
          <table:table-cell office:value-type="string">
            <text:p>Variancia RECEIVE</text:p>
          </table:table-cell>
          <table:table-cell table:style-name="ce4" table:formula="of:=VAR([Sheet1.E2:.E1362])" office:value-type="float" office:value="830.868360202273">
            <text:p>830.87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Desvio padrão SEND</text:p>
          </table:table-cell>
          <table:table-cell table:style-name="ce4" table:formula="of:=STDEV([Sheet1.E1363:.E1404])" office:value-type="float" office:value="27.9187056131308">
            <text:p>27.92</text:p>
          </table:table-cell>
          <table:table-cell table:number-columns-repeated="2"/>
        </table:table-row>
        <table:table-row table:style-name="ro1">
          <table:table-cell office:value-type="string">
            <text:p>Desvio padrão RECEIVE</text:p>
          </table:table-cell>
          <table:table-cell table:style-name="ce4" table:formula="of:=STDEV([Sheet1.E2:.E1362])" office:value-type="float" office:value="28.824787253374">
            <text:p>28.82</text:p>
          </table:table-cell>
          <table:table-cell table:number-columns-repeated="2"/>
        </table:table-row>
      </table:table>
      <table:database-ranges>
        <table:database-range table:target-range-address="Sheet1.A1:Sheet1.E140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8">05/08/2011</text:date>, <text:time>19:4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08T19:46:20</dc:date>
    <meta:generator>OpenOffice.org/3.2$Linux OpenOffice.org_project/320m19$Build-9505</meta:generator>
    <meta:editing-duration>PT00H46M40S</meta:editing-duration>
    <meta:editing-cycles>3</meta:editing-cycles>
    <meta:document-statistic meta:table-count="2" meta:cell-count="112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122cm" svg:height="15.541cm" xlink:href=".." chart:class="chart:line" chart:style-name="ch1">
        <chart:title svg:x="14.6cm" svg:y="0.311cm" chart:style-name="ch2">
          <text:p>Tamanho das mensagens</text:p>
        </chart:title>
        <chart:legend chart:legend-position="end" svg:x="29.774cm" svg:y="7.301cm" chart:style-name="ch3"/>
        <chart:plot-area chart:style-name="ch4" table:cell-range-address="Sheet1.H1:Sheet1.J1404" chart:data-source-has-labels="both" svg:x="1.163cm" svg:y="1.124cm" svg:width="27.93cm" svg:height="13.688cm">
          <chart:axis chart:dimension="x" chart:name="primary-x" chart:style-name="ch5">
            <chart:title svg:x="14.898cm" svg:y="14.55cm" chart:style-name="ch6">
              <text:p>Tempo</text:p>
            </chart:title>
            <chart:categories table:cell-range-address="Sheet1.H2:Sheet1.H1404"/>
          </chart:axis>
          <chart:axis chart:dimension="y" chart:name="primary-y" chart:style-name="ch5">
            <chart:title svg:x="0.683cm" svg:y="11.254cm" chart:style-name="ch7">
              <text:p>Tamanho das mensagens / Número de usuários</text:p>
            </chart:title>
            <chart:grid chart:style-name="ch8" chart:class="major"/>
          </chart:axis>
          <chart:series chart:style-name="ch9" chart:values-cell-range-address="Sheet1.I2:Sheet1.I1404" chart:label-cell-address="Sheet1.I1:Sheet1.I1" chart:class="chart:line">
            <chart:data-point chart:repeated="1403"/>
          </chart:series>
          <chart:series chart:style-name="ch10" chart:values-cell-range-address="Sheet1.J2:Sheet1.J1404" chart:label-cell-address="Sheet1.J1:Sheet1.J1" chart:class="chart:line">
            <chart:data-point chart:repeated="140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1:Sheet1.I1">Nº de usuários</text:p>
              </table:table-cell>
              <table:table-cell office:value-type="string">
                <text:p text:id="Sheet1.J1:Sheet1.J1">Tamanho da mensagem</text:p>
              </table:table-cell>
            </table:table-row>
          </table:table-header-rows>
          <table:table-rows>
            <table:table-row>
              <table:table-cell office:value-type="string">
                <text:p text:id="Sheet1.H2:Sheet1.H1404">21:35:41.14</text:p>
              </table:table-cell>
              <table:table-cell office:value-type="float" office:value="8">
                <text:p text:id="Sheet1.I2:Sheet1.I1404">8</text:p>
              </table:table-cell>
              <table:table-cell office:value-type="float" office:value="110">
                <text:p text:id="Sheet1.J2:Sheet1.J1404">110</text:p>
              </table:table-cell>
            </table:table-row>
            <table:table-row>
              <table:table-cell office:value-type="string">
                <text:p>21:35:43.42</text:p>
              </table:table-cell>
              <table:table-cell office:value-type="float" office:value="10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:35:44.99</text:p>
              </table:table-cell>
              <table:table-cell office:value-type="float" office:value="12">
                <text:p>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:35:46.32</text:p>
              </table:table-cell>
              <table:table-cell office:value-type="float" office:value="13">
                <text:p>1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:35:47.43</text:p>
              </table:table-cell>
              <table:table-cell office:value-type="float" office:value="14">
                <text:p>1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:35:48.32</text:p>
              </table:table-cell>
              <table:table-cell office:value-type="float" office:value="15">
                <text:p>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5:49.22</text:p>
              </table:table-cell>
              <table:table-cell office:value-type="float" office:value="15">
                <text:p>1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5:50.36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:35:50.83</text:p>
              </table:table-cell>
              <table:table-cell office:value-type="float" office:value="17">
                <text:p>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:35:51.42</text:p>
              </table:table-cell>
              <table:table-cell office:value-type="float" office:value="17">
                <text:p>1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:35:52.40</text:p>
              </table:table-cell>
              <table:table-cell office:value-type="float" office:value="18">
                <text:p>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:35:52.59</text:p>
              </table:table-cell>
              <table:table-cell office:value-type="float" office:value="19">
                <text:p>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35:53.23</text:p>
              </table:table-cell>
              <table:table-cell office:value-type="float" office:value="19">
                <text:p>1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5:53.69</text:p>
              </table:table-cell>
              <table:table-cell office:value-type="float" office:value="20">
                <text:p>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5:54.23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5:54.74</text:p>
              </table:table-cell>
              <table:table-cell office:value-type="float" office:value="20">
                <text:p>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:35:55.14</text:p>
              </table:table-cell>
              <table:table-cell office:value-type="float" office:value="21">
                <text:p>2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:35:55.64</text:p>
              </table:table-cell>
              <table:table-cell office:value-type="float" office:value="21">
                <text:p>2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:35:56.30</text:p>
              </table:table-cell>
              <table:table-cell office:value-type="float" office:value="22">
                <text:p>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35:56.44</text:p>
              </table:table-cell>
              <table:table-cell office:value-type="float" office:value="22">
                <text:p>2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1:35:56.85</text:p>
              </table:table-cell>
              <table:table-cell office:value-type="float" office:value="22">
                <text:p>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:35:57.23</text:p>
              </table:table-cell>
              <table:table-cell office:value-type="float" office:value="23">
                <text:p>2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:35:57.64</text:p>
              </table:table-cell>
              <table:table-cell office:value-type="float" office:value="23">
                <text:p>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5:57.95</text:p>
              </table:table-cell>
              <table:table-cell office:value-type="float" office:value="23">
                <text:p>2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:35:58.33</text:p>
              </table:table-cell>
              <table:table-cell office:value-type="float" office:value="24">
                <text:p>2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:35:58.75</text:p>
              </table:table-cell>
              <table:table-cell office:value-type="float" office:value="24">
                <text:p>2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5:59.48</text:p>
              </table:table-cell>
              <table:table-cell office:value-type="float" office:value="24">
                <text:p>2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:35:59.30</text:p>
              </table:table-cell>
              <table:table-cell office:value-type="float" office:value="25">
                <text:p>2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5:59.74</text:p>
              </table:table-cell>
              <table:table-cell office:value-type="float" office:value="25">
                <text:p>2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:36:00.37</text:p>
              </table:table-cell>
              <table:table-cell office:value-type="float" office:value="25">
                <text:p>2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:36:00.24</text:p>
              </table:table-cell>
              <table:table-cell office:value-type="float" office:value="25">
                <text:p>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:36:00.64</text:p>
              </table:table-cell>
              <table:table-cell office:value-type="float" office:value="26">
                <text:p>2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:36:00.94</text:p>
              </table:table-cell>
              <table:table-cell office:value-type="float" office:value="26">
                <text:p>2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:36:01.14</text:p>
              </table:table-cell>
              <table:table-cell office:value-type="float" office:value="26">
                <text:p>2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6:01.46</text:p>
              </table:table-cell>
              <table:table-cell office:value-type="float" office:value="27">
                <text:p>2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:36:01.79</text:p>
              </table:table-cell>
              <table:table-cell office:value-type="float" office:value="27">
                <text:p>2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:36:02.54</text:p>
              </table:table-cell>
              <table:table-cell office:value-type="float" office:value="27">
                <text:p>2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:36:02.25</text:p>
              </table:table-cell>
              <table:table-cell office:value-type="float" office:value="27">
                <text:p>2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36:02.53</text:p>
              </table:table-cell>
              <table:table-cell office:value-type="float" office:value="28">
                <text:p>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:36:02.86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:36:03.52</text:p>
              </table:table-cell>
              <table:table-cell office:value-type="float" office:value="28">
                <text:p>2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:36:03.33</text:p>
              </table:table-cell>
              <table:table-cell office:value-type="float" office:value="28">
                <text:p>2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6:03.55</text:p>
              </table:table-cell>
              <table:table-cell office:value-type="float" office:value="28">
                <text:p>2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:36:03.80</text:p>
              </table:table-cell>
              <table:table-cell office:value-type="float" office:value="29">
                <text:p>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:36:04.46</text:p>
              </table:table-cell>
              <table:table-cell office:value-type="float" office:value="29">
                <text:p>2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:36:04.24</text:p>
              </table:table-cell>
              <table:table-cell office:value-type="float" office:value="29">
                <text:p>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:36:04.53</text:p>
              </table:table-cell>
              <table:table-cell office:value-type="float" office:value="29">
                <text:p>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:36:04.77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:36:04.96</text:p>
              </table:table-cell>
              <table:table-cell office:value-type="float" office:value="30">
                <text:p>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6:05.16</text:p>
              </table:table-cell>
              <table:table-cell office:value-type="float" office:value="30">
                <text:p>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6:05.44</text:p>
              </table:table-cell>
              <table:table-cell office:value-type="float" office:value="30">
                <text:p>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6:05.64</text:p>
              </table:table-cell>
              <table:table-cell office:value-type="float" office:value="30">
                <text:p>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:36:05.80</text:p>
              </table:table-cell>
              <table:table-cell office:value-type="float" office:value="31">
                <text:p>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6:06.21</text:p>
              </table:table-cell>
              <table:table-cell office:value-type="float" office:value="31">
                <text:p>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:36:06.27</text:p>
              </table:table-cell>
              <table:table-cell office:value-type="float" office:value="31">
                <text:p>3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1:36:06.46</text:p>
              </table:table-cell>
              <table:table-cell office:value-type="float" office:value="31">
                <text:p>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:36:06.66</text:p>
              </table:table-cell>
              <table:table-cell office:value-type="float" office:value="31">
                <text:p>3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6:06.86</text:p>
              </table:table-cell>
              <table:table-cell office:value-type="float" office:value="31">
                <text:p>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:36:07.17</text:p>
              </table:table-cell>
              <table:table-cell office:value-type="float" office:value="32">
                <text:p>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:36:07.25</text:p>
              </table:table-cell>
              <table:table-cell office:value-type="float" office:value="32">
                <text:p>3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:36:07.45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:36:07.67</text:p>
              </table:table-cell>
              <table:table-cell office:value-type="float" office:value="32">
                <text:p>3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:36:07.87</text:p>
              </table:table-cell>
              <table:table-cell office:value-type="float" office:value="32">
                <text:p>3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6:08.51</text:p>
              </table:table-cell>
              <table:table-cell office:value-type="float" office:value="33">
                <text:p>3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:36:08.19</text:p>
              </table:table-cell>
              <table:table-cell office:value-type="float" office:value="33">
                <text:p>3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:36:08.36</text:p>
              </table:table-cell>
              <table:table-cell office:value-type="float" office:value="33">
                <text:p>3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:36:08.55</text:p>
              </table:table-cell>
              <table:table-cell office:value-type="float" office:value="33">
                <text:p>3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:36:08.76</text:p>
              </table:table-cell>
              <table:table-cell office:value-type="float" office:value="33">
                <text:p>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6:08.96</text:p>
              </table:table-cell>
              <table:table-cell office:value-type="float" office:value="33">
                <text:p>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6:09.76</text:p>
              </table:table-cell>
              <table:table-cell office:value-type="float" office:value="33">
                <text:p>3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:36:09.28</text:p>
              </table:table-cell>
              <table:table-cell office:value-type="float" office:value="34">
                <text:p>3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:36:09.46</text:p>
              </table:table-cell>
              <table:table-cell office:value-type="float" office:value="34">
                <text:p>3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:36:09.66</text:p>
              </table:table-cell>
              <table:table-cell office:value-type="float" office:value="34">
                <text:p>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:36:09.88</text:p>
              </table:table-cell>
              <table:table-cell office:value-type="float" office:value="34">
                <text:p>3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6:09.97</text:p>
              </table:table-cell>
              <table:table-cell office:value-type="float" office:value="34">
                <text:p>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:36:10.18</text:p>
              </table:table-cell>
              <table:table-cell office:value-type="float" office:value="34">
                <text:p>3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:36:10.27</text:p>
              </table:table-cell>
              <table:table-cell office:value-type="float" office:value="35">
                <text:p>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:36:10.42</text:p>
              </table:table-cell>
              <table:table-cell office:value-type="float" office:value="35">
                <text:p>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:36:10.66</text:p>
              </table:table-cell>
              <table:table-cell office:value-type="float" office:value="35">
                <text:p>3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:36:10.87</text:p>
              </table:table-cell>
              <table:table-cell office:value-type="float" office:value="35">
                <text:p>3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:36:10.95</text:p>
              </table:table-cell>
              <table:table-cell office:value-type="float" office:value="35">
                <text:p>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:36:11.14</text:p>
              </table:table-cell>
              <table:table-cell office:value-type="float" office:value="35">
                <text:p>3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:36:11.25</text:p>
              </table:table-cell>
              <table:table-cell office:value-type="float" office:value="35">
                <text:p>3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:36:11.48</text:p>
              </table:table-cell>
              <table:table-cell office:value-type="float" office:value="36">
                <text:p>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:36:11.61</text:p>
              </table:table-cell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6:11.76</text:p>
              </table:table-cell>
              <table:table-cell office:value-type="float" office:value="36">
                <text:p>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:36:11.98</text:p>
              </table:table-cell>
              <table:table-cell office:value-type="float" office:value="36">
                <text:p>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1:36:12.37</text:p>
              </table:table-cell>
              <table:table-cell office:value-type="float" office:value="36">
                <text:p>3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6:12.18</text:p>
              </table:table-cell>
              <table:table-cell office:value-type="float" office:value="36">
                <text:p>3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6:12.36</text:p>
              </table:table-cell>
              <table:table-cell office:value-type="float" office:value="36">
                <text:p>3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:36:12.46</text:p>
              </table:table-cell>
              <table:table-cell office:value-type="float" office:value="37">
                <text:p>3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:36:12.63</text:p>
              </table:table-cell>
              <table:table-cell office:value-type="float" office:value="37">
                <text:p>3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:36:12.88</text:p>
              </table:table-cell>
              <table:table-cell office:value-type="float" office:value="37">
                <text:p>3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6:12.95</text:p>
              </table:table-cell>
              <table:table-cell office:value-type="float" office:value="37">
                <text:p>3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1:36:13.76</text:p>
              </table:table-cell>
              <table:table-cell office:value-type="float" office:value="37">
                <text:p>3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:36:13.26</text:p>
              </table:table-cell>
              <table:table-cell office:value-type="float" office:value="37">
                <text:p>3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6:13.37</text:p>
              </table:table-cell>
              <table:table-cell office:value-type="float" office:value="37">
                <text:p>3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6:13.54</text:p>
              </table:table-cell>
              <table:table-cell office:value-type="float" office:value="38">
                <text:p>3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:36:13.73</text:p>
              </table:table-cell>
              <table:table-cell office:value-type="float" office:value="38">
                <text:p>3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:36:13.89</text:p>
              </table:table-cell>
              <table:table-cell office:value-type="float" office:value="38">
                <text:p>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:36:13.96</text:p>
              </table:table-cell>
              <table:table-cell office:value-type="float" office:value="38">
                <text:p>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:36:14.60</text:p>
              </table:table-cell>
              <table:table-cell office:value-type="float" office:value="38">
                <text:p>3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:36:14.24</text:p>
              </table:table-cell>
              <table:table-cell office:value-type="float" office:value="38">
                <text:p>3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:36:14.40</text:p>
              </table:table-cell>
              <table:table-cell office:value-type="float" office:value="38">
                <text:p>3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1:36:14.48</text:p>
              </table:table-cell>
              <table:table-cell office:value-type="float" office:value="38">
                <text:p>3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1:36:14.57</text:p>
              </table:table-cell>
              <table:table-cell office:value-type="float" office:value="38">
                <text:p>3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:36:14.79</text:p>
              </table:table-cell>
              <table:table-cell office:value-type="float" office:value="39">
                <text:p>3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:36:14.88</text:p>
              </table:table-cell>
              <table:table-cell office:value-type="float" office:value="39">
                <text:p>3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1:36:15.48</text:p>
              </table:table-cell>
              <table:table-cell office:value-type="float" office:value="39">
                <text:p>3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:36:15.17</text:p>
              </table:table-cell>
              <table:table-cell office:value-type="float" office:value="39">
                <text:p>3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:36:15.29</text:p>
              </table:table-cell>
              <table:table-cell office:value-type="float" office:value="39">
                <text:p>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:36:15.45</text:p>
              </table:table-cell>
              <table:table-cell office:value-type="float" office:value="39">
                <text:p>3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:36:15.57</text:p>
              </table:table-cell>
              <table:table-cell office:value-type="float" office:value="39">
                <text:p>3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1:36:15.66</text:p>
              </table:table-cell>
              <table:table-cell office:value-type="float" office:value="39">
                <text:p>3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:36:15.88</text:p>
              </table:table-cell>
              <table:table-cell office:value-type="float" office:value="40">
                <text:p>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:36:15.95</text:p>
              </table:table-cell>
              <table:table-cell office:value-type="float" office:value="40">
                <text:p>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:36:16.33</text:p>
              </table:table-cell>
              <table:table-cell office:value-type="float" office:value="40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36:16.17</text:p>
              </table:table-cell>
              <table:table-cell office:value-type="float" office:value="40">
                <text:p>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:36:16.27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:36:16.46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:36:16.57</text:p>
              </table:table-cell>
              <table:table-cell office:value-type="float" office:value="40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:36:16.69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6:16.77</text:p>
              </table:table-cell>
              <table:table-cell office:value-type="float" office:value="40">
                <text:p>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:36:16.89</text:p>
              </table:table-cell>
              <table:table-cell office:value-type="float" office:value="40">
                <text:p>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:36:17.17</text:p>
              </table:table-cell>
              <table:table-cell office:value-type="float" office:value="40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:36:17.17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:36:17.27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:36:17.39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:36:17.55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6:17.67</text:p>
              </table:table-cell>
              <table:table-cell office:value-type="float" office:value="40">
                <text:p>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:36:17.75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:36:17.89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:36:18.13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:36:18.16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:36:18.25</text:p>
              </table:table-cell>
              <table:table-cell office:value-type="float" office:value="40">
                <text:p>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:36:18.39</text:p>
              </table:table-cell>
              <table:table-cell office:value-type="float" office:value="40">
                <text:p>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:36:18.48</text:p>
              </table:table-cell>
              <table:table-cell office:value-type="float" office:value="40">
                <text:p>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:36:18.66</text:p>
              </table:table-cell>
              <table:table-cell office:value-type="float" office:value="40">
                <text:p>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:36:18.79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:36:18.89</text:p>
              </table:table-cell>
              <table:table-cell office:value-type="float" office:value="40">
                <text:p>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1:36:18.98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:36:19.14</text:p>
              </table:table-cell>
              <table:table-cell office:value-type="float" office:value="40">
                <text:p>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:36:19.26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6:19.35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:36:19.48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6:19.58</text:p>
              </table:table-cell>
              <table:table-cell office:value-type="float" office:value="40">
                <text:p>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:36:19.76</text:p>
              </table:table-cell>
              <table:table-cell office:value-type="float" office:value="40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:36:19.84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:36:19.98</text:p>
              </table:table-cell>
              <table:table-cell office:value-type="float" office:value="40">
                <text:p>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:36:20.7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6:20.24</text:p>
              </table:table-cell>
              <table:table-cell office:value-type="float" office:value="40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:36:20.35</text:p>
              </table:table-cell>
              <table:table-cell office:value-type="float" office:value="40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:36:20.43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:36:20.56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6:20.72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6:20.86</text:p>
              </table:table-cell>
              <table:table-cell office:value-type="float" office:value="40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:36:20.96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6:21.42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:36:21.16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6:21.35</text:p>
              </table:table-cell>
              <table:table-cell office:value-type="float" office:value="40">
                <text:p>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:36:21.46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:36:21.54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:36:21.69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:36:21.85</text:p>
              </table:table-cell>
              <table:table-cell office:value-type="float" office:value="40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:36:21.95</text:p>
              </table:table-cell>
              <table:table-cell office:value-type="float" office:value="40">
                <text:p>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:36:22.68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:36:22.16</text:p>
              </table:table-cell>
              <table:table-cell office:value-type="float" office:value="40">
                <text:p>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:36:22.29</text:p>
              </table:table-cell>
              <table:table-cell office:value-type="float" office:value="40">
                <text:p>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:36:22.46</text:p>
              </table:table-cell>
              <table:table-cell office:value-type="float" office:value="40">
                <text:p>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:36:22.56</text:p>
              </table:table-cell>
              <table:table-cell office:value-type="float" office:value="40">
                <text:p>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6:22.66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6:22.77</text:p>
              </table:table-cell>
              <table:table-cell office:value-type="float" office:value="40">
                <text:p>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:36:22.93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6:23.71</text:p>
              </table:table-cell>
              <table:table-cell office:value-type="float" office:value="40">
                <text:p>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:36:23.16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:36:23.27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6:23.39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:36:23.55</text:p>
              </table:table-cell>
              <table:table-cell office:value-type="float" office:value="40">
                <text:p>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1:36:23.68</text:p>
              </table:table-cell>
              <table:table-cell office:value-type="float" office:value="40">
                <text:p>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1:36:23.78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:36:23.96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:36:24.43</text:p>
              </table:table-cell>
              <table:table-cell office:value-type="float" office:value="40">
                <text:p>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:36:24.15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6:24.26</text:p>
              </table:table-cell>
              <table:table-cell office:value-type="float" office:value="40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:36:24.39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:36:24.54</text:p>
              </table:table-cell>
              <table:table-cell office:value-type="float" office:value="40">
                <text:p>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:36:24.65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:36:24.76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:36:24.85</text:p>
              </table:table-cell>
              <table:table-cell office:value-type="float" office:value="40">
                <text:p>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:36:24.98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:36:25.18</text:p>
              </table:table-cell>
              <table:table-cell office:value-type="float" office:value="40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:36:25.26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:36:25.35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:36:25.46</text:p>
              </table:table-cell>
              <table:table-cell office:value-type="float" office:value="40">
                <text:p>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:36:25.61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:36:25.75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6:25.86</text:p>
              </table:table-cell>
              <table:table-cell office:value-type="float" office:value="40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:36:25.99</text:p>
              </table:table-cell>
              <table:table-cell office:value-type="float" office:value="40">
                <text:p>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:36:26.67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6:26.23</text:p>
              </table:table-cell>
              <table:table-cell office:value-type="float" office:value="40">
                <text:p>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:36:26.36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:36:26.45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:36:26.59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:36:26.73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:36:26.87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:36:26.95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6:27.74</text:p>
              </table:table-cell>
              <table:table-cell office:value-type="float" office:value="40">
                <text:p>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6:27.18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:36:27.38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6:27.46</text:p>
              </table:table-cell>
              <table:table-cell office:value-type="float" office:value="40">
                <text:p>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:36:27.55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:36:27.67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:36:27.82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6:28.00</text:p>
              </table:table-cell>
              <table:table-cell office:value-type="float" office:value="40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:36:28.74</text:p>
              </table:table-cell>
              <table:table-cell office:value-type="float" office:value="40">
                <text:p>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:36:28.17</text:p>
              </table:table-cell>
              <table:table-cell office:value-type="float" office:value="40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:36:28.33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:36:28.43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:36:28.57</text:p>
              </table:table-cell>
              <table:table-cell office:value-type="float" office:value="40">
                <text:p>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:36:28.69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:36:28.77</text:p>
              </table:table-cell>
              <table:table-cell office:value-type="float" office:value="40">
                <text:p>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:36:28.96</text:p>
              </table:table-cell>
              <table:table-cell office:value-type="float" office:value="40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:36:29.98</text:p>
              </table:table-cell>
              <table:table-cell office:value-type="float" office:value="40">
                <text:p>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:36:29.18</text:p>
              </table:table-cell>
              <table:table-cell office:value-type="float" office:value="40">
                <text:p>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:36:29.28</text:p>
              </table:table-cell>
              <table:table-cell office:value-type="float" office:value="40">
                <text:p>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:36:29.46</text:p>
              </table:table-cell>
              <table:table-cell office:value-type="float" office:value="40">
                <text:p>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:36:29.55</text:p>
              </table:table-cell>
              <table:table-cell office:value-type="float" office:value="40">
                <text:p>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:36:29.65</text:p>
              </table:table-cell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:36:29.76</text:p>
              </table:table-cell>
              <table:table-cell office:value-type="float" office:value="40">
                <text:p>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:36:29.88</text:p>
              </table:table-cell>
              <table:table-cell office:value-type="float" office:value="40">
                <text:p>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:36:30.82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6:30.16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6:30.26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6:30.37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6:30.53</text:p>
              </table:table-cell>
              <table:table-cell office:value-type="float" office:value="40">
                <text:p>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:36:30.65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:36:30.78</text:p>
              </table:table-cell>
              <table:table-cell office:value-type="float" office:value="40">
                <text:p>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:36:30.86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:36:30.98</text:p>
              </table:table-cell>
              <table:table-cell office:value-type="float" office:value="40">
                <text:p>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:36:31.12</text:p>
              </table:table-cell>
              <table:table-cell office:value-type="float" office:value="40">
                <text:p>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:36:31.27</text:p>
              </table:table-cell>
              <table:table-cell office:value-type="float" office:value="40">
                <text:p>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:36:31.35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:36:31.45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6:31.66</text:p>
              </table:table-cell>
              <table:table-cell office:value-type="float" office:value="40">
                <text:p>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:36:31.76</text:p>
              </table:table-cell>
              <table:table-cell office:value-type="float" office:value="40">
                <text:p>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:36:31.84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:36:31.99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:36:32.13</text:p>
              </table:table-cell>
              <table:table-cell office:value-type="float" office:value="40">
                <text:p>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1:36:32.29</text:p>
              </table:table-cell>
              <table:table-cell office:value-type="float" office:value="40">
                <text:p>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:36:32.37</text:p>
              </table:table-cell>
              <table:table-cell office:value-type="float" office:value="40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:36:32.47</text:p>
              </table:table-cell>
              <table:table-cell office:value-type="float" office:value="40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:36:32.56</text:p>
              </table:table-cell>
              <table:table-cell office:value-type="float" office:value="40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:36:32.74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6:32.83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:36:32.99</text:p>
              </table:table-cell>
              <table:table-cell office:value-type="float" office:value="40">
                <text:p>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:36:33.10</text:p>
              </table:table-cell>
              <table:table-cell office:value-type="float" office:value="40">
                <text:p>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:36:33.23</text:p>
              </table:table-cell>
              <table:table-cell office:value-type="float" office:value="40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:36:33.36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6:33.44</text:p>
              </table:table-cell>
              <table:table-cell office:value-type="float" office:value="40">
                <text:p>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:36:33.56</text:p>
              </table:table-cell>
              <table:table-cell office:value-type="float" office:value="40">
                <text:p>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:36:33.69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:36:33.84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6:33.97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:36:34.64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6:34.16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:36:34.36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:36:34.48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6:34.55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:36:34.68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:36:34.77</text:p>
              </table:table-cell>
              <table:table-cell office:value-type="float" office:value="40">
                <text:p>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:36:34.97</text:p>
              </table:table-cell>
              <table:table-cell office:value-type="float" office:value="40">
                <text:p>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:36:35.58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:36:35.17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:36:35.28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:36:35.44</text:p>
              </table:table-cell>
              <table:table-cell office:value-type="float" office:value="40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:36:35.57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:36:35.66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6:35.77</text:p>
              </table:table-cell>
              <table:table-cell office:value-type="float" office:value="40">
                <text:p>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:36:35.92</text:p>
              </table:table-cell>
              <table:table-cell office:value-type="float" office:value="40">
                <text:p>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1:36:36.50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6:36.16</text:p>
              </table:table-cell>
              <table:table-cell office:value-type="float" office:value="40">
                <text:p>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:36:36.26</text:p>
              </table:table-cell>
              <table:table-cell office:value-type="float" office:value="40">
                <text:p>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:36:36.38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:36:36.59</text:p>
              </table:table-cell>
              <table:table-cell office:value-type="float" office:value="40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36:36.68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6:36.77</text:p>
              </table:table-cell>
              <table:table-cell office:value-type="float" office:value="40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:36:36.86</text:p>
              </table:table-cell>
              <table:table-cell office:value-type="float" office:value="40">
                <text:p>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:36:37.41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6:37.16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:36:37.3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6:37.38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6:37.48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:36:37.65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:36:37.75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:36:37.87</text:p>
              </table:table-cell>
              <table:table-cell office:value-type="float" office:value="40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:36:37.97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6:38.16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6:38.26</text:p>
              </table:table-cell>
              <table:table-cell office:value-type="float" office:value="40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:36:38.33</text:p>
              </table:table-cell>
              <table:table-cell office:value-type="float" office:value="40">
                <text:p>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6:38.47</text:p>
              </table:table-cell>
              <table:table-cell office:value-type="float" office:value="40">
                <text:p>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1:36:38.59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6:38.77</text:p>
              </table:table-cell>
              <table:table-cell office:value-type="float" office:value="40">
                <text:p>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:36:38.85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:36:38.97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6:39.65</text:p>
              </table:table-cell>
              <table:table-cell office:value-type="float" office:value="40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:36:39.19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:36:39.36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:36:39.44</text:p>
              </table:table-cell>
              <table:table-cell office:value-type="float" office:value="40">
                <text:p>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:36:39.57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:36:39.74</text:p>
              </table:table-cell>
              <table:table-cell office:value-type="float" office:value="40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:36:39.83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6:39.96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:36:40.78</text:p>
              </table:table-cell>
              <table:table-cell office:value-type="float" office:value="40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:36:40.27</text:p>
              </table:table-cell>
              <table:table-cell office:value-type="float" office:value="40">
                <text:p>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:36:40.35</text:p>
              </table:table-cell>
              <table:table-cell office:value-type="float" office:value="40">
                <text:p>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1:36:40.43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6:40.60</text:p>
              </table:table-cell>
              <table:table-cell office:value-type="float" office:value="40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36:40.69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:36:40.82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6:40.96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6:41.54</text:p>
              </table:table-cell>
              <table:table-cell office:value-type="float" office:value="40">
                <text:p>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1:36:41.1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:36:41.26</text:p>
              </table:table-cell>
              <table:table-cell office:value-type="float" office:value="40">
                <text:p>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:36:41.40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6:41.55</text:p>
              </table:table-cell>
              <table:table-cell office:value-type="float" office:value="40">
                <text:p>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:36:41.67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:36:41.77</text:p>
              </table:table-cell>
              <table:table-cell office:value-type="float" office:value="40">
                <text:p>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:36:41.97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:36:42.81</text:p>
              </table:table-cell>
              <table:table-cell office:value-type="float" office:value="40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:36:42.15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6:42.27</text:p>
              </table:table-cell>
              <table:table-cell office:value-type="float" office:value="40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:36:42.43</text:p>
              </table:table-cell>
              <table:table-cell office:value-type="float" office:value="40">
                <text:p>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6:42.54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:36:42.65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:36:42.77</text:p>
              </table:table-cell>
              <table:table-cell office:value-type="float" office:value="40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36:42.87</text:p>
              </table:table-cell>
              <table:table-cell office:value-type="float" office:value="40">
                <text:p>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:36:43.35</text:p>
              </table:table-cell>
              <table:table-cell office:value-type="float" office:value="40">
                <text:p>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:36:43.17</text:p>
              </table:table-cell>
              <table:table-cell office:value-type="float" office:value="40">
                <text:p>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1:36:43.26</text:p>
              </table:table-cell>
              <table:table-cell office:value-type="float" office:value="40">
                <text:p>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:36:43.36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:36:43.49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:36:43.65</text:p>
              </table:table-cell>
              <table:table-cell office:value-type="float" office:value="40">
                <text:p>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:36:43.75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:36:43.90</text:p>
              </table:table-cell>
              <table:table-cell office:value-type="float" office:value="40">
                <text:p>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:36:43.98</text:p>
              </table:table-cell>
              <table:table-cell office:value-type="float" office:value="40">
                <text:p>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:36:44.16</text:p>
              </table:table-cell>
              <table:table-cell office:value-type="float" office:value="40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:36:44.26</text:p>
              </table:table-cell>
              <table:table-cell office:value-type="float" office:value="40">
                <text:p>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1:36:44.35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6:44.45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:36:44.64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:36:44.75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:36:44.87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6:44.95</text:p>
              </table:table-cell>
              <table:table-cell office:value-type="float" office:value="40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36:45.14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6:45.24</text:p>
              </table:table-cell>
              <table:table-cell office:value-type="float" office:value="40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:36:45.36</text:p>
              </table:table-cell>
              <table:table-cell office:value-type="float" office:value="40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:36:45.46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:36:45.58</text:p>
              </table:table-cell>
              <table:table-cell office:value-type="float" office:value="40">
                <text:p>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:36:45.74</text:p>
              </table:table-cell>
              <table:table-cell office:value-type="float" office:value="40">
                <text:p>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:36:45.82</text:p>
              </table:table-cell>
              <table:table-cell office:value-type="float" office:value="40">
                <text:p>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:36:45.97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6:46.91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:36:46.18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:36:46.34</text:p>
              </table:table-cell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:36:46.45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:36:46.57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:36:46.67</text:p>
              </table:table-cell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:36:46.87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:36:46.98</text:p>
              </table:table-cell>
              <table:table-cell office:value-type="float" office:value="40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:36:47.44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:36:47.18</text:p>
              </table:table-cell>
              <table:table-cell office:value-type="float" office:value="40">
                <text:p>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:36:47.28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:36:47.43</text:p>
              </table:table-cell>
              <table:table-cell office:value-type="float" office:value="40">
                <text:p>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1:36:47.55</text:p>
              </table:table-cell>
              <table:table-cell office:value-type="float" office:value="40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:36:47.66</text:p>
              </table:table-cell>
              <table:table-cell office:value-type="float" office:value="40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:36:47.78</text:p>
              </table:table-cell>
              <table:table-cell office:value-type="float" office:value="40">
                <text:p>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:36:47.93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6:48.86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:36:48.17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:36:48.26</text:p>
              </table:table-cell>
              <table:table-cell office:value-type="float" office:value="40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:36:48.43</text:p>
              </table:table-cell>
              <table:table-cell office:value-type="float" office:value="40">
                <text:p>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:36:48.56</text:p>
              </table:table-cell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:36:48.66</text:p>
              </table:table-cell>
              <table:table-cell office:value-type="float" office:value="40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:36:48.79</text:p>
              </table:table-cell>
              <table:table-cell office:value-type="float" office:value="40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36:48.94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:36:49.74</text:p>
              </table:table-cell>
              <table:table-cell office:value-type="float" office:value="40">
                <text:p>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:36:49.10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6:49.27</text:p>
              </table:table-cell>
              <table:table-cell office:value-type="float" office:value="40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:36:49.42</text:p>
              </table:table-cell>
              <table:table-cell office:value-type="float" office:value="40">
                <text:p>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1:36:49.59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6:49.65</text:p>
              </table:table-cell>
              <table:table-cell office:value-type="float" office:value="40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:36:49.76</text:p>
              </table:table-cell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:36:49.86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:36:49.99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:36:50.13</text:p>
              </table:table-cell>
              <table:table-cell office:value-type="float" office:value="40">
                <text:p>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:36:50.27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:36:50.36</text:p>
              </table:table-cell>
              <table:table-cell office:value-type="float" office:value="40">
                <text:p>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:36:50.46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6:50.62</text:p>
              </table:table-cell>
              <table:table-cell office:value-type="float" office:value="40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:36:50.76</text:p>
              </table:table-cell>
              <table:table-cell office:value-type="float" office:value="40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:36:50.86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6:50.96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:36:51.84</text:p>
              </table:table-cell>
              <table:table-cell office:value-type="float" office:value="40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:36:51.22</text:p>
              </table:table-cell>
              <table:table-cell office:value-type="float" office:value="40">
                <text:p>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:36:51.36</text:p>
              </table:table-cell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:36:51.46</text:p>
              </table:table-cell>
              <table:table-cell office:value-type="float" office:value="40">
                <text:p>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:36:51.56</text:p>
              </table:table-cell>
              <table:table-cell office:value-type="float" office:value="40">
                <text:p>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:36:51.76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6:51.84</text:p>
              </table:table-cell>
              <table:table-cell office:value-type="float" office:value="40">
                <text:p>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:36:51.97</text:p>
              </table:table-cell>
              <table:table-cell office:value-type="float" office:value="40">
                <text:p>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:36:52.75</text:p>
              </table:table-cell>
              <table:table-cell office:value-type="float" office:value="40">
                <text:p>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1:36:52.22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6:52.35</text:p>
              </table:table-cell>
              <table:table-cell office:value-type="float" office:value="40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:36:52.47</text:p>
              </table:table-cell>
              <table:table-cell office:value-type="float" office:value="40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:36:52.57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6:52.73</text:p>
              </table:table-cell>
              <table:table-cell office:value-type="float" office:value="40">
                <text:p>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:36:52.87</text:p>
              </table:table-cell>
              <table:table-cell office:value-type="float" office:value="40">
                <text:p>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:36:52.97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6:53.58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6:53.16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:36:53.32</text:p>
              </table:table-cell>
              <table:table-cell office:value-type="float" office:value="40">
                <text:p>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1:36:53.46</text:p>
              </table:table-cell>
              <table:table-cell office:value-type="float" office:value="40">
                <text:p>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:36:53.57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:36:53.6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:36:53.77</text:p>
              </table:table-cell>
              <table:table-cell office:value-type="float" office:value="40">
                <text:p>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:36:53.94</text:p>
              </table:table-cell>
              <table:table-cell office:value-type="float" office:value="40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:36:54.62</text:p>
              </table:table-cell>
              <table:table-cell office:value-type="float" office:value="40">
                <text:p>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:36:54.15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:36:54.29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6:54.45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6:54.55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:36:54.65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6:54.78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:36:54.87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6:55.75</text:p>
              </table:table-cell>
              <table:table-cell office:value-type="float" office:value="40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:36:55.17</text:p>
              </table:table-cell>
              <table:table-cell office:value-type="float" office:value="40">
                <text:p>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:36:55.26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6:55.39</text:p>
              </table:table-cell>
              <table:table-cell office:value-type="float" office:value="40">
                <text:p>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:36:55.57</text:p>
              </table:table-cell>
              <table:table-cell office:value-type="float" office:value="40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:36:55.67</text:p>
              </table:table-cell>
              <table:table-cell office:value-type="float" office:value="40">
                <text:p>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:36:55.79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:36:55.88</text:p>
              </table:table-cell>
              <table:table-cell office:value-type="float" office:value="40">
                <text:p>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:36:56.2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6:56.15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6:56.27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:36:56.39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6:56.46</text:p>
              </table:table-cell>
              <table:table-cell office:value-type="float" office:value="40">
                <text:p>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:36:56.64</text:p>
              </table:table-cell>
              <table:table-cell office:value-type="float" office:value="40">
                <text:p>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:36:56.77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:36:56.86</text:p>
              </table:table-cell>
              <table:table-cell office:value-type="float" office:value="40">
                <text:p>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:36:56.96</text:p>
              </table:table-cell>
              <table:table-cell office:value-type="float" office:value="40">
                <text:p>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:36:57.18</text:p>
              </table:table-cell>
              <table:table-cell office:value-type="float" office:value="40">
                <text:p>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:36:57.25</text:p>
              </table:table-cell>
              <table:table-cell office:value-type="float" office:value="40">
                <text:p>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:36:57.37</text:p>
              </table:table-cell>
              <table:table-cell office:value-type="float" office:value="40">
                <text:p>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:36:57.47</text:p>
              </table:table-cell>
              <table:table-cell office:value-type="float" office:value="40">
                <text:p>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:36:57.56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6:57.76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:36:57.88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:36:57.94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:36:58.94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:36:58.22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6:58.35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:36:58.48</text:p>
              </table:table-cell>
              <table:table-cell office:value-type="float" office:value="40">
                <text:p>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:36:58.57</text:p>
              </table:table-cell>
              <table:table-cell office:value-type="float" office:value="40">
                <text:p>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:36:58.67</text:p>
              </table:table-cell>
              <table:table-cell office:value-type="float" office:value="40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36:58.87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6:58.97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6:59.94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:36:59.19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6:59.33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6:59.45</text:p>
              </table:table-cell>
              <table:table-cell office:value-type="float" office:value="40">
                <text:p>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:36:59.57</text:p>
              </table:table-cell>
              <table:table-cell office:value-type="float" office:value="40">
                <text:p>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:36:59.65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:36:59.83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:36:59.97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7:00.66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:37:00.16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7:00.27</text:p>
              </table:table-cell>
              <table:table-cell office:value-type="float" office:value="40">
                <text:p>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:37:00.42</text:p>
              </table:table-cell>
              <table:table-cell office:value-type="float" office:value="40">
                <text:p>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:37:00.56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7:00.65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:37:00.78</text:p>
              </table:table-cell>
              <table:table-cell office:value-type="float" office:value="40">
                <text:p>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:37:00.93</text:p>
              </table:table-cell>
              <table:table-cell office:value-type="float" office:value="40">
                <text:p>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:37:01.54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7:01.15</text:p>
              </table:table-cell>
              <table:table-cell office:value-type="float" office:value="40">
                <text:p>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:37:01.27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:37:01.37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7:01.56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7:01.66</text:p>
              </table:table-cell>
              <table:table-cell office:value-type="float" office:value="40">
                <text:p>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:37:01.77</text:p>
              </table:table-cell>
              <table:table-cell office:value-type="float" office:value="40">
                <text:p>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:37:01.88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:37:02.57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7:02.14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:37:02.27</text:p>
              </table:table-cell>
              <table:table-cell office:value-type="float" office:value="40">
                <text:p>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:37:02.37</text:p>
              </table:table-cell>
              <table:table-cell office:value-type="float" office:value="40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37:02.45</text:p>
              </table:table-cell>
              <table:table-cell office:value-type="float" office:value="40">
                <text:p>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:37:02.65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7:02.77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7:02.87</text:p>
              </table:table-cell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:37:02.98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7:03.15</text:p>
              </table:table-cell>
              <table:table-cell office:value-type="float" office:value="40">
                <text:p>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:37:03.24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:37:03.39</text:p>
              </table:table-cell>
              <table:table-cell office:value-type="float" office:value="40">
                <text:p>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:37:03.48</text:p>
              </table:table-cell>
              <table:table-cell office:value-type="float" office:value="40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:37:03.58</text:p>
              </table:table-cell>
              <table:table-cell office:value-type="float" office:value="40">
                <text:p>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:37:03.73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7:03.88</text:p>
              </table:table-cell>
              <table:table-cell office:value-type="float" office:value="40">
                <text:p>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:37:03.96</text:p>
              </table:table-cell>
              <table:table-cell office:value-type="float" office:value="40">
                <text:p>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:37:04.76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:37:04.25</text:p>
              </table:table-cell>
              <table:table-cell office:value-type="float" office:value="40">
                <text:p>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:37:04.38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7:04.46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:37:04.58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:37:04.78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7:04.87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7:04.99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:37:05.71</text:p>
              </table:table-cell>
              <table:table-cell office:value-type="float" office:value="40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:37:05.17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7:05.34</text:p>
              </table:table-cell>
              <table:table-cell office:value-type="float" office:value="40">
                <text:p>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:37:05.46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:37:05.56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7:05.67</text:p>
              </table:table-cell>
              <table:table-cell office:value-type="float" office:value="40">
                <text:p>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:37:05.83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:37:05.90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7:06.55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:37:06.17</text:p>
              </table:table-cell>
              <table:table-cell office:value-type="float" office:value="40">
                <text:p>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:37:06.26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7:06.46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7:06.53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:37:06.66</text:p>
              </table:table-cell>
              <table:table-cell office:value-type="float" office:value="40">
                <text:p>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:37:06.83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:37:06.97</text:p>
              </table:table-cell>
              <table:table-cell office:value-type="float" office:value="40">
                <text:p>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:37:07.72</text:p>
              </table:table-cell>
              <table:table-cell office:value-type="float" office:value="40">
                <text:p>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:37:07.18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7:07.26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:37:07.38</text:p>
              </table:table-cell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:37:07.57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7:07.65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:37:07.77</text:p>
              </table:table-cell>
              <table:table-cell office:value-type="float" office:value="40">
                <text:p>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:37:07.87</text:p>
              </table:table-cell>
              <table:table-cell office:value-type="float" office:value="40">
                <text:p>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:37:08.40</text:p>
              </table:table-cell>
              <table:table-cell office:value-type="float" office:value="40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:37:08.16</text:p>
              </table:table-cell>
              <table:table-cell office:value-type="float" office:value="40">
                <text:p>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:37:08.24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7:08.37</text:p>
              </table:table-cell>
              <table:table-cell office:value-type="float" office:value="40">
                <text:p>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:37:08.53</text:p>
              </table:table-cell>
              <table:table-cell office:value-type="float" office:value="40">
                <text:p>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:37:08.64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:37:08.75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7:08.89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:37:08.98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:37:09.13</text:p>
              </table:table-cell>
              <table:table-cell office:value-type="float" office:value="40">
                <text:p>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:37:09.25</text:p>
              </table:table-cell>
              <table:table-cell office:value-type="float" office:value="40">
                <text:p>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:37:09.31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:37:09.47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7:09.62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:37:09.75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7:09.87</text:p>
              </table:table-cell>
              <table:table-cell office:value-type="float" office:value="40">
                <text:p>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:37:09.97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7:10.81</text:p>
              </table:table-cell>
              <table:table-cell office:value-type="float" office:value="40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:37:10.22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:37:10.37</text:p>
              </table:table-cell>
              <table:table-cell office:value-type="float" office:value="40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:37:10.45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:37:10.59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:37:10.72</text:p>
              </table:table-cell>
              <table:table-cell office:value-type="float" office:value="40">
                <text:p>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7:10.85</text:p>
              </table:table-cell>
              <table:table-cell office:value-type="float" office:value="40">
                <text:p>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:37:10.95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:37:11.85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7:11.20</text:p>
              </table:table-cell>
              <table:table-cell office:value-type="float" office:value="40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:37:11.34</text:p>
              </table:table-cell>
              <table:table-cell office:value-type="float" office:value="40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:37:11.44</text:p>
              </table:table-cell>
              <table:table-cell office:value-type="float" office:value="40">
                <text:p>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:37:11.56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:37:11.67</text:p>
              </table:table-cell>
              <table:table-cell office:value-type="float" office:value="40">
                <text:p>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:37:11.87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7:11.96</text:p>
              </table:table-cell>
              <table:table-cell office:value-type="float" office:value="40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:37:12.72</text:p>
              </table:table-cell>
              <table:table-cell office:value-type="float" office:value="40">
                <text:p>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:37:12.18</text:p>
              </table:table-cell>
              <table:table-cell office:value-type="float" office:value="40">
                <text:p>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1:37:12.34</text:p>
              </table:table-cell>
              <table:table-cell office:value-type="float" office:value="40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:37:12.45</text:p>
              </table:table-cell>
              <table:table-cell office:value-type="float" office:value="40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:37:12.58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:37:12.67</text:p>
              </table:table-cell>
              <table:table-cell office:value-type="float" office:value="40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:37:12.78</text:p>
              </table:table-cell>
              <table:table-cell office:value-type="float" office:value="40">
                <text:p>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:37:12.97</text:p>
              </table:table-cell>
              <table:table-cell office:value-type="float" office:value="40">
                <text:p>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:37:13.46</text:p>
              </table:table-cell>
              <table:table-cell office:value-type="float" office:value="40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:37:13.16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:37:13.26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7:13.48</text:p>
              </table:table-cell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:37:13.56</text:p>
              </table:table-cell>
              <table:table-cell office:value-type="float" office:value="40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:37:13.65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7:13.77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:37:13.86</text:p>
              </table:table-cell>
              <table:table-cell office:value-type="float" office:value="40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:37:14.57</text:p>
              </table:table-cell>
              <table:table-cell office:value-type="float" office:value="40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37:14.17</text:p>
              </table:table-cell>
              <table:table-cell office:value-type="float" office:value="40">
                <text:p>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:37:14.27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:37:14.38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7:14.55</text:p>
              </table:table-cell>
              <table:table-cell office:value-type="float" office:value="40">
                <text:p>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1:37:14.68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:37:14.75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:37:14.87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:37:14.98</text:p>
              </table:table-cell>
              <table:table-cell office:value-type="float" office:value="40">
                <text:p>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:37:15.17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:37:15.25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7:15.37</text:p>
              </table:table-cell>
              <table:table-cell office:value-type="float" office:value="40">
                <text:p>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1:37:15.49</text:p>
              </table:table-cell>
              <table:table-cell office:value-type="float" office:value="40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:37:15.64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7:15.76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7:15.84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:37:15.98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:37:16.11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:37:16.26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:37:16.34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:37:16.46</text:p>
              </table:table-cell>
              <table:table-cell office:value-type="float" office:value="40">
                <text:p>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1:37:16.57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:37:16.79</text:p>
              </table:table-cell>
              <table:table-cell office:value-type="float" office:value="40">
                <text:p>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:37:16.88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:37:16.96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7:17.6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:37:17.23</text:p>
              </table:table-cell>
              <table:table-cell office:value-type="float" office:value="40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:37:17.34</text:p>
              </table:table-cell>
              <table:table-cell office:value-type="float" office:value="40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:37:17.46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:37:17.59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:37:17.71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:37:17.86</text:p>
              </table:table-cell>
              <table:table-cell office:value-type="float" office:value="40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:37:17.94</text:p>
              </table:table-cell>
              <table:table-cell office:value-type="float" office:value="40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:37:18.72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:37:18.16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7:18.36</text:p>
              </table:table-cell>
              <table:table-cell office:value-type="float" office:value="40">
                <text:p>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:37:18.45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7:18.55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7:18.66</text:p>
              </table:table-cell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:37:18.78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:37:18.99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:37:19.63</text:p>
              </table:table-cell>
              <table:table-cell office:value-type="float" office:value="40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:37:19.15</text:p>
              </table:table-cell>
              <table:table-cell office:value-type="float" office:value="40">
                <text:p>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:37:19.28</text:p>
              </table:table-cell>
              <table:table-cell office:value-type="float" office:value="40">
                <text:p>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:37:19.45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7:19.57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7:19.67</text:p>
              </table:table-cell>
              <table:table-cell office:value-type="float" office:value="40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:37:19.76</text:p>
              </table:table-cell>
              <table:table-cell office:value-type="float" office:value="40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:37:19.89</text:p>
              </table:table-cell>
              <table:table-cell office:value-type="float" office:value="40">
                <text:p>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:37:20.50</text:p>
              </table:table-cell>
              <table:table-cell office:value-type="float" office:value="40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:37:20.17</text:p>
              </table:table-cell>
              <table:table-cell office:value-type="float" office:value="40">
                <text:p>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1:37:20.25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:37:20.38</text:p>
              </table:table-cell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:37:20.53</text:p>
              </table:table-cell>
              <table:table-cell office:value-type="float" office:value="40">
                <text:p>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1:37:20.64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:37:20.76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:37:20.85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:37:21.33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:37:21.17</text:p>
              </table:table-cell>
              <table:table-cell office:value-type="float" office:value="40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37:21.25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7:21.37</text:p>
              </table:table-cell>
              <table:table-cell office:value-type="float" office:value="40">
                <text:p>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1:37:21.44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:37:21.64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:37:21.76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:37:21.87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:37:21.95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:37:22.13</text:p>
              </table:table-cell>
              <table:table-cell office:value-type="float" office:value="40">
                <text:p>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:37:22.25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:37:22.37</text:p>
              </table:table-cell>
              <table:table-cell office:value-type="float" office:value="40">
                <text:p>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:37:22.47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:37:22.60</text:p>
              </table:table-cell>
              <table:table-cell office:value-type="float" office:value="40">
                <text:p>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:37:22.75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:37:22.87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:37:22.9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:37:23.81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7:23.25</text:p>
              </table:table-cell>
              <table:table-cell office:value-type="float" office:value="40">
                <text:p>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1:37:23.37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:37:23.44</text:p>
              </table:table-cell>
              <table:table-cell office:value-type="float" office:value="40">
                <text:p>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1:37:23.57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:37:23.69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7:23.88</text:p>
              </table:table-cell>
              <table:table-cell office:value-type="float" office:value="40">
                <text:p>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:37:23.95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:37:24.64</text:p>
              </table:table-cell>
              <table:table-cell office:value-type="float" office:value="40">
                <text:p>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:37:24.16</text:p>
              </table:table-cell>
              <table:table-cell office:value-type="float" office:value="40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:37:24.33</text:p>
              </table:table-cell>
              <table:table-cell office:value-type="float" office:value="40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:37:24.44</text:p>
              </table:table-cell>
              <table:table-cell office:value-type="float" office:value="40">
                <text:p>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:37:24.56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7:24.68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:37:24.81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:37:24.97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7:25.57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7:25.16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:37:25.28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:37:25.46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:37:25.58</text:p>
              </table:table-cell>
              <table:table-cell office:value-type="float" office:value="40">
                <text:p>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7:25.66</text:p>
              </table:table-cell>
              <table:table-cell office:value-type="float" office:value="40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:37:25.76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7:25.95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:37:26.28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:37:26.18</text:p>
              </table:table-cell>
              <table:table-cell office:value-type="float" office:value="40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:37:26.27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:37:26.36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7:26.55</text:p>
              </table:table-cell>
              <table:table-cell office:value-type="float" office:value="40">
                <text:p>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:37:26.65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:37:26.78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:37:26.87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:37:27.18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:37:27.17</text:p>
              </table:table-cell>
              <table:table-cell office:value-type="float" office:value="40">
                <text:p>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:37:27.26</text:p>
              </table:table-cell>
              <table:table-cell office:value-type="float" office:value="40">
                <text:p>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:37:27.38</text:p>
              </table:table-cell>
              <table:table-cell office:value-type="float" office:value="40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:37:27.49</text:p>
              </table:table-cell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:37:27.66</text:p>
              </table:table-cell>
              <table:table-cell office:value-type="float" office:value="40">
                <text:p>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:37:27.75</text:p>
              </table:table-cell>
              <table:table-cell office:value-type="float" office:value="40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:37:27.88</text:p>
              </table:table-cell>
              <table:table-cell office:value-type="float" office:value="40">
                <text:p>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1:37:27.98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:37:28.15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:37:28.26</text:p>
              </table:table-cell>
              <table:table-cell office:value-type="float" office:value="40">
                <text:p>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:37:28.36</text:p>
              </table:table-cell>
              <table:table-cell office:value-type="float" office:value="40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:37:28.46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:37:28.61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:37:28.76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7:28.85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7:28.98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:37:29.97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:37:29.26</text:p>
              </table:table-cell>
              <table:table-cell office:value-type="float" office:value="40">
                <text:p>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:37:29.33</text:p>
              </table:table-cell>
              <table:table-cell office:value-type="float" office:value="40">
                <text:p>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1:37:29.46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7:29.57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7:29.73</text:p>
              </table:table-cell>
              <table:table-cell office:value-type="float" office:value="40">
                <text:p>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:37:29.86</text:p>
              </table:table-cell>
              <table:table-cell office:value-type="float" office:value="40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:37:29.94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:37:30.99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7:30.19</text:p>
              </table:table-cell>
              <table:table-cell office:value-type="float" office:value="40">
                <text:p>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:37:30.35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:37:30.47</text:p>
              </table:table-cell>
              <table:table-cell office:value-type="float" office:value="40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:37:30.55</text:p>
              </table:table-cell>
              <table:table-cell office:value-type="float" office:value="40">
                <text:p>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:37:30.68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7:30.85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7:30.95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:37:31.53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:37:31.17</text:p>
              </table:table-cell>
              <table:table-cell office:value-type="float" office:value="40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:37:31.29</text:p>
              </table:table-cell>
              <table:table-cell office:value-type="float" office:value="40">
                <text:p>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:37:31.44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:37:31.57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:37:31.65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7:31.80</text:p>
              </table:table-cell>
              <table:table-cell office:value-type="float" office:value="40">
                <text:p>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:37:31.93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7:32.94</text:p>
              </table:table-cell>
              <table:table-cell office:value-type="float" office:value="40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:37:32.17</text:p>
              </table:table-cell>
              <table:table-cell office:value-type="float" office:value="40">
                <text:p>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1:37:32.27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:37:32.43</text:p>
              </table:table-cell>
              <table:table-cell office:value-type="float" office:value="40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:37:32.57</text:p>
              </table:table-cell>
              <table:table-cell office:value-type="float" office:value="40">
                <text:p>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:37:32.64</text:p>
              </table:table-cell>
              <table:table-cell office:value-type="float" office:value="40">
                <text:p>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:37:32.78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:37:32.87</text:p>
              </table:table-cell>
              <table:table-cell office:value-type="float" office:value="40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:37:33.49</text:p>
              </table:table-cell>
              <table:table-cell office:value-type="float" office:value="40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:37:33.13</text:p>
              </table:table-cell>
              <table:table-cell office:value-type="float" office:value="40">
                <text:p>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:37:33.28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7:33.40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:37:33.53</text:p>
              </table:table-cell>
              <table:table-cell office:value-type="float" office:value="40">
                <text:p>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:37:33.63</text:p>
              </table:table-cell>
              <table:table-cell office:value-type="float" office:value="40">
                <text:p>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:37:33.77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:37:33.84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:37:34.00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:37:34.15</text:p>
              </table:table-cell>
              <table:table-cell office:value-type="float" office:value="40">
                <text:p>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:37:34.25</text:p>
              </table:table-cell>
              <table:table-cell office:value-type="float" office:value="40">
                <text:p>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:37:34.37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:37:34.46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:37:34.63</text:p>
              </table:table-cell>
              <table:table-cell office:value-type="float" office:value="40">
                <text:p>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:37:34.78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7:34.85</text:p>
              </table:table-cell>
              <table:table-cell office:value-type="float" office:value="40">
                <text:p>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:37:34.94</text:p>
              </table:table-cell>
              <table:table-cell office:value-type="float" office:value="40">
                <text:p>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:37:35.72</text:p>
              </table:table-cell>
              <table:table-cell office:value-type="float" office:value="40">
                <text:p>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:37:35.25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:37:35.35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:37:35.45</text:p>
              </table:table-cell>
              <table:table-cell office:value-type="float" office:value="40">
                <text:p>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:37:35.57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:37:35.75</text:p>
              </table:table-cell>
              <table:table-cell office:value-type="float" office:value="40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:37:35.84</text:p>
              </table:table-cell>
              <table:table-cell office:value-type="float" office:value="40">
                <text:p>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:37:35.97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7:36.57</text:p>
              </table:table-cell>
              <table:table-cell office:value-type="float" office:value="40">
                <text:p>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:37:36.22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:37:36.37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7:36.46</text:p>
              </table:table-cell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:37:36.56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:37:36.67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:37:36.88</text:p>
              </table:table-cell>
              <table:table-cell office:value-type="float" office:value="40">
                <text:p>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:37:36.96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:37:37.69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:37:37.17</text:p>
              </table:table-cell>
              <table:table-cell office:value-type="float" office:value="40">
                <text:p>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1:37:37.33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:37:37.46</text:p>
              </table:table-cell>
              <table:table-cell office:value-type="float" office:value="40">
                <text:p>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:37:37.57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:37:37.67</text:p>
              </table:table-cell>
              <table:table-cell office:value-type="float" office:value="40">
                <text:p>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:37:37.77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:37:37.97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7:38.54</text:p>
              </table:table-cell>
              <table:table-cell office:value-type="float" office:value="40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:37:38.15</text:p>
              </table:table-cell>
              <table:table-cell office:value-type="float" office:value="40">
                <text:p>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:37:38.29</text:p>
              </table:table-cell>
              <table:table-cell office:value-type="float" office:value="40">
                <text:p>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:37:38.45</text:p>
              </table:table-cell>
              <table:table-cell office:value-type="float" office:value="40">
                <text:p>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:37:38.57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7:38.65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7:38.78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7:38.87</text:p>
              </table:table-cell>
              <table:table-cell office:value-type="float" office:value="40">
                <text:p>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:37:39.55</text:p>
              </table:table-cell>
              <table:table-cell office:value-type="float" office:value="40">
                <text:p>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7:39.14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7:39.26</text:p>
              </table:table-cell>
              <table:table-cell office:value-type="float" office:value="40">
                <text:p>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:37:39.38</text:p>
              </table:table-cell>
              <table:table-cell office:value-type="float" office:value="40">
                <text:p>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:37:39.55</text:p>
              </table:table-cell>
              <table:table-cell office:value-type="float" office:value="40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:37:39.67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7:39.75</text:p>
              </table:table-cell>
              <table:table-cell office:value-type="float" office:value="40">
                <text:p>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:37:39.88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:37:40.67</text:p>
              </table:table-cell>
              <table:table-cell office:value-type="float" office:value="40">
                <text:p>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:37:40.16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:37:40.25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:37:40.36</text:p>
              </table:table-cell>
              <table:table-cell office:value-type="float" office:value="40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:37:40.46</text:p>
              </table:table-cell>
              <table:table-cell office:value-type="float" office:value="40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:37:40.66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:37:40.75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:37:40.87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:37:40.96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7:41.15</text:p>
              </table:table-cell>
              <table:table-cell office:value-type="float" office:value="40">
                <text:p>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:37:41.26</text:p>
              </table:table-cell>
              <table:table-cell office:value-type="float" office:value="40">
                <text:p>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:37:41.36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:37:41.47</text:p>
              </table:table-cell>
              <table:table-cell office:value-type="float" office:value="40">
                <text:p>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1:37:41.62</text:p>
              </table:table-cell>
              <table:table-cell office:value-type="float" office:value="40">
                <text:p>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:37:41.78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:37:41.87</text:p>
              </table:table-cell>
              <table:table-cell office:value-type="float" office:value="40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:37:42.10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:37:42.90</text:p>
              </table:table-cell>
              <table:table-cell office:value-type="float" office:value="40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:37:42.22</text:p>
              </table:table-cell>
              <table:table-cell office:value-type="float" office:value="40">
                <text:p>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:37:42.37</text:p>
              </table:table-cell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:37:42.45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:37:42.58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:37:42.66</text:p>
              </table:table-cell>
              <table:table-cell office:value-type="float" office:value="40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:37:42.82</text:p>
              </table:table-cell>
              <table:table-cell office:value-type="float" office:value="40">
                <text:p>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:37:42.96</text:p>
              </table:table-cell>
              <table:table-cell office:value-type="float" office:value="40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:37:43.56</text:p>
              </table:table-cell>
              <table:table-cell office:value-type="float" office:value="40">
                <text:p>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:37:43.16</text:p>
              </table:table-cell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:37:43.33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:37:43.44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:37:43.57</text:p>
              </table:table-cell>
              <table:table-cell office:value-type="float" office:value="40">
                <text:p>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:37:43.66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7:43.79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7:43.96</text:p>
              </table:table-cell>
              <table:table-cell office:value-type="float" office:value="40">
                <text:p>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:37:44.5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7:44.17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:37:44.27</text:p>
              </table:table-cell>
              <table:table-cell office:value-type="float" office:value="40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:37:44.46</text:p>
              </table:table-cell>
              <table:table-cell office:value-type="float" office:value="40">
                <text:p>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:37:44.55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7:44.66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:37:44.76</text:p>
              </table:table-cell>
              <table:table-cell office:value-type="float" office:value="40">
                <text:p>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:37:44.92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:37:45.30</text:p>
              </table:table-cell>
              <table:table-cell office:value-type="float" office:value="40">
                <text:p>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7:45.16</text:p>
              </table:table-cell>
              <table:table-cell office:value-type="float" office:value="40">
                <text:p>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:37:45.28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:37:45.37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:37:45.55</text:p>
              </table:table-cell>
              <table:table-cell office:value-type="float" office:value="40">
                <text:p>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:37:45.64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7:45.78</text:p>
              </table:table-cell>
              <table:table-cell office:value-type="float" office:value="40">
                <text:p>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:37:45.87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7:46.60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7:46.15</text:p>
              </table:table-cell>
              <table:table-cell office:value-type="float" office:value="40">
                <text:p>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1:37:46.24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:37:46.39</text:p>
              </table:table-cell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:37:46.48</text:p>
              </table:table-cell>
              <table:table-cell office:value-type="float" office:value="40">
                <text:p>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:37:46.65</text:p>
              </table:table-cell>
              <table:table-cell office:value-type="float" office:value="40">
                <text:p>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:37:46.76</text:p>
              </table:table-cell>
              <table:table-cell office:value-type="float" office:value="40">
                <text:p>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:37:46.86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:37:46.98</text:p>
              </table:table-cell>
              <table:table-cell office:value-type="float" office:value="40">
                <text:p>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:37:47.12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7:47.25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7:47.37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:37:47.47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:37:47.58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:37:47.75</text:p>
              </table:table-cell>
              <table:table-cell office:value-type="float" office:value="40">
                <text:p>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7:47.87</text:p>
              </table:table-cell>
              <table:table-cell office:value-type="float" office:value="40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:37:47.94</text:p>
              </table:table-cell>
              <table:table-cell office:value-type="float" office:value="40">
                <text:p>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:37:48.93</text:p>
              </table:table-cell>
              <table:table-cell office:value-type="float" office:value="40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:37:48.22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:37:48.35</text:p>
              </table:table-cell>
              <table:table-cell office:value-type="float" office:value="40">
                <text:p>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:37:48.45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:37:48.58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7:48.82</text:p>
              </table:table-cell>
              <table:table-cell office:value-type="float" office:value="40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:37:48.89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:37:48.97</text:p>
              </table:table-cell>
              <table:table-cell office:value-type="float" office:value="40">
                <text:p>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1:37:49.60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:37:49.21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:37:49.35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7:49.46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:37:49.57</text:p>
              </table:table-cell>
              <table:table-cell office:value-type="float" office:value="40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:37:49.66</text:p>
              </table:table-cell>
              <table:table-cell office:value-type="float" office:value="40">
                <text:p>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:37:49.83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:37:49.96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:37:50.50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:37:50.16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7:50.26</text:p>
              </table:table-cell>
              <table:table-cell office:value-type="float" office:value="40">
                <text:p>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:37:50.42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7:50.56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7:50.67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7:50.80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7:50.92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:37:51.69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:37:51.16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:37:51.26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:37:51.38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:37:51.58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:37:51.65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:37:51.77</text:p>
              </table:table-cell>
              <table:table-cell office:value-type="float" office:value="40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:37:51.87</text:p>
              </table:table-cell>
              <table:table-cell office:value-type="float" office:value="40">
                <text:p>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1:37:52.16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:37:52.16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7:52.25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:37:52.38</text:p>
              </table:table-cell>
              <table:table-cell office:value-type="float" office:value="40">
                <text:p>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:37:52.51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7:52.66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:37:52.76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7:52.86</text:p>
              </table:table-cell>
              <table:table-cell office:value-type="float" office:value="40">
                <text:p>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1:37:52.97</text:p>
              </table:table-cell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:37:53.15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7:53.27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:37:53.35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:37:53.47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:37:53.61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:37:53.78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:37:53.87</text:p>
              </table:table-cell>
              <table:table-cell office:value-type="float" office:value="40">
                <text:p>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:37:53.96</text:p>
              </table:table-cell>
              <table:table-cell office:value-type="float" office:value="40">
                <text:p>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:37:54.78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:37:54.25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:37:54.34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:37:54.47</text:p>
              </table:table-cell>
              <table:table-cell office:value-type="float" office:value="40">
                <text:p>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:37:54.57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:37:54.76</text:p>
              </table:table-cell>
              <table:table-cell office:value-type="float" office:value="40">
                <text:p>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:37:54.84</text:p>
              </table:table-cell>
              <table:table-cell office:value-type="float" office:value="40">
                <text:p>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:37:54.99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7:55.83</text:p>
              </table:table-cell>
              <table:table-cell office:value-type="float" office:value="40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:37:55.19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:37:55.35</text:p>
              </table:table-cell>
              <table:table-cell office:value-type="float" office:value="40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:37:55.46</text:p>
              </table:table-cell>
              <table:table-cell office:value-type="float" office:value="40">
                <text:p>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7:55.57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:37:55.66</text:p>
              </table:table-cell>
              <table:table-cell office:value-type="float" office:value="40">
                <text:p>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:37:55.82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7:56.00</text:p>
              </table:table-cell>
              <table:table-cell office:value-type="float" office:value="40">
                <text:p>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:37:56.36</text:p>
              </table:table-cell>
              <table:table-cell office:value-type="float" office:value="40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:37:56.17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:37:56.32</text:p>
              </table:table-cell>
              <table:table-cell office:value-type="float" office:value="40">
                <text:p>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:37:56.45</text:p>
              </table:table-cell>
              <table:table-cell office:value-type="float" office:value="40">
                <text:p>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:37:56.56</text:p>
              </table:table-cell>
              <table:table-cell office:value-type="float" office:value="40">
                <text:p>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:37:56.67</text:p>
              </table:table-cell>
              <table:table-cell office:value-type="float" office:value="40">
                <text:p>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1:37:56.76</text:p>
              </table:table-cell>
              <table:table-cell office:value-type="float" office:value="40">
                <text:p>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:37:56.97</text:p>
              </table:table-cell>
              <table:table-cell office:value-type="float" office:value="40">
                <text:p>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:37:57.00</text:p>
              </table:table-cell>
              <table:table-cell office:value-type="float" office:value="40">
                <text:p>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:37:57.16</text:p>
              </table:table-cell>
              <table:table-cell office:value-type="float" office:value="40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:37:57.26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7:57.42</text:p>
              </table:table-cell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:37:57.57</text:p>
              </table:table-cell>
              <table:table-cell office:value-type="float" office:value="40">
                <text:p>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:37:57.65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7:57.77</text:p>
              </table:table-cell>
              <table:table-cell office:value-type="float" office:value="40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:37:57.88</text:p>
              </table:table-cell>
              <table:table-cell office:value-type="float" office:value="40">
                <text:p>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7:58.10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7:58.14</text:p>
              </table:table-cell>
              <table:table-cell office:value-type="float" office:value="40">
                <text:p>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:37:58.26</text:p>
              </table:table-cell>
              <table:table-cell office:value-type="float" office:value="40">
                <text:p>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:37:58.38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:37:58.54</text:p>
              </table:table-cell>
              <table:table-cell office:value-type="float" office:value="40">
                <text:p>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1:37:58.64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7:58.77</text:p>
              </table:table-cell>
              <table:table-cell office:value-type="float" office:value="40">
                <text:p>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:37:58.87</text:p>
              </table:table-cell>
              <table:table-cell office:value-type="float" office:value="40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:37:58.96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7:59.16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:37:59.25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:37:59.35</text:p>
              </table:table-cell>
              <table:table-cell office:value-type="float" office:value="40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:37:59.48</text:p>
              </table:table-cell>
              <table:table-cell office:value-type="float" office:value="40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:37:59.66</text:p>
              </table:table-cell>
              <table:table-cell office:value-type="float" office:value="40">
                <text:p>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:37:59.75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:37:59.85</text:p>
              </table:table-cell>
              <table:table-cell office:value-type="float" office:value="40">
                <text:p>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:37:59.98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8:00.15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:38:00.23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8:00.35</text:p>
              </table:table-cell>
              <table:table-cell office:value-type="float" office:value="40">
                <text:p>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:38:00.44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8:00.62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:38:00.78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8:00.84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:38:00.98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:38:01.59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8:01.24</text:p>
              </table:table-cell>
              <table:table-cell office:value-type="float" office:value="40">
                <text:p>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:38:01.36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:38:01.47</text:p>
              </table:table-cell>
              <table:table-cell office:value-type="float" office:value="40">
                <text:p>4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1:38:01.57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8:01.67</text:p>
              </table:table-cell>
              <table:table-cell office:value-type="float" office:value="40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:38:01.83</text:p>
              </table:table-cell>
              <table:table-cell office:value-type="float" office:value="40">
                <text:p>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:38:01.94</text:p>
              </table:table-cell>
              <table:table-cell office:value-type="float" office:value="40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:38:02.67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8:02.18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:38:02.36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8:02.50</text:p>
              </table:table-cell>
              <table:table-cell office:value-type="float" office:value="40">
                <text:p>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1:38:02.60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8:02.80</text:p>
              </table:table-cell>
              <table:table-cell office:value-type="float" office:value="40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38:02.91</text:p>
              </table:table-cell>
              <table:table-cell office:value-type="float" office:value="40">
                <text:p>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:38:03.55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8:03.18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:38:03.29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8:03.40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:38:03.46</text:p>
              </table:table-cell>
              <table:table-cell office:value-type="float" office:value="40">
                <text:p>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1:38:03.58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:38:03.67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8:03.75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8:03.88</text:p>
              </table:table-cell>
              <table:table-cell office:value-type="float" office:value="40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:38:04.35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8:04.14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:38:04.27</text:p>
              </table:table-cell>
              <table:table-cell office:value-type="float" office:value="40">
                <text:p>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:38:04.38</text:p>
              </table:table-cell>
              <table:table-cell office:value-type="float" office:value="40">
                <text:p>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:38:04.54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8:04.64</text:p>
              </table:table-cell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:38:04.78</text:p>
              </table:table-cell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:38:04.86</text:p>
              </table:table-cell>
              <table:table-cell office:value-type="float" office:value="40">
                <text:p>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:38:05.68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8:05.18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8:05.25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:38:05.36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8:05.47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8:05.67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8:05.79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8:05.86</text:p>
              </table:table-cell>
              <table:table-cell office:value-type="float" office:value="40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:38:05.98</text:p>
              </table:table-cell>
              <table:table-cell office:value-type="float" office:value="40">
                <text:p>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8:06.15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:38:06.25</text:p>
              </table:table-cell>
              <table:table-cell office:value-type="float" office:value="40">
                <text:p>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:38:06.35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8:06.48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:38:06.57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8:06.74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:38:06.86</text:p>
              </table:table-cell>
              <table:table-cell office:value-type="float" office:value="40">
                <text:p>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:38:06.98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:38:07.90</text:p>
              </table:table-cell>
              <table:table-cell office:value-type="float" office:value="40">
                <text:p>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:38:07.26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8:07.34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:38:07.48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8:07.57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8:07.81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8:07.90</text:p>
              </table:table-cell>
              <table:table-cell office:value-type="float" office:value="40">
                <text:p>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:38:08.40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:38:08.90</text:p>
              </table:table-cell>
              <table:table-cell office:value-type="float" office:value="40">
                <text:p>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:38:08.22</text:p>
              </table:table-cell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:38:08.36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:38:08.46</text:p>
              </table:table-cell>
              <table:table-cell office:value-type="float" office:value="40">
                <text:p>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:38:08.60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8:08.67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8:08.81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:38:08.96</text:p>
              </table:table-cell>
              <table:table-cell office:value-type="float" office:value="40">
                <text:p>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:38:09.70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:38:09.17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:38:09.26</text:p>
              </table:table-cell>
              <table:table-cell office:value-type="float" office:value="40">
                <text:p>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:38:09.45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:38:09.54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8:09.66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8:09.76</text:p>
              </table:table-cell>
              <table:table-cell office:value-type="float" office:value="40">
                <text:p>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:38:09.94</text:p>
              </table:table-cell>
              <table:table-cell office:value-type="float" office:value="40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:38:10.44</text:p>
              </table:table-cell>
              <table:table-cell office:value-type="float" office:value="40">
                <text:p>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:38:10.15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8:10.28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8:10.37</text:p>
              </table:table-cell>
              <table:table-cell office:value-type="float" office:value="40">
                <text:p>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8:10.53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8:10.65</text:p>
              </table:table-cell>
              <table:table-cell office:value-type="float" office:value="40">
                <text:p>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:38:10.76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8:10.87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:38:11.35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:38:11.15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8:11.27</text:p>
              </table:table-cell>
              <table:table-cell office:value-type="float" office:value="40">
                <text:p>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1:38:11.37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8:11.51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:38:11.66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:38:11.77</text:p>
              </table:table-cell>
              <table:table-cell office:value-type="float" office:value="40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:38:11.86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8:11.97</text:p>
              </table:table-cell>
              <table:table-cell office:value-type="float" office:value="40">
                <text:p>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8:12.17</text:p>
              </table:table-cell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:38:12.25</text:p>
              </table:table-cell>
              <table:table-cell office:value-type="float" office:value="40">
                <text:p>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:38:12.37</text:p>
              </table:table-cell>
              <table:table-cell office:value-type="float" office:value="40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:38:12.47</text:p>
              </table:table-cell>
              <table:table-cell office:value-type="float" office:value="40">
                <text:p>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:38:12.59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:38:12.76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8:12.88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:38:12.98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:38:13.76</text:p>
              </table:table-cell>
              <table:table-cell office:value-type="float" office:value="40">
                <text:p>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:38:13.26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8:13.34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8:13.45</text:p>
              </table:table-cell>
              <table:table-cell office:value-type="float" office:value="40">
                <text:p>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:38:13.58</text:p>
              </table:table-cell>
              <table:table-cell office:value-type="float" office:value="40">
                <text:p>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:38:13.74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8:13.85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:38:13.97</text:p>
              </table:table-cell>
              <table:table-cell office:value-type="float" office:value="40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:38:14.76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8:14.17</text:p>
              </table:table-cell>
              <table:table-cell office:value-type="float" office:value="40">
                <text:p>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:38:14.34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8:14.44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8:14.57</text:p>
              </table:table-cell>
              <table:table-cell office:value-type="float" office:value="40">
                <text:p>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:38:14.66</text:p>
              </table:table-cell>
              <table:table-cell office:value-type="float" office:value="40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:38:14.82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:38:15.13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8:15.91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8:15.19</text:p>
              </table:table-cell>
              <table:table-cell office:value-type="float" office:value="40">
                <text:p>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:38:15.28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:38:15.47</text:p>
              </table:table-cell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:38:15.55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8:15.68</text:p>
              </table:table-cell>
              <table:table-cell office:value-type="float" office:value="40">
                <text:p>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1:38:15.77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8:15.94</text:p>
              </table:table-cell>
              <table:table-cell office:value-type="float" office:value="40">
                <text:p>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:38:16.10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8:16.15</text:p>
              </table:table-cell>
              <table:table-cell office:value-type="float" office:value="40">
                <text:p>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:38:16.27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:38:16.41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:38:16.55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8:16.65</text:p>
              </table:table-cell>
              <table:table-cell office:value-type="float" office:value="40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:38:16.77</text:p>
              </table:table-cell>
              <table:table-cell office:value-type="float" office:value="40">
                <text:p>4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1:38:16.87</text:p>
              </table:table-cell>
              <table:table-cell office:value-type="float" office:value="40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:38:17.38</text:p>
              </table:table-cell>
              <table:table-cell office:value-type="float" office:value="40">
                <text:p>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:38:17.17</text:p>
              </table:table-cell>
              <table:table-cell office:value-type="float" office:value="40">
                <text:p>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:38:17.25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:38:17.38</text:p>
              </table:table-cell>
              <table:table-cell office:value-type="float" office:value="40">
                <text:p>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:38:17.54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:38:17.65</text:p>
              </table:table-cell>
              <table:table-cell office:value-type="float" office:value="40">
                <text:p>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:38:17.76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:38:17.88</text:p>
              </table:table-cell>
              <table:table-cell office:value-type="float" office:value="40">
                <text:p>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:38:17.98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:38:18.13</text:p>
              </table:table-cell>
              <table:table-cell office:value-type="float" office:value="40">
                <text:p>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:38:18.27</text:p>
              </table:table-cell>
              <table:table-cell office:value-type="float" office:value="40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:38:18.35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8:18.49</text:p>
              </table:table-cell>
              <table:table-cell office:value-type="float" office:value="40">
                <text:p>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:38:18.64</text:p>
              </table:table-cell>
              <table:table-cell office:value-type="float" office:value="40">
                <text:p>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:38:18.77</text:p>
              </table:table-cell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:38:18.87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8:18.97</text:p>
              </table:table-cell>
              <table:table-cell office:value-type="float" office:value="40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:38:19.55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:38:19.27</text:p>
              </table:table-cell>
              <table:table-cell office:value-type="float" office:value="40">
                <text:p>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:38:19.35</text:p>
              </table:table-cell>
              <table:table-cell office:value-type="float" office:value="40">
                <text:p>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:38:19.46</text:p>
              </table:table-cell>
              <table:table-cell office:value-type="float" office:value="40">
                <text:p>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:38:19.57</text:p>
              </table:table-cell>
              <table:table-cell office:value-type="float" office:value="40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:38:19.74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:38:19.86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:38:19.96</text:p>
              </table:table-cell>
              <table:table-cell office:value-type="float" office:value="40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:38:20.65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8:20.20</text:p>
              </table:table-cell>
              <table:table-cell office:value-type="float" office:value="40">
                <text:p>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:38:20.35</text:p>
              </table:table-cell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:38:20.45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8:20.57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:38:20.69</text:p>
              </table:table-cell>
              <table:table-cell office:value-type="float" office:value="40">
                <text:p>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:38:20.85</text:p>
              </table:table-cell>
              <table:table-cell office:value-type="float" office:value="40">
                <text:p>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:38:20.95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8:21.78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8:21.18</text:p>
              </table:table-cell>
              <table:table-cell office:value-type="float" office:value="40">
                <text:p>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:38:21.33</text:p>
              </table:table-cell>
              <table:table-cell office:value-type="float" office:value="40">
                <text:p>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:38:21.45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8:21.58</text:p>
              </table:table-cell>
              <table:table-cell office:value-type="float" office:value="40">
                <text:p>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8:21.66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8:21.79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8:21.96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:38:22.54</text:p>
              </table:table-cell>
              <table:table-cell office:value-type="float" office:value="40">
                <text:p>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:38:22.17</text:p>
              </table:table-cell>
              <table:table-cell office:value-type="float" office:value="40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:38:22.26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8:22.42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8:22.57</text:p>
              </table:table-cell>
              <table:table-cell office:value-type="float" office:value="40">
                <text:p>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:38:22.67</text:p>
              </table:table-cell>
              <table:table-cell office:value-type="float" office:value="40">
                <text:p>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:38:22.77</text:p>
              </table:table-cell>
              <table:table-cell office:value-type="float" office:value="40">
                <text:p>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:38:22.87</text:p>
              </table:table-cell>
              <table:table-cell office:value-type="float" office:value="40">
                <text:p>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:38:23.27</text:p>
              </table:table-cell>
              <table:table-cell office:value-type="float" office:value="40">
                <text:p>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:38:23.18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:38:23.26</text:p>
              </table:table-cell>
              <table:table-cell office:value-type="float" office:value="40">
                <text:p>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:38:23.38</text:p>
              </table:table-cell>
              <table:table-cell office:value-type="float" office:value="40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:38:23.56</text:p>
              </table:table-cell>
              <table:table-cell office:value-type="float" office:value="40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:38:23.65</text:p>
              </table:table-cell>
              <table:table-cell office:value-type="float" office:value="40">
                <text:p>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:38:23.76</text:p>
              </table:table-cell>
              <table:table-cell office:value-type="float" office:value="40">
                <text:p>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:38:23.86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:38:23.98</text:p>
              </table:table-cell>
              <table:table-cell office:value-type="float" office:value="40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:38:24.16</text:p>
              </table:table-cell>
              <table:table-cell office:value-type="float" office:value="40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:38:24.26</text:p>
              </table:table-cell>
              <table:table-cell office:value-type="float" office:value="40">
                <text:p>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:38:24.35</text:p>
              </table:table-cell>
              <table:table-cell office:value-type="float" office:value="40">
                <text:p>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:38:24.46</text:p>
              </table:table-cell>
              <table:table-cell office:value-type="float" office:value="40">
                <text:p>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:38:24.64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8:24.75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:38:24.86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8:24.96</text:p>
              </table:table-cell>
              <table:table-cell office:value-type="float" office:value="40">
                <text:p>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:38:25.12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:38:25.24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8:25.36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:38:25.48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8:25.58</text:p>
              </table:table-cell>
              <table:table-cell office:value-type="float" office:value="40">
                <text:p>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:38:25.74</text:p>
              </table:table-cell>
              <table:table-cell office:value-type="float" office:value="40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:38:25.86</text:p>
              </table:table-cell>
              <table:table-cell office:value-type="float" office:value="40">
                <text:p>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:38:25.94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8:26.92</text:p>
              </table:table-cell>
              <table:table-cell office:value-type="float" office:value="40">
                <text:p>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:38:26.23</text:p>
              </table:table-cell>
              <table:table-cell office:value-type="float" office:value="40">
                <text:p>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1:38:26.37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:38:26.45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8:26.58</text:p>
              </table:table-cell>
              <table:table-cell office:value-type="float" office:value="40">
                <text:p>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:38:26.67</text:p>
              </table:table-cell>
              <table:table-cell office:value-type="float" office:value="40">
                <text:p>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:38:26.86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:38:26.97</text:p>
              </table:table-cell>
              <table:table-cell office:value-type="float" office:value="40">
                <text:p>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:38:27.51</text:p>
              </table:table-cell>
              <table:table-cell office:value-type="float" office:value="40">
                <text:p>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1:38:27.22</text:p>
              </table:table-cell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:38:27.37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8:27.48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:38:27.58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8:27.66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:38:27.79</text:p>
              </table:table-cell>
              <table:table-cell office:value-type="float" office:value="40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:38:27.94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:38:28.62</text:p>
              </table:table-cell>
              <table:table-cell office:value-type="float" office:value="40">
                <text:p>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:38:28.20</text:p>
              </table:table-cell>
              <table:table-cell office:value-type="float" office:value="40">
                <text:p>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:38:28.28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8:28.44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8:28.56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:38:28.65</text:p>
              </table:table-cell>
              <table:table-cell office:value-type="float" office:value="40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:38:28.76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:38:28.95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8:29.31</text:p>
              </table:table-cell>
              <table:table-cell office:value-type="float" office:value="40">
                <text:p>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:38:29.18</text:p>
              </table:table-cell>
              <table:table-cell office:value-type="float" office:value="40">
                <text:p>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:38:29.27</text:p>
              </table:table-cell>
              <table:table-cell office:value-type="float" office:value="40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:38:29.37</text:p>
              </table:table-cell>
              <table:table-cell office:value-type="float" office:value="40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:38:29.57</text:p>
              </table:table-cell>
              <table:table-cell office:value-type="float" office:value="40">
                <text:p>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:38:29.66</text:p>
              </table:table-cell>
              <table:table-cell office:value-type="float" office:value="40">
                <text:p>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:38:29.77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8:29.86</text:p>
              </table:table-cell>
              <table:table-cell office:value-type="float" office:value="40">
                <text:p>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:38:30.32</text:p>
              </table:table-cell>
              <table:table-cell office:value-type="float" office:value="40">
                <text:p>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:38:30.12</text:p>
              </table:table-cell>
              <table:table-cell office:value-type="float" office:value="40">
                <text:p>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:38:30.28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:38:30.34</text:p>
              </table:table-cell>
              <table:table-cell office:value-type="float" office:value="40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:38:30.44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:38:30.62</text:p>
              </table:table-cell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:38:30.77</text:p>
              </table:table-cell>
              <table:table-cell office:value-type="float" office:value="40">
                <text:p>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:38:30.86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8:30.99</text:p>
              </table:table-cell>
              <table:table-cell office:value-type="float" office:value="40">
                <text:p>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:38:31.13</text:p>
              </table:table-cell>
              <table:table-cell office:value-type="float" office:value="40">
                <text:p>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:38:31.25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8:31.35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:38:31.48</text:p>
              </table:table-cell>
              <table:table-cell office:value-type="float" office:value="40">
                <text:p>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:38:31.57</text:p>
              </table:table-cell>
              <table:table-cell office:value-type="float" office:value="40">
                <text:p>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:38:31.75</text:p>
              </table:table-cell>
              <table:table-cell office:value-type="float" office:value="40">
                <text:p>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1:38:31.84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8:31.97</text:p>
              </table:table-cell>
              <table:table-cell office:value-type="float" office:value="40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:38:32.65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:38:32.23</text:p>
              </table:table-cell>
              <table:table-cell office:value-type="float" office:value="40">
                <text:p>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:38:32.35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:38:32.45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8:32.57</text:p>
              </table:table-cell>
              <table:table-cell office:value-type="float" office:value="40">
                <text:p>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:38:32.74</text:p>
              </table:table-cell>
              <table:table-cell office:value-type="float" office:value="40">
                <text:p>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:38:32.86</text:p>
              </table:table-cell>
              <table:table-cell office:value-type="float" office:value="40">
                <text:p>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:38:32.94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:38:33.67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:38:33.19</text:p>
              </table:table-cell>
              <table:table-cell office:value-type="float" office:value="40">
                <text:p>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:38:33.34</text:p>
              </table:table-cell>
              <table:table-cell office:value-type="float" office:value="40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:38:33.47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8:33.56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:38:33.69</text:p>
              </table:table-cell>
              <table:table-cell office:value-type="float" office:value="40">
                <text:p>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:38:33.84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:38:33.96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8:34.59</text:p>
              </table:table-cell>
              <table:table-cell office:value-type="float" office:value="40">
                <text:p>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:38:34.16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8:34.26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:38:34.44</text:p>
              </table:table-cell>
              <table:table-cell office:value-type="float" office:value="40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:38:34.55</text:p>
              </table:table-cell>
              <table:table-cell office:value-type="float" office:value="40">
                <text:p>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:38:34.67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8:34.76</text:p>
              </table:table-cell>
              <table:table-cell office:value-type="float" office:value="40">
                <text:p>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:38:34.90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:38:35.51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:38:35.14</text:p>
              </table:table-cell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:38:35.27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:38:35.37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8:35.56</text:p>
              </table:table-cell>
              <table:table-cell office:value-type="float" office:value="40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:38:35.64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:38:35.77</text:p>
              </table:table-cell>
              <table:table-cell office:value-type="float" office:value="40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:38:35.84</text:p>
              </table:table-cell>
              <table:table-cell office:value-type="float" office:value="40">
                <text:p>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:38:36.30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8:36.18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:38:36.25</text:p>
              </table:table-cell>
              <table:table-cell office:value-type="float" office:value="40">
                <text:p>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:38:36.37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:38:36.52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8:36.66</text:p>
              </table:table-cell>
              <table:table-cell office:value-type="float" office:value="40">
                <text:p>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:38:36.75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:38:36.89</text:p>
              </table:table-cell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:38:37.18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1:38:37.15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8:37.28</text:p>
              </table:table-cell>
              <table:table-cell office:value-type="float" office:value="40">
                <text:p>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:38:37.41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:38:37.48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:38:37.62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:38:37.75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:38:37.85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8:37.98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8:38.72</text:p>
              </table:table-cell>
              <table:table-cell office:value-type="float" office:value="40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1:38:38.20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:38:38.36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8:38.48</text:p>
              </table:table-cell>
              <table:table-cell office:value-type="float" office:value="40">
                <text:p>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:38:38.57</text:p>
              </table:table-cell>
              <table:table-cell office:value-type="float" office:value="40">
                <text:p>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:38:38.76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8:38.85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:38:38.96</text:p>
              </table:table-cell>
              <table:table-cell office:value-type="float" office:value="40">
                <text:p>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1:38:39.10</text:p>
              </table:table-cell>
              <table:table-cell office:value-type="float" office:value="40">
                <text:p>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:38:39.19</text:p>
              </table:table-cell>
              <table:table-cell office:value-type="float" office:value="40">
                <text:p>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:38:39.36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8:39.45</text:p>
              </table:table-cell>
              <table:table-cell office:value-type="float" office:value="40">
                <text:p>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:38:39.56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:38:39.66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:38:39.83</text:p>
              </table:table-cell>
              <table:table-cell office:value-type="float" office:value="40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38:39.98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1:38:40.46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8:40.17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8:40.29</text:p>
              </table:table-cell>
              <table:table-cell office:value-type="float" office:value="40">
                <text:p>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:38:40.45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1:38:40.55</text:p>
              </table:table-cell>
              <table:table-cell office:value-type="float" office:value="40">
                <text:p>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:38:40.67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:38:40.83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8:40.92</text:p>
              </table:table-cell>
              <table:table-cell office:value-type="float" office:value="40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:38:41.57</text:p>
              </table:table-cell>
              <table:table-cell office:value-type="float" office:value="40">
                <text:p>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:38:41.15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8:41.29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8:41.42</text:p>
              </table:table-cell>
              <table:table-cell office:value-type="float" office:value="40">
                <text:p>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:38:41.56</text:p>
              </table:table-cell>
              <table:table-cell office:value-type="float" office:value="40">
                <text:p>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1:38:41.66</text:p>
              </table:table-cell>
              <table:table-cell office:value-type="float" office:value="40">
                <text:p>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:38:41.77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:38:41.88</text:p>
              </table:table-cell>
              <table:table-cell office:value-type="float" office:value="40">
                <text:p>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:38:42.62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8:42.17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:38:42.25</text:p>
              </table:table-cell>
              <table:table-cell office:value-type="float" office:value="40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:38:42.38</text:p>
              </table:table-cell>
              <table:table-cell office:value-type="float" office:value="40">
                <text:p>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:38:42.54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8:42.66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8:42.76</text:p>
              </table:table-cell>
              <table:table-cell office:value-type="float" office:value="40">
                <text:p>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:38:42.89</text:p>
              </table:table-cell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:38:42.98</text:p>
              </table:table-cell>
              <table:table-cell office:value-type="float" office:value="40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:38:43.14</text:p>
              </table:table-cell>
              <table:table-cell office:value-type="float" office:value="40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:38:43.27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8:43.37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:38:43.47</text:p>
              </table:table-cell>
              <table:table-cell office:value-type="float" office:value="40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:38:43.64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8:43.77</text:p>
              </table:table-cell>
              <table:table-cell office:value-type="float" office:value="40">
                <text:p>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:38:43.82</text:p>
              </table:table-cell>
              <table:table-cell office:value-type="float" office:value="40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:38:44.00</text:p>
              </table:table-cell>
              <table:table-cell office:value-type="float" office:value="40">
                <text:p>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:38:44.83</text:p>
              </table:table-cell>
              <table:table-cell office:value-type="float" office:value="40">
                <text:p>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:38:44.25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:38:44.37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8:44.45</text:p>
              </table:table-cell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:38:44.59</text:p>
              </table:table-cell>
              <table:table-cell office:value-type="float" office:value="40">
                <text:p>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:38:44.75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8:44.87</text:p>
              </table:table-cell>
              <table:table-cell office:value-type="float" office:value="40">
                <text:p>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1:38:44.94</text:p>
              </table:table-cell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:38:45.65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:38:45.22</text:p>
              </table:table-cell>
              <table:table-cell office:value-type="float" office:value="40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:38:45.37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:38:45.46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:38:45.58</text:p>
              </table:table-cell>
              <table:table-cell office:value-type="float" office:value="40">
                <text:p>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:38:45.66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:38:45.84</text:p>
              </table:table-cell>
              <table:table-cell office:value-type="float" office:value="40">
                <text:p>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:38:45.96</text:p>
              </table:table-cell>
              <table:table-cell office:value-type="float" office:value="40">
                <text:p>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:38:46.79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:38:46.17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:38:46.34</text:p>
              </table:table-cell>
              <table:table-cell office:value-type="float" office:value="40">
                <text:p>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:38:46.45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:38:46.57</text:p>
              </table:table-cell>
              <table:table-cell office:value-type="float" office:value="40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:38:46.65</text:p>
              </table:table-cell>
              <table:table-cell office:value-type="float" office:value="40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38:46.80</text:p>
              </table:table-cell>
              <table:table-cell office:value-type="float" office:value="40">
                <text:p>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1:38:46.94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:38:47.45</text:p>
              </table:table-cell>
              <table:table-cell office:value-type="float" office:value="40">
                <text:p>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:38:47.16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1:38:47.28</text:p>
              </table:table-cell>
              <table:table-cell office:value-type="float" office:value="40">
                <text:p>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:38:47.42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:38:47.56</text:p>
              </table:table-cell>
              <table:table-cell office:value-type="float" office:value="40">
                <text:p>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1:38:47.64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:38:47.78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8:47.89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1:38:48.41</text:p>
              </table:table-cell>
              <table:table-cell office:value-type="float" office:value="40">
                <text:p>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1:38:48.17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:38:48.27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:38:48.37</text:p>
              </table:table-cell>
              <table:table-cell office:value-type="float" office:value="40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:38:48.74</text:p>
              </table:table-cell>
              <table:table-cell office:value-type="float" office:value="40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:38:48.83</text:p>
              </table:table-cell>
              <table:table-cell office:value-type="float" office:value="40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:38:49.29</text:p>
              </table:table-cell>
              <table:table-cell office:value-type="float" office:value="40">
                <text:p>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:38:49.29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:38:49.97</text:p>
              </table:table-cell>
              <table:table-cell office:value-type="float" office:value="40">
                <text:p>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:38:49.97</text:p>
              </table:table-cell>
              <table:table-cell office:value-type="float" office:value="40">
                <text:p>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:38:52.67</text:p>
              </table:table-cell>
              <table:table-cell office:value-type="float" office:value="40">
                <text:p>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:38:52.73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:38:52.78</text:p>
              </table:table-cell>
              <table:table-cell office:value-type="float" office:value="40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:38:52.83</text:p>
              </table:table-cell>
              <table:table-cell office:value-type="float" office:value="40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:38:52.89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:38:56.28</text:p>
              </table:table-cell>
              <table:table-cell office:value-type="float" office:value="40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:38:56.28</text:p>
              </table:table-cell>
              <table:table-cell office:value-type="float" office:value="40">
                <text:p>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:38:56.29</text:p>
              </table:table-cell>
              <table:table-cell office:value-type="float" office:value="40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:38:56.29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:38:56.30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9:05.74</text:p>
              </table:table-cell>
              <table:table-cell office:value-type="float" office:value="40">
                <text:p>4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:39:05.74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:39:05.75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:39:05.75</text:p>
              </table:table-cell>
              <table:table-cell office:value-type="float" office:value="40">
                <text:p>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:39:05.76</text:p>
              </table:table-cell>
              <table:table-cell office:value-type="float" office:value="40">
                <text:p>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1:39:05.79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:39:05.79</text:p>
              </table:table-cell>
              <table:table-cell office:value-type="float" office:value="40">
                <text:p>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:39:05.80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:39:05.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9:15.50</text:p>
              </table:table-cell>
              <table:table-cell office:value-type="float" office:value="40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:39:15.50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:39:15.51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:39:15.52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9:15.53</text:p>
              </table:table-cell>
              <table:table-cell office:value-type="float" office:value="40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:39:15.53</text:p>
              </table:table-cell>
              <table:table-cell office:value-type="float" office:value="40">
                <text:p>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:39:15.54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9:16.23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:39:16.55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:39:17.64</text:p>
              </table:table-cell>
              <table:table-cell office:value-type="float" office:value="40">
                <text:p>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1:39:19.55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:39:21.55</text:p>
              </table:table-cell>
              <table:table-cell office:value-type="float" office:value="40">
                <text:p>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:39:23.56</text:p>
              </table:table-cell>
              <table:table-cell office:value-type="float" office:value="40">
                <text:p>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:39:25.59</text:p>
              </table:table-cell>
              <table:table-cell office:value-type="float" office:value="40">
                <text:p>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1:39:27.62</text:p>
              </table:table-cell>
              <table:table-cell office:value-type="float" office:value="40">
                <text:p>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:39:31.55</text:p>
              </table:table-cell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:39:35.55</text:p>
              </table:table-cell>
              <table:table-cell office:value-type="float" office:value="40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:39:42.5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